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18in"/>
    </style:style>
    <style:style style:name="co2" style:family="table-column">
      <style:table-column-properties fo:break-before="auto" style:column-width="1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Sun Mar 15 16:19:44 2015</text:p>
          </table:table-cell>
          <table:table-cell office:value-type="string" calcext:value-type="string">
            <text:p>v1large</text:p>
          </table:table-cell>
          <table:table-cell office:value-type="string" calcext:value-type="string">
            <text:p>v2large</text:p>
          </table:table-cell>
          <table:table-cell office:value-type="string" calcext:value-type="string">
            <text:p>diff_large</text:p>
          </table:table-cell>
          <table:table-cell/>
          <table:table-cell office:value-type="string" calcext:value-type="string">
            <text:p>v1small</text:p>
          </table:table-cell>
          <table:table-cell office:value-type="string" calcext:value-type="string">
            <text:p>v2small</text:p>
          </table:table-cell>
          <table:table-cell office:value-type="string" calcext:value-type="string">
            <text:p>diffsmall</text:p>
          </table:table-cell>
        </table:table-row>
        <table:table-row table:style-name="ro1">
          <table:table-cell office:value-type="string" calcext:value-type="string">
            <text:p>number_of_requests</text:p>
          </table:table-cell>
          <table:table-cell table:number-columns-repeated="2" office:value-type="string" calcext:value-type="string">
            <text:p>mean_request</text:p>
          </table:table-cell>
          <table:table-cell table:number-columns-repeated="2"/>
          <table:table-cell table:number-columns-repeated="2" office:value-type="string" calcext:value-type="string">
            <text:p>mean_request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.099" calcext:value-type="float">
            <text:p>7.099</text:p>
          </table:table-cell>
          <table:table-cell office:value-type="float" office:value="7.846" calcext:value-type="float">
            <text:p>7.846</text:p>
          </table:table-cell>
          <table:table-cell table:formula="of:=[.B3]-[.C3]" office:value-type="float" office:value="-0.747" calcext:value-type="float">
            <text:p>-0.747</text:p>
          </table:table-cell>
          <table:table-cell/>
          <table:table-cell office:value-type="float" office:value="8.032" calcext:value-type="float">
            <text:p>8.032</text:p>
          </table:table-cell>
          <table:table-cell office:value-type="float" office:value="6.82" calcext:value-type="float">
            <text:p>6.82</text:p>
          </table:table-cell>
          <table:table-cell table:formula="of:=[.F3]-[.G3]" office:value-type="float" office:value="1.212" calcext:value-type="float">
            <text:p>1.21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.996" calcext:value-type="float">
            <text:p>6.996</text:p>
          </table:table-cell>
          <table:table-cell office:value-type="float" office:value="6.922" calcext:value-type="float">
            <text:p>6.922</text:p>
          </table:table-cell>
          <table:table-cell table:formula="of:=[.B4]-[.C4]" office:value-type="float" office:value="0.0740000000000007" calcext:value-type="float">
            <text:p>0.074</text:p>
          </table:table-cell>
          <table:table-cell/>
          <table:table-cell office:value-type="float" office:value="200.786" calcext:value-type="float">
            <text:p>200.786</text:p>
          </table:table-cell>
          <table:table-cell office:value-type="float" office:value="6.891" calcext:value-type="float">
            <text:p>6.891</text:p>
          </table:table-cell>
          <table:table-cell table:formula="of:=[.F4]-[.G4]" office:value-type="float" office:value="193.895" calcext:value-type="float">
            <text:p>193.8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.057" calcext:value-type="float">
            <text:p>7.057</text:p>
          </table:table-cell>
          <table:table-cell office:value-type="float" office:value="7.003" calcext:value-type="float">
            <text:p>7.003</text:p>
          </table:table-cell>
          <table:table-cell table:formula="of:=[.B5]-[.C5]" office:value-type="float" office:value="0.0540000000000003" calcext:value-type="float">
            <text:p>0.054</text:p>
          </table:table-cell>
          <table:table-cell/>
          <table:table-cell office:value-type="float" office:value="7.146" calcext:value-type="float">
            <text:p>7.146</text:p>
          </table:table-cell>
          <table:table-cell office:value-type="float" office:value="6.859" calcext:value-type="float">
            <text:p>6.859</text:p>
          </table:table-cell>
          <table:table-cell table:formula="of:=[.F5]-[.G5]" office:value-type="float" office:value="0.287" calcext:value-type="float">
            <text:p>0.28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.033" calcext:value-type="float">
            <text:p>7.033</text:p>
          </table:table-cell>
          <table:table-cell office:value-type="float" office:value="6.98" calcext:value-type="float">
            <text:p>6.98</text:p>
          </table:table-cell>
          <table:table-cell table:formula="of:=[.B6]-[.C6]" office:value-type="float" office:value="0.0529999999999999" calcext:value-type="float">
            <text:p>0.053</text:p>
          </table:table-cell>
          <table:table-cell/>
          <table:table-cell office:value-type="float" office:value="7.175" calcext:value-type="float">
            <text:p>7.175</text:p>
          </table:table-cell>
          <table:table-cell office:value-type="float" office:value="6.895" calcext:value-type="float">
            <text:p>6.895</text:p>
          </table:table-cell>
          <table:table-cell table:formula="of:=[.F6]-[.G6]" office:value-type="float" office:value="0.28" calcext:value-type="float">
            <text:p>0.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.039" calcext:value-type="float">
            <text:p>7.039</text:p>
          </table:table-cell>
          <table:table-cell office:value-type="float" office:value="7.001" calcext:value-type="float">
            <text:p>7.001</text:p>
          </table:table-cell>
          <table:table-cell table:formula="of:=[.B7]-[.C7]" office:value-type="float" office:value="0.0379999999999994" calcext:value-type="float">
            <text:p>0.038</text:p>
          </table:table-cell>
          <table:table-cell/>
          <table:table-cell office:value-type="float" office:value="7.176" calcext:value-type="float">
            <text:p>7.176</text:p>
          </table:table-cell>
          <table:table-cell office:value-type="float" office:value="6.88" calcext:value-type="float">
            <text:p>6.88</text:p>
          </table:table-cell>
          <table:table-cell table:formula="of:=[.F7]-[.G7]" office:value-type="float" office:value="0.296" calcext:value-type="float">
            <text:p>0.29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.047" calcext:value-type="float">
            <text:p>7.047</text:p>
          </table:table-cell>
          <table:table-cell office:value-type="float" office:value="7.242" calcext:value-type="float">
            <text:p>7.242</text:p>
          </table:table-cell>
          <table:table-cell table:formula="of:=[.B8]-[.C8]" office:value-type="float" office:value="-0.195" calcext:value-type="float">
            <text:p>-0.195</text:p>
          </table:table-cell>
          <table:table-cell/>
          <table:table-cell office:value-type="float" office:value="7.113" calcext:value-type="float">
            <text:p>7.113</text:p>
          </table:table-cell>
          <table:table-cell office:value-type="float" office:value="6.875" calcext:value-type="float">
            <text:p>6.875</text:p>
          </table:table-cell>
          <table:table-cell table:formula="of:=[.F8]-[.G8]" office:value-type="float" office:value="0.238" calcext:value-type="float">
            <text:p>0.23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7.047" calcext:value-type="float">
            <text:p>7.047</text:p>
          </table:table-cell>
          <table:table-cell office:value-type="float" office:value="6.968" calcext:value-type="float">
            <text:p>6.968</text:p>
          </table:table-cell>
          <table:table-cell table:formula="of:=[.B9]-[.C9]" office:value-type="float" office:value="0.0789999999999997" calcext:value-type="float">
            <text:p>0.079</text:p>
          </table:table-cell>
          <table:table-cell/>
          <table:table-cell office:value-type="float" office:value="7.147" calcext:value-type="float">
            <text:p>7.147</text:p>
          </table:table-cell>
          <table:table-cell office:value-type="float" office:value="6.893" calcext:value-type="float">
            <text:p>6.893</text:p>
          </table:table-cell>
          <table:table-cell table:formula="of:=[.F9]-[.G9]" office:value-type="float" office:value="0.254" calcext:value-type="float">
            <text:p>0.25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7.082" calcext:value-type="float">
            <text:p>7.082</text:p>
          </table:table-cell>
          <table:table-cell office:value-type="float" office:value="6.879" calcext:value-type="float">
            <text:p>6.879</text:p>
          </table:table-cell>
          <table:table-cell table:formula="of:=[.B10]-[.C10]" office:value-type="float" office:value="0.203" calcext:value-type="float">
            <text:p>0.203</text:p>
          </table:table-cell>
          <table:table-cell/>
          <table:table-cell office:value-type="float" office:value="7.148" calcext:value-type="float">
            <text:p>7.148</text:p>
          </table:table-cell>
          <table:table-cell office:value-type="float" office:value="6.826" calcext:value-type="float">
            <text:p>6.826</text:p>
          </table:table-cell>
          <table:table-cell table:formula="of:=[.F10]-[.G10]" office:value-type="float" office:value="0.321999999999999" calcext:value-type="float">
            <text:p>0.3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7.062" calcext:value-type="float">
            <text:p>7.062</text:p>
          </table:table-cell>
          <table:table-cell office:value-type="float" office:value="6.973" calcext:value-type="float">
            <text:p>6.973</text:p>
          </table:table-cell>
          <table:table-cell table:formula="of:=[.B11]-[.C11]" office:value-type="float" office:value="0.0890000000000004" calcext:value-type="float">
            <text:p>0.089</text:p>
          </table:table-cell>
          <table:table-cell/>
          <table:table-cell office:value-type="float" office:value="7.203" calcext:value-type="float">
            <text:p>7.203</text:p>
          </table:table-cell>
          <table:table-cell office:value-type="float" office:value="6.957" calcext:value-type="float">
            <text:p>6.957</text:p>
          </table:table-cell>
          <table:table-cell table:formula="of:=[.F11]-[.G11]" office:value-type="float" office:value="0.246" calcext:value-type="float">
            <text:p>0.246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7.102" calcext:value-type="float">
            <text:p>7.102</text:p>
          </table:table-cell>
          <table:table-cell office:value-type="float" office:value="7.011" calcext:value-type="float">
            <text:p>7.011</text:p>
          </table:table-cell>
          <table:table-cell table:formula="of:=[.B12]-[.C12]" office:value-type="float" office:value="0.0910000000000002" calcext:value-type="float">
            <text:p>0.091</text:p>
          </table:table-cell>
          <table:table-cell/>
          <table:table-cell office:value-type="float" office:value="7.166" calcext:value-type="float">
            <text:p>7.166</text:p>
          </table:table-cell>
          <table:table-cell office:value-type="float" office:value="7.11" calcext:value-type="float">
            <text:p>7.11</text:p>
          </table:table-cell>
          <table:table-cell table:formula="of:=[.F12]-[.G12]" office:value-type="float" office:value="0.0560000000000001" calcext:value-type="float">
            <text:p>0.05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7.132" calcext:value-type="float">
            <text:p>7.132</text:p>
          </table:table-cell>
          <table:table-cell office:value-type="float" office:value="6.928" calcext:value-type="float">
            <text:p>6.928</text:p>
          </table:table-cell>
          <table:table-cell table:formula="of:=[.B13]-[.C13]" office:value-type="float" office:value="0.204" calcext:value-type="float">
            <text:p>0.204</text:p>
          </table:table-cell>
          <table:table-cell/>
          <table:table-cell office:value-type="float" office:value="7.197" calcext:value-type="float">
            <text:p>7.197</text:p>
          </table:table-cell>
          <table:table-cell office:value-type="float" office:value="6.92" calcext:value-type="float">
            <text:p>6.92</text:p>
          </table:table-cell>
          <table:table-cell table:formula="of:=[.F13]-[.G13]" office:value-type="float" office:value="0.277" calcext:value-type="float">
            <text:p>0.277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.188" calcext:value-type="float">
            <text:p>7.188</text:p>
          </table:table-cell>
          <table:table-cell office:value-type="float" office:value="7.029" calcext:value-type="float">
            <text:p>7.029</text:p>
          </table:table-cell>
          <table:table-cell table:formula="of:=[.B14]-[.C14]" office:value-type="float" office:value="0.159" calcext:value-type="float">
            <text:p>0.159</text:p>
          </table:table-cell>
          <table:table-cell/>
          <table:table-cell office:value-type="float" office:value="7.194" calcext:value-type="float">
            <text:p>7.194</text:p>
          </table:table-cell>
          <table:table-cell office:value-type="float" office:value="6.937" calcext:value-type="float">
            <text:p>6.937</text:p>
          </table:table-cell>
          <table:table-cell table:formula="of:=[.F14]-[.G14]" office:value-type="float" office:value="0.257" calcext:value-type="float">
            <text:p>0.257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.258" calcext:value-type="float">
            <text:p>7.258</text:p>
          </table:table-cell>
          <table:table-cell office:value-type="float" office:value="7.093" calcext:value-type="float">
            <text:p>7.093</text:p>
          </table:table-cell>
          <table:table-cell table:formula="of:=[.B15]-[.C15]" office:value-type="float" office:value="0.165" calcext:value-type="float">
            <text:p>0.165</text:p>
          </table:table-cell>
          <table:table-cell/>
          <table:table-cell office:value-type="float" office:value="7.234" calcext:value-type="float">
            <text:p>7.234</text:p>
          </table:table-cell>
          <table:table-cell office:value-type="float" office:value="7.037" calcext:value-type="float">
            <text:p>7.037</text:p>
          </table:table-cell>
          <table:table-cell table:formula="of:=[.F15]-[.G15]" office:value-type="float" office:value="0.197" calcext:value-type="float">
            <text:p>0.19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7.35" calcext:value-type="float">
            <text:p>7.35</text:p>
          </table:table-cell>
          <table:table-cell office:value-type="float" office:value="7.172" calcext:value-type="float">
            <text:p>7.172</text:p>
          </table:table-cell>
          <table:table-cell table:formula="of:=[.B16]-[.C16]" office:value-type="float" office:value="0.178" calcext:value-type="float">
            <text:p>0.178</text:p>
          </table:table-cell>
          <table:table-cell/>
          <table:table-cell office:value-type="float" office:value="7.341" calcext:value-type="float">
            <text:p>7.341</text:p>
          </table:table-cell>
          <table:table-cell office:value-type="float" office:value="7.03" calcext:value-type="float">
            <text:p>7.03</text:p>
          </table:table-cell>
          <table:table-cell table:formula="of:=[.F16]-[.G16]" office:value-type="float" office:value="0.311" calcext:value-type="float">
            <text:p>0.311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7.386" calcext:value-type="float">
            <text:p>7.386</text:p>
          </table:table-cell>
          <table:table-cell office:value-type="float" office:value="7.234" calcext:value-type="float">
            <text:p>7.234</text:p>
          </table:table-cell>
          <table:table-cell table:formula="of:=[.B17]-[.C17]" office:value-type="float" office:value="0.152" calcext:value-type="float">
            <text:p>0.152</text:p>
          </table:table-cell>
          <table:table-cell/>
          <table:table-cell office:value-type="float" office:value="7.411" calcext:value-type="float">
            <text:p>7.411</text:p>
          </table:table-cell>
          <table:table-cell office:value-type="float" office:value="7.157" calcext:value-type="float">
            <text:p>7.157</text:p>
          </table:table-cell>
          <table:table-cell table:formula="of:=[.F17]-[.G17]" office:value-type="float" office:value="0.254" calcext:value-type="float">
            <text:p>0.2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7.421" calcext:value-type="float">
            <text:p>7.421</text:p>
          </table:table-cell>
          <table:table-cell office:value-type="float" office:value="7.498" calcext:value-type="float">
            <text:p>7.498</text:p>
          </table:table-cell>
          <table:table-cell table:formula="of:=[.B18]-[.C18]" office:value-type="float" office:value="-0.077" calcext:value-type="float">
            <text:p>-0.077</text:p>
          </table:table-cell>
          <table:table-cell/>
          <table:table-cell office:value-type="float" office:value="7.545" calcext:value-type="float">
            <text:p>7.545</text:p>
          </table:table-cell>
          <table:table-cell office:value-type="float" office:value="7.247" calcext:value-type="float">
            <text:p>7.247</text:p>
          </table:table-cell>
          <table:table-cell table:formula="of:=[.F18]-[.G18]" office:value-type="float" office:value="0.298" calcext:value-type="float">
            <text:p>0.298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7.589" calcext:value-type="float">
            <text:p>7.589</text:p>
          </table:table-cell>
          <table:table-cell office:value-type="float" office:value="7.541" calcext:value-type="float">
            <text:p>7.541</text:p>
          </table:table-cell>
          <table:table-cell table:formula="of:=[.B19]-[.C19]" office:value-type="float" office:value="0.048" calcext:value-type="float">
            <text:p>0.048</text:p>
          </table:table-cell>
          <table:table-cell/>
          <table:table-cell office:value-type="float" office:value="7.595" calcext:value-type="float">
            <text:p>7.595</text:p>
          </table:table-cell>
          <table:table-cell office:value-type="float" office:value="7.235" calcext:value-type="float">
            <text:p>7.235</text:p>
          </table:table-cell>
          <table:table-cell table:formula="of:=[.F19]-[.G19]" office:value-type="float" office:value="0.359999999999999" calcext:value-type="float">
            <text:p>0.3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7.695" calcext:value-type="float">
            <text:p>7.695</text:p>
          </table:table-cell>
          <table:table-cell office:value-type="float" office:value="7.466" calcext:value-type="float">
            <text:p>7.466</text:p>
          </table:table-cell>
          <table:table-cell table:formula="of:=[.B20]-[.C20]" office:value-type="float" office:value="0.229" calcext:value-type="float">
            <text:p>0.229</text:p>
          </table:table-cell>
          <table:table-cell/>
          <table:table-cell office:value-type="float" office:value="7.828" calcext:value-type="float">
            <text:p>7.828</text:p>
          </table:table-cell>
          <table:table-cell office:value-type="float" office:value="7.337" calcext:value-type="float">
            <text:p>7.337</text:p>
          </table:table-cell>
          <table:table-cell table:formula="of:=[.F20]-[.G20]" office:value-type="float" office:value="0.491000000000001" calcext:value-type="float">
            <text:p>0.491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7.843" calcext:value-type="float">
            <text:p>7.843</text:p>
          </table:table-cell>
          <table:table-cell office:value-type="float" office:value="7.584" calcext:value-type="float">
            <text:p>7.584</text:p>
          </table:table-cell>
          <table:table-cell table:formula="of:=[.B21]-[.C21]" office:value-type="float" office:value="0.259" calcext:value-type="float">
            <text:p>0.259</text:p>
          </table:table-cell>
          <table:table-cell/>
          <table:table-cell office:value-type="float" office:value="7.925" calcext:value-type="float">
            <text:p>7.925</text:p>
          </table:table-cell>
          <table:table-cell office:value-type="float" office:value="7.444" calcext:value-type="float">
            <text:p>7.444</text:p>
          </table:table-cell>
          <table:table-cell table:formula="of:=[.F21]-[.G21]" office:value-type="float" office:value="0.481" calcext:value-type="float">
            <text:p>0.481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7.952" calcext:value-type="float">
            <text:p>7.952</text:p>
          </table:table-cell>
          <table:table-cell office:value-type="float" office:value="7.61" calcext:value-type="float">
            <text:p>7.61</text:p>
          </table:table-cell>
          <table:table-cell table:formula="of:=[.B22]-[.C22]" office:value-type="float" office:value="0.342" calcext:value-type="float">
            <text:p>0.342</text:p>
          </table:table-cell>
          <table:table-cell/>
          <table:table-cell office:value-type="float" office:value="7.965" calcext:value-type="float">
            <text:p>7.965</text:p>
          </table:table-cell>
          <table:table-cell office:value-type="float" office:value="7.414" calcext:value-type="float">
            <text:p>7.414</text:p>
          </table:table-cell>
          <table:table-cell table:formula="of:=[.F22]-[.G22]" office:value-type="float" office:value="0.551" calcext:value-type="float">
            <text:p>0.55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.014" calcext:value-type="float">
            <text:p>8.014</text:p>
          </table:table-cell>
          <table:table-cell office:value-type="float" office:value="7.617" calcext:value-type="float">
            <text:p>7.617</text:p>
          </table:table-cell>
          <table:table-cell table:formula="of:=[.B23]-[.C23]" office:value-type="float" office:value="0.396999999999999" calcext:value-type="float">
            <text:p>0.397</text:p>
          </table:table-cell>
          <table:table-cell/>
          <table:table-cell office:value-type="float" office:value="8.156" calcext:value-type="float">
            <text:p>8.156</text:p>
          </table:table-cell>
          <table:table-cell office:value-type="float" office:value="7.59" calcext:value-type="float">
            <text:p>7.59</text:p>
          </table:table-cell>
          <table:table-cell table:formula="of:=[.F23]-[.G23]" office:value-type="float" office:value="0.566000000000001" calcext:value-type="float">
            <text:p>0.566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8.484" calcext:value-type="float">
            <text:p>8.484</text:p>
          </table:table-cell>
          <table:table-cell office:value-type="float" office:value="7.912" calcext:value-type="float">
            <text:p>7.912</text:p>
          </table:table-cell>
          <table:table-cell table:formula="of:=[.B24]-[.C24]" office:value-type="float" office:value="0.572" calcext:value-type="float">
            <text:p>0.572</text:p>
          </table:table-cell>
          <table:table-cell/>
          <table:table-cell office:value-type="float" office:value="8.221" calcext:value-type="float">
            <text:p>8.221</text:p>
          </table:table-cell>
          <table:table-cell office:value-type="float" office:value="7.852" calcext:value-type="float">
            <text:p>7.852</text:p>
          </table:table-cell>
          <table:table-cell table:formula="of:=[.F24]-[.G24]" office:value-type="float" office:value="0.369" calcext:value-type="float">
            <text:p>0.369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8.595" calcext:value-type="float">
            <text:p>8.595</text:p>
          </table:table-cell>
          <table:table-cell office:value-type="float" office:value="7.578" calcext:value-type="float">
            <text:p>7.578</text:p>
          </table:table-cell>
          <table:table-cell table:formula="of:=[.B25]-[.C25]" office:value-type="float" office:value="1.017" calcext:value-type="float">
            <text:p>1.017</text:p>
          </table:table-cell>
          <table:table-cell/>
          <table:table-cell office:value-type="float" office:value="8.031" calcext:value-type="float">
            <text:p>8.031</text:p>
          </table:table-cell>
          <table:table-cell office:value-type="float" office:value="8.009" calcext:value-type="float">
            <text:p>8.009</text:p>
          </table:table-cell>
          <table:table-cell table:formula="of:=[.F25]-[.G25]" office:value-type="float" office:value="0.0220000000000002" calcext:value-type="float">
            <text:p>0.022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8.551" calcext:value-type="float">
            <text:p>8.551</text:p>
          </table:table-cell>
          <table:table-cell office:value-type="float" office:value="8.049" calcext:value-type="float">
            <text:p>8.049</text:p>
          </table:table-cell>
          <table:table-cell table:formula="of:=[.B26]-[.C26]" office:value-type="float" office:value="0.502000000000001" calcext:value-type="float">
            <text:p>0.502</text:p>
          </table:table-cell>
          <table:table-cell/>
          <table:table-cell office:value-type="float" office:value="8.368" calcext:value-type="float">
            <text:p>8.368</text:p>
          </table:table-cell>
          <table:table-cell office:value-type="float" office:value="7.81" calcext:value-type="float">
            <text:p>7.81</text:p>
          </table:table-cell>
          <table:table-cell table:formula="of:=[.F26]-[.G26]" office:value-type="float" office:value="0.558" calcext:value-type="float">
            <text:p>0.55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8.426" calcext:value-type="float">
            <text:p>8.426</text:p>
          </table:table-cell>
          <table:table-cell office:value-type="float" office:value="8.1" calcext:value-type="float">
            <text:p>8.1</text:p>
          </table:table-cell>
          <table:table-cell table:formula="of:=[.B27]-[.C27]" office:value-type="float" office:value="0.326000000000001" calcext:value-type="float">
            <text:p>0.326</text:p>
          </table:table-cell>
          <table:table-cell/>
          <table:table-cell office:value-type="float" office:value="8.584" calcext:value-type="float">
            <text:p>8.584</text:p>
          </table:table-cell>
          <table:table-cell office:value-type="float" office:value="8.181" calcext:value-type="float">
            <text:p>8.181</text:p>
          </table:table-cell>
          <table:table-cell table:formula="of:=[.F27]-[.G27]" office:value-type="float" office:value="0.403000000000001" calcext:value-type="float">
            <text:p>0.403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9.165" calcext:value-type="float">
            <text:p>9.165</text:p>
          </table:table-cell>
          <table:table-cell office:value-type="float" office:value="8.302" calcext:value-type="float">
            <text:p>8.302</text:p>
          </table:table-cell>
          <table:table-cell table:formula="of:=[.B28]-[.C28]" office:value-type="float" office:value="0.863" calcext:value-type="float">
            <text:p>0.863</text:p>
          </table:table-cell>
          <table:table-cell/>
          <table:table-cell office:value-type="float" office:value="8.894" calcext:value-type="float">
            <text:p>8.894</text:p>
          </table:table-cell>
          <table:table-cell office:value-type="float" office:value="7.785" calcext:value-type="float">
            <text:p>7.785</text:p>
          </table:table-cell>
          <table:table-cell table:formula="of:=[.F28]-[.G28]" office:value-type="float" office:value="1.109" calcext:value-type="float">
            <text:p>1.109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9.143" calcext:value-type="float">
            <text:p>9.143</text:p>
          </table:table-cell>
          <table:table-cell office:value-type="float" office:value="8.333" calcext:value-type="float">
            <text:p>8.333</text:p>
          </table:table-cell>
          <table:table-cell table:formula="of:=[.B29]-[.C29]" office:value-type="float" office:value="0.810000000000001" calcext:value-type="float">
            <text:p>0.81</text:p>
          </table:table-cell>
          <table:table-cell/>
          <table:table-cell office:value-type="float" office:value="8.746" calcext:value-type="float">
            <text:p>8.746</text:p>
          </table:table-cell>
          <table:table-cell office:value-type="float" office:value="8.14" calcext:value-type="float">
            <text:p>8.14</text:p>
          </table:table-cell>
          <table:table-cell table:formula="of:=[.F29]-[.G29]" office:value-type="float" office:value="0.606" calcext:value-type="float">
            <text:p>0.60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9.548" calcext:value-type="float">
            <text:p>9.548</text:p>
          </table:table-cell>
          <table:table-cell office:value-type="float" office:value="8.381" calcext:value-type="float">
            <text:p>8.381</text:p>
          </table:table-cell>
          <table:table-cell table:formula="of:=[.B30]-[.C30]" office:value-type="float" office:value="1.167" calcext:value-type="float">
            <text:p>1.167</text:p>
          </table:table-cell>
          <table:table-cell/>
          <table:table-cell office:value-type="float" office:value="9.187" calcext:value-type="float">
            <text:p>9.187</text:p>
          </table:table-cell>
          <table:table-cell office:value-type="float" office:value="8.095" calcext:value-type="float">
            <text:p>8.095</text:p>
          </table:table-cell>
          <table:table-cell table:formula="of:=[.F30]-[.G30]" office:value-type="float" office:value="1.092" calcext:value-type="float">
            <text:p>1.092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10.057" calcext:value-type="float">
            <text:p>10.057</text:p>
          </table:table-cell>
          <table:table-cell office:value-type="float" office:value="8.336" calcext:value-type="float">
            <text:p>8.336</text:p>
          </table:table-cell>
          <table:table-cell table:formula="of:=[.B31]-[.C31]" office:value-type="float" office:value="1.721" calcext:value-type="float">
            <text:p>1.721</text:p>
          </table:table-cell>
          <table:table-cell/>
          <table:table-cell office:value-type="float" office:value="10.245" calcext:value-type="float">
            <text:p>10.245</text:p>
          </table:table-cell>
          <table:table-cell office:value-type="float" office:value="8.472" calcext:value-type="float">
            <text:p>8.472</text:p>
          </table:table-cell>
          <table:table-cell table:formula="of:=[.F31]-[.G31]" office:value-type="float" office:value="1.773" calcext:value-type="float">
            <text:p>1.77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9.332" calcext:value-type="float">
            <text:p>9.332</text:p>
          </table:table-cell>
          <table:table-cell office:value-type="float" office:value="8.263" calcext:value-type="float">
            <text:p>8.263</text:p>
          </table:table-cell>
          <table:table-cell table:formula="of:=[.B32]-[.C32]" office:value-type="float" office:value="1.069" calcext:value-type="float">
            <text:p>1.069</text:p>
          </table:table-cell>
          <table:table-cell/>
          <table:table-cell office:value-type="float" office:value="9.6" calcext:value-type="float">
            <text:p>9.6</text:p>
          </table:table-cell>
          <table:table-cell office:value-type="float" office:value="8.31" calcext:value-type="float">
            <text:p>8.31</text:p>
          </table:table-cell>
          <table:table-cell table:formula="of:=[.F32]-[.G32]" office:value-type="float" office:value="1.29" calcext:value-type="float">
            <text:p>1.29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9.795" calcext:value-type="float">
            <text:p>9.795</text:p>
          </table:table-cell>
          <table:table-cell office:value-type="float" office:value="8.847" calcext:value-type="float">
            <text:p>8.847</text:p>
          </table:table-cell>
          <table:table-cell table:formula="of:=[.B33]-[.C33]" office:value-type="float" office:value="0.948" calcext:value-type="float">
            <text:p>0.948</text:p>
          </table:table-cell>
          <table:table-cell/>
          <table:table-cell office:value-type="float" office:value="9.514" calcext:value-type="float">
            <text:p>9.514</text:p>
          </table:table-cell>
          <table:table-cell office:value-type="float" office:value="8.261" calcext:value-type="float">
            <text:p>8.261</text:p>
          </table:table-cell>
          <table:table-cell table:formula="of:=[.F33]-[.G33]" office:value-type="float" office:value="1.253" calcext:value-type="float">
            <text:p>1.253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9.813" calcext:value-type="float">
            <text:p>9.813</text:p>
          </table:table-cell>
          <table:table-cell office:value-type="float" office:value="8.547" calcext:value-type="float">
            <text:p>8.547</text:p>
          </table:table-cell>
          <table:table-cell table:formula="of:=[.B34]-[.C34]" office:value-type="float" office:value="1.266" calcext:value-type="float">
            <text:p>1.266</text:p>
          </table:table-cell>
          <table:table-cell/>
          <table:table-cell office:value-type="float" office:value="9.646" calcext:value-type="float">
            <text:p>9.646</text:p>
          </table:table-cell>
          <table:table-cell office:value-type="float" office:value="8.607" calcext:value-type="float">
            <text:p>8.607</text:p>
          </table:table-cell>
          <table:table-cell table:formula="of:=[.F34]-[.G34]" office:value-type="float" office:value="1.039" calcext:value-type="float">
            <text:p>1.039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9.961" calcext:value-type="float">
            <text:p>9.961</text:p>
          </table:table-cell>
          <table:table-cell office:value-type="float" office:value="8.641" calcext:value-type="float">
            <text:p>8.641</text:p>
          </table:table-cell>
          <table:table-cell table:formula="of:=[.B35]-[.C35]" office:value-type="float" office:value="1.32" calcext:value-type="float">
            <text:p>1.32</text:p>
          </table:table-cell>
          <table:table-cell/>
          <table:table-cell office:value-type="float" office:value="9.222" calcext:value-type="float">
            <text:p>9.222</text:p>
          </table:table-cell>
          <table:table-cell office:value-type="float" office:value="8.416" calcext:value-type="float">
            <text:p>8.416</text:p>
          </table:table-cell>
          <table:table-cell table:formula="of:=[.F35]-[.G35]" office:value-type="float" office:value="0.805999999999999" calcext:value-type="float">
            <text:p>0.80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10.165" calcext:value-type="float">
            <text:p>10.165</text:p>
          </table:table-cell>
          <table:table-cell office:value-type="float" office:value="9.008" calcext:value-type="float">
            <text:p>9.008</text:p>
          </table:table-cell>
          <table:table-cell table:formula="of:=[.B36]-[.C36]" office:value-type="float" office:value="1.157" calcext:value-type="float">
            <text:p>1.157</text:p>
          </table:table-cell>
          <table:table-cell/>
          <table:table-cell office:value-type="float" office:value="9.275" calcext:value-type="float">
            <text:p>9.275</text:p>
          </table:table-cell>
          <table:table-cell office:value-type="float" office:value="8.322" calcext:value-type="float">
            <text:p>8.322</text:p>
          </table:table-cell>
          <table:table-cell table:formula="of:=[.F36]-[.G36]" office:value-type="float" office:value="0.953000000000001" calcext:value-type="float">
            <text:p>0.953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10.293" calcext:value-type="float">
            <text:p>10.293</text:p>
          </table:table-cell>
          <table:table-cell office:value-type="float" office:value="8.952" calcext:value-type="float">
            <text:p>8.952</text:p>
          </table:table-cell>
          <table:table-cell table:formula="of:=[.B37]-[.C37]" office:value-type="float" office:value="1.341" calcext:value-type="float">
            <text:p>1.341</text:p>
          </table:table-cell>
          <table:table-cell/>
          <table:table-cell office:value-type="float" office:value="9.778" calcext:value-type="float">
            <text:p>9.778</text:p>
          </table:table-cell>
          <table:table-cell office:value-type="float" office:value="8.635" calcext:value-type="float">
            <text:p>8.635</text:p>
          </table:table-cell>
          <table:table-cell table:formula="of:=[.F37]-[.G37]" office:value-type="float" office:value="1.143" calcext:value-type="float">
            <text:p>1.143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10.012" calcext:value-type="float">
            <text:p>10.012</text:p>
          </table:table-cell>
          <table:table-cell office:value-type="float" office:value="9.125" calcext:value-type="float">
            <text:p>9.125</text:p>
          </table:table-cell>
          <table:table-cell table:formula="of:=[.B38]-[.C38]" office:value-type="float" office:value="0.887" calcext:value-type="float">
            <text:p>0.887</text:p>
          </table:table-cell>
          <table:table-cell/>
          <table:table-cell office:value-type="float" office:value="9.984" calcext:value-type="float">
            <text:p>9.984</text:p>
          </table:table-cell>
          <table:table-cell office:value-type="float" office:value="8.579" calcext:value-type="float">
            <text:p>8.579</text:p>
          </table:table-cell>
          <table:table-cell table:formula="of:=[.F38]-[.G38]" office:value-type="float" office:value="1.405" calcext:value-type="float">
            <text:p>1.405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1.299" calcext:value-type="float">
            <text:p>11.299</text:p>
          </table:table-cell>
          <table:table-cell office:value-type="float" office:value="8.562" calcext:value-type="float">
            <text:p>8.562</text:p>
          </table:table-cell>
          <table:table-cell table:formula="of:=[.B39]-[.C39]" office:value-type="float" office:value="2.737" calcext:value-type="float">
            <text:p>2.737</text:p>
          </table:table-cell>
          <table:table-cell/>
          <table:table-cell office:value-type="float" office:value="10.375" calcext:value-type="float">
            <text:p>10.375</text:p>
          </table:table-cell>
          <table:table-cell office:value-type="float" office:value="8.943" calcext:value-type="float">
            <text:p>8.943</text:p>
          </table:table-cell>
          <table:table-cell table:formula="of:=[.F39]-[.G39]" office:value-type="float" office:value="1.432" calcext:value-type="float">
            <text:p>1.432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10.251" calcext:value-type="float">
            <text:p>10.251</text:p>
          </table:table-cell>
          <table:table-cell office:value-type="float" office:value="8.799" calcext:value-type="float">
            <text:p>8.799</text:p>
          </table:table-cell>
          <table:table-cell table:formula="of:=[.B40]-[.C40]" office:value-type="float" office:value="1.452" calcext:value-type="float">
            <text:p>1.452</text:p>
          </table:table-cell>
          <table:table-cell/>
          <table:table-cell office:value-type="float" office:value="10.49" calcext:value-type="float">
            <text:p>10.49</text:p>
          </table:table-cell>
          <table:table-cell office:value-type="float" office:value="8.822" calcext:value-type="float">
            <text:p>8.822</text:p>
          </table:table-cell>
          <table:table-cell table:formula="of:=[.F40]-[.G40]" office:value-type="float" office:value="1.668" calcext:value-type="float">
            <text:p>1.668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1.096" calcext:value-type="float">
            <text:p>11.096</text:p>
          </table:table-cell>
          <table:table-cell office:value-type="float" office:value="9.663" calcext:value-type="float">
            <text:p>9.663</text:p>
          </table:table-cell>
          <table:table-cell table:formula="of:=[.B41]-[.C41]" office:value-type="float" office:value="1.433" calcext:value-type="float">
            <text:p>1.433</text:p>
          </table:table-cell>
          <table:table-cell/>
          <table:table-cell office:value-type="float" office:value="9.714" calcext:value-type="float">
            <text:p>9.714</text:p>
          </table:table-cell>
          <table:table-cell office:value-type="float" office:value="8.792" calcext:value-type="float">
            <text:p>8.792</text:p>
          </table:table-cell>
          <table:table-cell table:formula="of:=[.F41]-[.G41]" office:value-type="float" office:value="0.922000000000001" calcext:value-type="float">
            <text:p>0.922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11.427" calcext:value-type="float">
            <text:p>11.427</text:p>
          </table:table-cell>
          <table:table-cell office:value-type="float" office:value="9.172" calcext:value-type="float">
            <text:p>9.172</text:p>
          </table:table-cell>
          <table:table-cell table:formula="of:=[.B42]-[.C42]" office:value-type="float" office:value="2.255" calcext:value-type="float">
            <text:p>2.255</text:p>
          </table:table-cell>
          <table:table-cell/>
          <table:table-cell office:value-type="float" office:value="10.22" calcext:value-type="float">
            <text:p>10.22</text:p>
          </table:table-cell>
          <table:table-cell office:value-type="float" office:value="8.916" calcext:value-type="float">
            <text:p>8.916</text:p>
          </table:table-cell>
          <table:table-cell table:formula="of:=[.F42]-[.G42]" office:value-type="float" office:value="1.304" calcext:value-type="float">
            <text:p>1.304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10.363" calcext:value-type="float">
            <text:p>10.363</text:p>
          </table:table-cell>
          <table:table-cell office:value-type="float" office:value="9.465" calcext:value-type="float">
            <text:p>9.465</text:p>
          </table:table-cell>
          <table:table-cell table:formula="of:=[.B43]-[.C43]" office:value-type="float" office:value="0.898" calcext:value-type="float">
            <text:p>0.898</text:p>
          </table:table-cell>
          <table:table-cell/>
          <table:table-cell office:value-type="float" office:value="10.031" calcext:value-type="float">
            <text:p>10.031</text:p>
          </table:table-cell>
          <table:table-cell office:value-type="float" office:value="9.374" calcext:value-type="float">
            <text:p>9.374</text:p>
          </table:table-cell>
          <table:table-cell table:formula="of:=[.F43]-[.G43]" office:value-type="float" office:value="0.657" calcext:value-type="float">
            <text:p>0.657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11.244" calcext:value-type="float">
            <text:p>11.244</text:p>
          </table:table-cell>
          <table:table-cell office:value-type="float" office:value="9.265" calcext:value-type="float">
            <text:p>9.265</text:p>
          </table:table-cell>
          <table:table-cell table:formula="of:=[.B44]-[.C44]" office:value-type="float" office:value="1.979" calcext:value-type="float">
            <text:p>1.979</text:p>
          </table:table-cell>
          <table:table-cell/>
          <table:table-cell office:value-type="float" office:value="10.829" calcext:value-type="float">
            <text:p>10.829</text:p>
          </table:table-cell>
          <table:table-cell office:value-type="float" office:value="8.564" calcext:value-type="float">
            <text:p>8.564</text:p>
          </table:table-cell>
          <table:table-cell table:formula="of:=[.F44]-[.G44]" office:value-type="float" office:value="2.265" calcext:value-type="float">
            <text:p>2.265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11.431" calcext:value-type="float">
            <text:p>11.431</text:p>
          </table:table-cell>
          <table:table-cell office:value-type="float" office:value="9.677" calcext:value-type="float">
            <text:p>9.677</text:p>
          </table:table-cell>
          <table:table-cell table:formula="of:=[.B45]-[.C45]" office:value-type="float" office:value="1.754" calcext:value-type="float">
            <text:p>1.754</text:p>
          </table:table-cell>
          <table:table-cell/>
          <table:table-cell office:value-type="float" office:value="10.803" calcext:value-type="float">
            <text:p>10.803</text:p>
          </table:table-cell>
          <table:table-cell office:value-type="float" office:value="9.301" calcext:value-type="float">
            <text:p>9.301</text:p>
          </table:table-cell>
          <table:table-cell table:formula="of:=[.F45]-[.G45]" office:value-type="float" office:value="1.502" calcext:value-type="float">
            <text:p>1.502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.574" calcext:value-type="float">
            <text:p>11.574</text:p>
          </table:table-cell>
          <table:table-cell office:value-type="float" office:value="9.502" calcext:value-type="float">
            <text:p>9.502</text:p>
          </table:table-cell>
          <table:table-cell table:formula="of:=[.B46]-[.C46]" office:value-type="float" office:value="2.072" calcext:value-type="float">
            <text:p>2.072</text:p>
          </table:table-cell>
          <table:table-cell/>
          <table:table-cell office:value-type="float" office:value="10.304" calcext:value-type="float">
            <text:p>10.304</text:p>
          </table:table-cell>
          <table:table-cell office:value-type="float" office:value="9.397" calcext:value-type="float">
            <text:p>9.397</text:p>
          </table:table-cell>
          <table:table-cell table:formula="of:=[.F46]-[.G46]" office:value-type="float" office:value="0.907" calcext:value-type="float">
            <text:p>0.90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11.852" calcext:value-type="float">
            <text:p>11.852</text:p>
          </table:table-cell>
          <table:table-cell office:value-type="float" office:value="9.411" calcext:value-type="float">
            <text:p>9.411</text:p>
          </table:table-cell>
          <table:table-cell table:formula="of:=[.B47]-[.C47]" office:value-type="float" office:value="2.441" calcext:value-type="float">
            <text:p>2.441</text:p>
          </table:table-cell>
          <table:table-cell/>
          <table:table-cell office:value-type="float" office:value="10.723" calcext:value-type="float">
            <text:p>10.723</text:p>
          </table:table-cell>
          <table:table-cell office:value-type="float" office:value="9.298" calcext:value-type="float">
            <text:p>9.298</text:p>
          </table:table-cell>
          <table:table-cell table:formula="of:=[.F47]-[.G47]" office:value-type="float" office:value="1.425" calcext:value-type="float">
            <text:p>1.425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12.018" calcext:value-type="float">
            <text:p>12.018</text:p>
          </table:table-cell>
          <table:table-cell office:value-type="float" office:value="9.779" calcext:value-type="float">
            <text:p>9.779</text:p>
          </table:table-cell>
          <table:table-cell table:formula="of:=[.B48]-[.C48]" office:value-type="float" office:value="2.239" calcext:value-type="float">
            <text:p>2.239</text:p>
          </table:table-cell>
          <table:table-cell/>
          <table:table-cell office:value-type="float" office:value="10.615" calcext:value-type="float">
            <text:p>10.615</text:p>
          </table:table-cell>
          <table:table-cell office:value-type="float" office:value="9.046" calcext:value-type="float">
            <text:p>9.046</text:p>
          </table:table-cell>
          <table:table-cell table:formula="of:=[.F48]-[.G48]" office:value-type="float" office:value="1.569" calcext:value-type="float">
            <text:p>1.569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2.217" calcext:value-type="float">
            <text:p>12.217</text:p>
          </table:table-cell>
          <table:table-cell office:value-type="float" office:value="10.886" calcext:value-type="float">
            <text:p>10.886</text:p>
          </table:table-cell>
          <table:table-cell table:formula="of:=[.B49]-[.C49]" office:value-type="float" office:value="1.331" calcext:value-type="float">
            <text:p>1.331</text:p>
          </table:table-cell>
          <table:table-cell/>
          <table:table-cell office:value-type="float" office:value="10.413" calcext:value-type="float">
            <text:p>10.413</text:p>
          </table:table-cell>
          <table:table-cell office:value-type="float" office:value="9.648" calcext:value-type="float">
            <text:p>9.648</text:p>
          </table:table-cell>
          <table:table-cell table:formula="of:=[.F49]-[.G49]" office:value-type="float" office:value="0.765000000000001" calcext:value-type="float">
            <text:p>0.765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12.424" calcext:value-type="float">
            <text:p>12.424</text:p>
          </table:table-cell>
          <table:table-cell office:value-type="float" office:value="10.275" calcext:value-type="float">
            <text:p>10.275</text:p>
          </table:table-cell>
          <table:table-cell table:formula="of:=[.B50]-[.C50]" office:value-type="float" office:value="2.149" calcext:value-type="float">
            <text:p>2.149</text:p>
          </table:table-cell>
          <table:table-cell/>
          <table:table-cell office:value-type="float" office:value="11.137" calcext:value-type="float">
            <text:p>11.137</text:p>
          </table:table-cell>
          <table:table-cell office:value-type="float" office:value="10.1" calcext:value-type="float">
            <text:p>10.1</text:p>
          </table:table-cell>
          <table:table-cell table:formula="of:=[.F50]-[.G50]" office:value-type="float" office:value="1.037" calcext:value-type="float">
            <text:p>1.037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12.7" calcext:value-type="float">
            <text:p>12.7</text:p>
          </table:table-cell>
          <table:table-cell office:value-type="float" office:value="10.858" calcext:value-type="float">
            <text:p>10.858</text:p>
          </table:table-cell>
          <table:table-cell table:formula="of:=[.B51]-[.C51]" office:value-type="float" office:value="1.842" calcext:value-type="float">
            <text:p>1.842</text:p>
          </table:table-cell>
          <table:table-cell/>
          <table:table-cell office:value-type="float" office:value="10.542" calcext:value-type="float">
            <text:p>10.542</text:p>
          </table:table-cell>
          <table:table-cell office:value-type="float" office:value="9.847" calcext:value-type="float">
            <text:p>9.847</text:p>
          </table:table-cell>
          <table:table-cell table:formula="of:=[.F51]-[.G51]" office:value-type="float" office:value="0.695" calcext:value-type="float">
            <text:p>0.695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.293" calcext:value-type="float">
            <text:p>12.293</text:p>
          </table:table-cell>
          <table:table-cell office:value-type="float" office:value="10.317" calcext:value-type="float">
            <text:p>10.317</text:p>
          </table:table-cell>
          <table:table-cell table:formula="of:=[.B52]-[.C52]" office:value-type="float" office:value="1.976" calcext:value-type="float">
            <text:p>1.976</text:p>
          </table:table-cell>
          <table:table-cell/>
          <table:table-cell office:value-type="float" office:value="11.844" calcext:value-type="float">
            <text:p>11.844</text:p>
          </table:table-cell>
          <table:table-cell office:value-type="float" office:value="9.571" calcext:value-type="float">
            <text:p>9.571</text:p>
          </table:table-cell>
          <table:table-cell table:formula="of:=[.F52]-[.G52]" office:value-type="float" office:value="2.273" calcext:value-type="float">
            <text:p>2.2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12.339" calcext:value-type="float">
            <text:p>12.339</text:p>
          </table:table-cell>
          <table:table-cell office:value-type="float" office:value="9.917" calcext:value-type="float">
            <text:p>9.917</text:p>
          </table:table-cell>
          <table:table-cell table:formula="of:=[.B53]-[.C53]" office:value-type="float" office:value="2.422" calcext:value-type="float">
            <text:p>2.422</text:p>
          </table:table-cell>
          <table:table-cell/>
          <table:table-cell office:value-type="float" office:value="11.265" calcext:value-type="float">
            <text:p>11.265</text:p>
          </table:table-cell>
          <table:table-cell office:value-type="float" office:value="9.358" calcext:value-type="float">
            <text:p>9.358</text:p>
          </table:table-cell>
          <table:table-cell table:formula="of:=[.F53]-[.G53]" office:value-type="float" office:value="1.907" calcext:value-type="float">
            <text:p>1.907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3.508" calcext:value-type="float">
            <text:p>13.508</text:p>
          </table:table-cell>
          <table:table-cell office:value-type="float" office:value="10.165" calcext:value-type="float">
            <text:p>10.165</text:p>
          </table:table-cell>
          <table:table-cell table:formula="of:=[.B54]-[.C54]" office:value-type="float" office:value="3.343" calcext:value-type="float">
            <text:p>3.343</text:p>
          </table:table-cell>
          <table:table-cell/>
          <table:table-cell office:value-type="float" office:value="11.53" calcext:value-type="float">
            <text:p>11.53</text:p>
          </table:table-cell>
          <table:table-cell office:value-type="float" office:value="10.205" calcext:value-type="float">
            <text:p>10.205</text:p>
          </table:table-cell>
          <table:table-cell table:formula="of:=[.F54]-[.G54]" office:value-type="float" office:value="1.325" calcext:value-type="float">
            <text:p>1.325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13.218" calcext:value-type="float">
            <text:p>13.218</text:p>
          </table:table-cell>
          <table:table-cell office:value-type="float" office:value="10.439" calcext:value-type="float">
            <text:p>10.439</text:p>
          </table:table-cell>
          <table:table-cell table:formula="of:=[.B55]-[.C55]" office:value-type="float" office:value="2.779" calcext:value-type="float">
            <text:p>2.779</text:p>
          </table:table-cell>
          <table:table-cell/>
          <table:table-cell office:value-type="float" office:value="12.137" calcext:value-type="float">
            <text:p>12.137</text:p>
          </table:table-cell>
          <table:table-cell office:value-type="float" office:value="10.841" calcext:value-type="float">
            <text:p>10.841</text:p>
          </table:table-cell>
          <table:table-cell table:formula="of:=[.F55]-[.G55]" office:value-type="float" office:value="1.296" calcext:value-type="float">
            <text:p>1.29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12.616" calcext:value-type="float">
            <text:p>12.616</text:p>
          </table:table-cell>
          <table:table-cell office:value-type="float" office:value="10.383" calcext:value-type="float">
            <text:p>10.383</text:p>
          </table:table-cell>
          <table:table-cell table:formula="of:=[.B56]-[.C56]" office:value-type="float" office:value="2.233" calcext:value-type="float">
            <text:p>2.233</text:p>
          </table:table-cell>
          <table:table-cell/>
          <table:table-cell office:value-type="float" office:value="12.022" calcext:value-type="float">
            <text:p>12.022</text:p>
          </table:table-cell>
          <table:table-cell office:value-type="float" office:value="10.404" calcext:value-type="float">
            <text:p>10.404</text:p>
          </table:table-cell>
          <table:table-cell table:formula="of:=[.F56]-[.G56]" office:value-type="float" office:value="1.618" calcext:value-type="float">
            <text:p>1.618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.362" calcext:value-type="float">
            <text:p>12.362</text:p>
          </table:table-cell>
          <table:table-cell office:value-type="float" office:value="11.171" calcext:value-type="float">
            <text:p>11.171</text:p>
          </table:table-cell>
          <table:table-cell table:formula="of:=[.B57]-[.C57]" office:value-type="float" office:value="1.191" calcext:value-type="float">
            <text:p>1.191</text:p>
          </table:table-cell>
          <table:table-cell/>
          <table:table-cell office:value-type="float" office:value="11.937" calcext:value-type="float">
            <text:p>11.937</text:p>
          </table:table-cell>
          <table:table-cell office:value-type="float" office:value="10.205" calcext:value-type="float">
            <text:p>10.205</text:p>
          </table:table-cell>
          <table:table-cell table:formula="of:=[.F57]-[.G57]" office:value-type="float" office:value="1.732" calcext:value-type="float">
            <text:p>1.732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2.31" calcext:value-type="float">
            <text:p>12.31</text:p>
          </table:table-cell>
          <table:table-cell office:value-type="float" office:value="11.802" calcext:value-type="float">
            <text:p>11.802</text:p>
          </table:table-cell>
          <table:table-cell table:formula="of:=[.B58]-[.C58]" office:value-type="float" office:value="0.508000000000001" calcext:value-type="float">
            <text:p>0.508</text:p>
          </table:table-cell>
          <table:table-cell/>
          <table:table-cell office:value-type="float" office:value="12.423" calcext:value-type="float">
            <text:p>12.423</text:p>
          </table:table-cell>
          <table:table-cell office:value-type="float" office:value="10.537" calcext:value-type="float">
            <text:p>10.537</text:p>
          </table:table-cell>
          <table:table-cell table:formula="of:=[.F58]-[.G58]" office:value-type="float" office:value="1.886" calcext:value-type="float">
            <text:p>1.886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13.045" calcext:value-type="float">
            <text:p>13.045</text:p>
          </table:table-cell>
          <table:table-cell office:value-type="float" office:value="10.559" calcext:value-type="float">
            <text:p>10.559</text:p>
          </table:table-cell>
          <table:table-cell table:formula="of:=[.B59]-[.C59]" office:value-type="float" office:value="2.486" calcext:value-type="float">
            <text:p>2.486</text:p>
          </table:table-cell>
          <table:table-cell/>
          <table:table-cell office:value-type="float" office:value="12.666" calcext:value-type="float">
            <text:p>12.666</text:p>
          </table:table-cell>
          <table:table-cell office:value-type="float" office:value="11.7" calcext:value-type="float">
            <text:p>11.7</text:p>
          </table:table-cell>
          <table:table-cell table:formula="of:=[.F59]-[.G59]" office:value-type="float" office:value="0.966000000000001" calcext:value-type="float">
            <text:p>0.966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12.604" calcext:value-type="float">
            <text:p>12.604</text:p>
          </table:table-cell>
          <table:table-cell office:value-type="float" office:value="11.963" calcext:value-type="float">
            <text:p>11.963</text:p>
          </table:table-cell>
          <table:table-cell table:formula="of:=[.B60]-[.C60]" office:value-type="float" office:value="0.640999999999998" calcext:value-type="float">
            <text:p>0.641</text:p>
          </table:table-cell>
          <table:table-cell/>
          <table:table-cell office:value-type="float" office:value="13.245" calcext:value-type="float">
            <text:p>13.245</text:p>
          </table:table-cell>
          <table:table-cell office:value-type="float" office:value="10.206" calcext:value-type="float">
            <text:p>10.206</text:p>
          </table:table-cell>
          <table:table-cell table:formula="of:=[.F60]-[.G60]" office:value-type="float" office:value="3.039" calcext:value-type="float">
            <text:p>3.039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14.858" calcext:value-type="float">
            <text:p>14.858</text:p>
          </table:table-cell>
          <table:table-cell office:value-type="float" office:value="11.209" calcext:value-type="float">
            <text:p>11.209</text:p>
          </table:table-cell>
          <table:table-cell table:formula="of:=[.B61]-[.C61]" office:value-type="float" office:value="3.649" calcext:value-type="float">
            <text:p>3.649</text:p>
          </table:table-cell>
          <table:table-cell/>
          <table:table-cell office:value-type="float" office:value="13.156" calcext:value-type="float">
            <text:p>13.156</text:p>
          </table:table-cell>
          <table:table-cell office:value-type="float" office:value="11.04" calcext:value-type="float">
            <text:p>11.04</text:p>
          </table:table-cell>
          <table:table-cell table:formula="of:=[.F61]-[.G61]" office:value-type="float" office:value="2.116" calcext:value-type="float">
            <text:p>2.116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5.101" calcext:value-type="float">
            <text:p>15.101</text:p>
          </table:table-cell>
          <table:table-cell office:value-type="float" office:value="12.245" calcext:value-type="float">
            <text:p>12.245</text:p>
          </table:table-cell>
          <table:table-cell table:formula="of:=[.B62]-[.C62]" office:value-type="float" office:value="2.856" calcext:value-type="float">
            <text:p>2.856</text:p>
          </table:table-cell>
          <table:table-cell/>
          <table:table-cell office:value-type="float" office:value="12.977" calcext:value-type="float">
            <text:p>12.977</text:p>
          </table:table-cell>
          <table:table-cell office:value-type="float" office:value="10.833" calcext:value-type="float">
            <text:p>10.833</text:p>
          </table:table-cell>
          <table:table-cell table:formula="of:=[.F62]-[.G62]" office:value-type="float" office:value="2.144" calcext:value-type="float">
            <text:p>2.144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.121" calcext:value-type="float">
            <text:p>13.121</text:p>
          </table:table-cell>
          <table:table-cell office:value-type="float" office:value="12.276" calcext:value-type="float">
            <text:p>12.276</text:p>
          </table:table-cell>
          <table:table-cell table:formula="of:=[.B63]-[.C63]" office:value-type="float" office:value="0.845000000000001" calcext:value-type="float">
            <text:p>0.845</text:p>
          </table:table-cell>
          <table:table-cell/>
          <table:table-cell office:value-type="float" office:value="12.381" calcext:value-type="float">
            <text:p>12.381</text:p>
          </table:table-cell>
          <table:table-cell office:value-type="float" office:value="11.15" calcext:value-type="float">
            <text:p>11.15</text:p>
          </table:table-cell>
          <table:table-cell table:formula="of:=[.F63]-[.G63]" office:value-type="float" office:value="1.231" calcext:value-type="float">
            <text:p>1.231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13.672" calcext:value-type="float">
            <text:p>13.672</text:p>
          </table:table-cell>
          <table:table-cell office:value-type="float" office:value="11.822" calcext:value-type="float">
            <text:p>11.822</text:p>
          </table:table-cell>
          <table:table-cell table:formula="of:=[.B64]-[.C64]" office:value-type="float" office:value="1.85" calcext:value-type="float">
            <text:p>1.85</text:p>
          </table:table-cell>
          <table:table-cell/>
          <table:table-cell office:value-type="float" office:value="12.202" calcext:value-type="float">
            <text:p>12.202</text:p>
          </table:table-cell>
          <table:table-cell office:value-type="float" office:value="10.428" calcext:value-type="float">
            <text:p>10.428</text:p>
          </table:table-cell>
          <table:table-cell table:formula="of:=[.F64]-[.G64]" office:value-type="float" office:value="1.774" calcext:value-type="float">
            <text:p>1.774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13.958" calcext:value-type="float">
            <text:p>13.958</text:p>
          </table:table-cell>
          <table:table-cell office:value-type="float" office:value="11.774" calcext:value-type="float">
            <text:p>11.774</text:p>
          </table:table-cell>
          <table:table-cell table:formula="of:=[.B65]-[.C65]" office:value-type="float" office:value="2.184" calcext:value-type="float">
            <text:p>2.184</text:p>
          </table:table-cell>
          <table:table-cell/>
          <table:table-cell office:value-type="float" office:value="13.446" calcext:value-type="float">
            <text:p>13.446</text:p>
          </table:table-cell>
          <table:table-cell office:value-type="float" office:value="13.404" calcext:value-type="float">
            <text:p>13.404</text:p>
          </table:table-cell>
          <table:table-cell table:formula="of:=[.F65]-[.G65]" office:value-type="float" office:value="0.0419999999999998" calcext:value-type="float">
            <text:p>0.042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5.001" calcext:value-type="float">
            <text:p>15.001</text:p>
          </table:table-cell>
          <table:table-cell office:value-type="float" office:value="12.325" calcext:value-type="float">
            <text:p>12.325</text:p>
          </table:table-cell>
          <table:table-cell table:formula="of:=[.B66]-[.C66]" office:value-type="float" office:value="2.676" calcext:value-type="float">
            <text:p>2.676</text:p>
          </table:table-cell>
          <table:table-cell/>
          <table:table-cell office:value-type="float" office:value="12.871" calcext:value-type="float">
            <text:p>12.871</text:p>
          </table:table-cell>
          <table:table-cell office:value-type="float" office:value="11.217" calcext:value-type="float">
            <text:p>11.217</text:p>
          </table:table-cell>
          <table:table-cell table:formula="of:=[.F66]-[.G66]" office:value-type="float" office:value="1.654" calcext:value-type="float">
            <text:p>1.654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14.213" calcext:value-type="float">
            <text:p>14.213</text:p>
          </table:table-cell>
          <table:table-cell office:value-type="float" office:value="11.541" calcext:value-type="float">
            <text:p>11.541</text:p>
          </table:table-cell>
          <table:table-cell table:formula="of:=[.B67]-[.C67]" office:value-type="float" office:value="2.672" calcext:value-type="float">
            <text:p>2.672</text:p>
          </table:table-cell>
          <table:table-cell/>
          <table:table-cell office:value-type="float" office:value="13.908" calcext:value-type="float">
            <text:p>13.908</text:p>
          </table:table-cell>
          <table:table-cell office:value-type="float" office:value="11.914" calcext:value-type="float">
            <text:p>11.914</text:p>
          </table:table-cell>
          <table:table-cell table:formula="of:=[.F67]-[.G67]" office:value-type="float" office:value="1.994" calcext:value-type="float">
            <text:p>1.994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13.697" calcext:value-type="float">
            <text:p>13.697</text:p>
          </table:table-cell>
          <table:table-cell office:value-type="float" office:value="12.62" calcext:value-type="float">
            <text:p>12.62</text:p>
          </table:table-cell>
          <table:table-cell table:formula="of:=[.B68]-[.C68]" office:value-type="float" office:value="1.077" calcext:value-type="float">
            <text:p>1.077</text:p>
          </table:table-cell>
          <table:table-cell/>
          <table:table-cell office:value-type="float" office:value="13.877" calcext:value-type="float">
            <text:p>13.877</text:p>
          </table:table-cell>
          <table:table-cell office:value-type="float" office:value="11.331" calcext:value-type="float">
            <text:p>11.331</text:p>
          </table:table-cell>
          <table:table-cell table:formula="of:=[.F68]-[.G68]" office:value-type="float" office:value="2.546" calcext:value-type="float">
            <text:p>2.546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4.2" calcext:value-type="float">
            <text:p>14.2</text:p>
          </table:table-cell>
          <table:table-cell office:value-type="float" office:value="12.441" calcext:value-type="float">
            <text:p>12.441</text:p>
          </table:table-cell>
          <table:table-cell table:formula="of:=[.B69]-[.C69]" office:value-type="float" office:value="1.759" calcext:value-type="float">
            <text:p>1.759</text:p>
          </table:table-cell>
          <table:table-cell/>
          <table:table-cell office:value-type="float" office:value="13.266" calcext:value-type="float">
            <text:p>13.266</text:p>
          </table:table-cell>
          <table:table-cell office:value-type="float" office:value="12.151" calcext:value-type="float">
            <text:p>12.151</text:p>
          </table:table-cell>
          <table:table-cell table:formula="of:=[.F69]-[.G69]" office:value-type="float" office:value="1.115" calcext:value-type="float">
            <text:p>1.11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13.898" calcext:value-type="float">
            <text:p>13.898</text:p>
          </table:table-cell>
          <table:table-cell office:value-type="float" office:value="11.879" calcext:value-type="float">
            <text:p>11.879</text:p>
          </table:table-cell>
          <table:table-cell table:formula="of:=[.B70]-[.C70]" office:value-type="float" office:value="2.019" calcext:value-type="float">
            <text:p>2.019</text:p>
          </table:table-cell>
          <table:table-cell/>
          <table:table-cell office:value-type="float" office:value="15.656" calcext:value-type="float">
            <text:p>15.656</text:p>
          </table:table-cell>
          <table:table-cell office:value-type="float" office:value="12.711" calcext:value-type="float">
            <text:p>12.711</text:p>
          </table:table-cell>
          <table:table-cell table:formula="of:=[.F70]-[.G70]" office:value-type="float" office:value="2.945" calcext:value-type="float">
            <text:p>2.9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5.8" calcext:value-type="float">
            <text:p>15.8</text:p>
          </table:table-cell>
          <table:table-cell office:value-type="float" office:value="13.062" calcext:value-type="float">
            <text:p>13.062</text:p>
          </table:table-cell>
          <table:table-cell table:formula="of:=[.B71]-[.C71]" office:value-type="float" office:value="2.738" calcext:value-type="float">
            <text:p>2.738</text:p>
          </table:table-cell>
          <table:table-cell/>
          <table:table-cell office:value-type="float" office:value="15.064" calcext:value-type="float">
            <text:p>15.064</text:p>
          </table:table-cell>
          <table:table-cell office:value-type="float" office:value="11.485" calcext:value-type="float">
            <text:p>11.485</text:p>
          </table:table-cell>
          <table:table-cell table:formula="of:=[.F71]-[.G71]" office:value-type="float" office:value="3.579" calcext:value-type="float">
            <text:p>3.579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5.012" calcext:value-type="float">
            <text:p>15.012</text:p>
          </table:table-cell>
          <table:table-cell office:value-type="float" office:value="12.283" calcext:value-type="float">
            <text:p>12.283</text:p>
          </table:table-cell>
          <table:table-cell table:formula="of:=[.B72]-[.C72]" office:value-type="float" office:value="2.729" calcext:value-type="float">
            <text:p>2.729</text:p>
          </table:table-cell>
          <table:table-cell/>
          <table:table-cell office:value-type="float" office:value="14.497" calcext:value-type="float">
            <text:p>14.497</text:p>
          </table:table-cell>
          <table:table-cell office:value-type="float" office:value="12.678" calcext:value-type="float">
            <text:p>12.678</text:p>
          </table:table-cell>
          <table:table-cell table:formula="of:=[.F72]-[.G72]" office:value-type="float" office:value="1.819" calcext:value-type="float">
            <text:p>1.819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4.71" calcext:value-type="float">
            <text:p>14.71</text:p>
          </table:table-cell>
          <table:table-cell office:value-type="float" office:value="12.737" calcext:value-type="float">
            <text:p>12.737</text:p>
          </table:table-cell>
          <table:table-cell table:formula="of:=[.B73]-[.C73]" office:value-type="float" office:value="1.973" calcext:value-type="float">
            <text:p>1.973</text:p>
          </table:table-cell>
          <table:table-cell/>
          <table:table-cell office:value-type="float" office:value="14.549" calcext:value-type="float">
            <text:p>14.549</text:p>
          </table:table-cell>
          <table:table-cell office:value-type="float" office:value="11.854" calcext:value-type="float">
            <text:p>11.854</text:p>
          </table:table-cell>
          <table:table-cell table:formula="of:=[.F73]-[.G73]" office:value-type="float" office:value="2.695" calcext:value-type="float">
            <text:p>2.695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15.669" calcext:value-type="float">
            <text:p>15.669</text:p>
          </table:table-cell>
          <table:table-cell office:value-type="float" office:value="13.056" calcext:value-type="float">
            <text:p>13.056</text:p>
          </table:table-cell>
          <table:table-cell table:formula="of:=[.B74]-[.C74]" office:value-type="float" office:value="2.613" calcext:value-type="float">
            <text:p>2.613</text:p>
          </table:table-cell>
          <table:table-cell/>
          <table:table-cell office:value-type="float" office:value="13.635" calcext:value-type="float">
            <text:p>13.635</text:p>
          </table:table-cell>
          <table:table-cell office:value-type="float" office:value="11.854" calcext:value-type="float">
            <text:p>11.854</text:p>
          </table:table-cell>
          <table:table-cell table:formula="of:=[.F74]-[.G74]" office:value-type="float" office:value="1.781" calcext:value-type="float">
            <text:p>1.78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4.65" calcext:value-type="float">
            <text:p>14.65</text:p>
          </table:table-cell>
          <table:table-cell office:value-type="float" office:value="12.848" calcext:value-type="float">
            <text:p>12.848</text:p>
          </table:table-cell>
          <table:table-cell table:formula="of:=[.B75]-[.C75]" office:value-type="float" office:value="1.802" calcext:value-type="float">
            <text:p>1.802</text:p>
          </table:table-cell>
          <table:table-cell/>
          <table:table-cell office:value-type="float" office:value="13.369" calcext:value-type="float">
            <text:p>13.369</text:p>
          </table:table-cell>
          <table:table-cell office:value-type="float" office:value="12.069" calcext:value-type="float">
            <text:p>12.069</text:p>
          </table:table-cell>
          <table:table-cell table:formula="of:=[.F75]-[.G75]" office:value-type="float" office:value="1.3" calcext:value-type="float">
            <text:p>1.3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.37" calcext:value-type="float">
            <text:p>14.37</text:p>
          </table:table-cell>
          <table:table-cell office:value-type="float" office:value="14.664" calcext:value-type="float">
            <text:p>14.664</text:p>
          </table:table-cell>
          <table:table-cell table:formula="of:=[.B76]-[.C76]" office:value-type="float" office:value="-0.294" calcext:value-type="float">
            <text:p>-0.294</text:p>
          </table:table-cell>
          <table:table-cell/>
          <table:table-cell office:value-type="float" office:value="16.18" calcext:value-type="float">
            <text:p>16.18</text:p>
          </table:table-cell>
          <table:table-cell office:value-type="float" office:value="13.746" calcext:value-type="float">
            <text:p>13.746</text:p>
          </table:table-cell>
          <table:table-cell table:formula="of:=[.F76]-[.G76]" office:value-type="float" office:value="2.434" calcext:value-type="float">
            <text:p>2.434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15.46" calcext:value-type="float">
            <text:p>15.46</text:p>
          </table:table-cell>
          <table:table-cell office:value-type="float" office:value="13.671" calcext:value-type="float">
            <text:p>13.671</text:p>
          </table:table-cell>
          <table:table-cell table:formula="of:=[.B77]-[.C77]" office:value-type="float" office:value="1.789" calcext:value-type="float">
            <text:p>1.789</text:p>
          </table:table-cell>
          <table:table-cell/>
          <table:table-cell office:value-type="float" office:value="14.046" calcext:value-type="float">
            <text:p>14.046</text:p>
          </table:table-cell>
          <table:table-cell office:value-type="float" office:value="13.575" calcext:value-type="float">
            <text:p>13.575</text:p>
          </table:table-cell>
          <table:table-cell table:formula="of:=[.F77]-[.G77]" office:value-type="float" office:value="0.471" calcext:value-type="float">
            <text:p>0.471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.315" calcext:value-type="float">
            <text:p>14.315</text:p>
          </table:table-cell>
          <table:table-cell office:value-type="float" office:value="14.399" calcext:value-type="float">
            <text:p>14.399</text:p>
          </table:table-cell>
          <table:table-cell table:formula="of:=[.B78]-[.C78]" office:value-type="float" office:value="-0.0840000000000014" calcext:value-type="float">
            <text:p>-0.084</text:p>
          </table:table-cell>
          <table:table-cell/>
          <table:table-cell office:value-type="float" office:value="13.876" calcext:value-type="float">
            <text:p>13.876</text:p>
          </table:table-cell>
          <table:table-cell office:value-type="float" office:value="12.32" calcext:value-type="float">
            <text:p>12.32</text:p>
          </table:table-cell>
          <table:table-cell table:formula="of:=[.F78]-[.G78]" office:value-type="float" office:value="1.556" calcext:value-type="float">
            <text:p>1.55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17.969" calcext:value-type="float">
            <text:p>17.969</text:p>
          </table:table-cell>
          <table:table-cell office:value-type="float" office:value="14.294" calcext:value-type="float">
            <text:p>14.294</text:p>
          </table:table-cell>
          <table:table-cell table:formula="of:=[.B79]-[.C79]" office:value-type="float" office:value="3.675" calcext:value-type="float">
            <text:p>3.675</text:p>
          </table:table-cell>
          <table:table-cell/>
          <table:table-cell office:value-type="float" office:value="13.906" calcext:value-type="float">
            <text:p>13.906</text:p>
          </table:table-cell>
          <table:table-cell office:value-type="float" office:value="12.153" calcext:value-type="float">
            <text:p>12.153</text:p>
          </table:table-cell>
          <table:table-cell table:formula="of:=[.F79]-[.G79]" office:value-type="float" office:value="1.753" calcext:value-type="float">
            <text:p>1.753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5.432" calcext:value-type="float">
            <text:p>15.432</text:p>
          </table:table-cell>
          <table:table-cell office:value-type="float" office:value="15.082" calcext:value-type="float">
            <text:p>15.082</text:p>
          </table:table-cell>
          <table:table-cell table:formula="of:=[.B80]-[.C80]" office:value-type="float" office:value="0.35" calcext:value-type="float">
            <text:p>0.35</text:p>
          </table:table-cell>
          <table:table-cell/>
          <table:table-cell office:value-type="float" office:value="15.089" calcext:value-type="float">
            <text:p>15.089</text:p>
          </table:table-cell>
          <table:table-cell office:value-type="float" office:value="13.187" calcext:value-type="float">
            <text:p>13.187</text:p>
          </table:table-cell>
          <table:table-cell table:formula="of:=[.F80]-[.G80]" office:value-type="float" office:value="1.902" calcext:value-type="float">
            <text:p>1.902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17.471" calcext:value-type="float">
            <text:p>17.471</text:p>
          </table:table-cell>
          <table:table-cell office:value-type="float" office:value="13.694" calcext:value-type="float">
            <text:p>13.694</text:p>
          </table:table-cell>
          <table:table-cell table:formula="of:=[.B81]-[.C81]" office:value-type="float" office:value="3.777" calcext:value-type="float">
            <text:p>3.777</text:p>
          </table:table-cell>
          <table:table-cell/>
          <table:table-cell office:value-type="float" office:value="14.551" calcext:value-type="float">
            <text:p>14.551</text:p>
          </table:table-cell>
          <table:table-cell office:value-type="float" office:value="13.658" calcext:value-type="float">
            <text:p>13.658</text:p>
          </table:table-cell>
          <table:table-cell table:formula="of:=[.F81]-[.G81]" office:value-type="float" office:value="0.893000000000001" calcext:value-type="float">
            <text:p>0.893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.398" calcext:value-type="float">
            <text:p>14.398</text:p>
          </table:table-cell>
          <table:table-cell office:value-type="float" office:value="12.723" calcext:value-type="float">
            <text:p>12.723</text:p>
          </table:table-cell>
          <table:table-cell table:formula="of:=[.B82]-[.C82]" office:value-type="float" office:value="1.675" calcext:value-type="float">
            <text:p>1.675</text:p>
          </table:table-cell>
          <table:table-cell/>
          <table:table-cell office:value-type="float" office:value="15.295" calcext:value-type="float">
            <text:p>15.295</text:p>
          </table:table-cell>
          <table:table-cell office:value-type="float" office:value="13.114" calcext:value-type="float">
            <text:p>13.114</text:p>
          </table:table-cell>
          <table:table-cell table:formula="of:=[.F82]-[.G82]" office:value-type="float" office:value="2.181" calcext:value-type="float">
            <text:p>2.181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15.93" calcext:value-type="float">
            <text:p>15.93</text:p>
          </table:table-cell>
          <table:table-cell office:value-type="float" office:value="13.364" calcext:value-type="float">
            <text:p>13.364</text:p>
          </table:table-cell>
          <table:table-cell table:formula="of:=[.B83]-[.C83]" office:value-type="float" office:value="2.566" calcext:value-type="float">
            <text:p>2.566</text:p>
          </table:table-cell>
          <table:table-cell/>
          <table:table-cell office:value-type="float" office:value="13.069" calcext:value-type="float">
            <text:p>13.069</text:p>
          </table:table-cell>
          <table:table-cell office:value-type="float" office:value="12.243" calcext:value-type="float">
            <text:p>12.243</text:p>
          </table:table-cell>
          <table:table-cell table:formula="of:=[.F83]-[.G83]" office:value-type="float" office:value="0.826000000000001" calcext:value-type="float">
            <text:p>0.826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15.848" calcext:value-type="float">
            <text:p>15.848</text:p>
          </table:table-cell>
          <table:table-cell office:value-type="float" office:value="13.186" calcext:value-type="float">
            <text:p>13.186</text:p>
          </table:table-cell>
          <table:table-cell table:formula="of:=[.B84]-[.C84]" office:value-type="float" office:value="2.662" calcext:value-type="float">
            <text:p>2.662</text:p>
          </table:table-cell>
          <table:table-cell/>
          <table:table-cell office:value-type="float" office:value="15.416" calcext:value-type="float">
            <text:p>15.416</text:p>
          </table:table-cell>
          <table:table-cell office:value-type="float" office:value="12.461" calcext:value-type="float">
            <text:p>12.461</text:p>
          </table:table-cell>
          <table:table-cell table:formula="of:=[.F84]-[.G84]" office:value-type="float" office:value="2.955" calcext:value-type="float">
            <text:p>2.955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16.091" calcext:value-type="float">
            <text:p>16.091</text:p>
          </table:table-cell>
          <table:table-cell office:value-type="float" office:value="13.695" calcext:value-type="float">
            <text:p>13.695</text:p>
          </table:table-cell>
          <table:table-cell table:formula="of:=[.B85]-[.C85]" office:value-type="float" office:value="2.396" calcext:value-type="float">
            <text:p>2.396</text:p>
          </table:table-cell>
          <table:table-cell/>
          <table:table-cell office:value-type="float" office:value="19.091" calcext:value-type="float">
            <text:p>19.091</text:p>
          </table:table-cell>
          <table:table-cell office:value-type="float" office:value="13.076" calcext:value-type="float">
            <text:p>13.076</text:p>
          </table:table-cell>
          <table:table-cell table:formula="of:=[.F85]-[.G85]" office:value-type="float" office:value="6.015" calcext:value-type="float">
            <text:p>6.015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15.358" calcext:value-type="float">
            <text:p>15.358</text:p>
          </table:table-cell>
          <table:table-cell office:value-type="float" office:value="14.82" calcext:value-type="float">
            <text:p>14.82</text:p>
          </table:table-cell>
          <table:table-cell table:formula="of:=[.B86]-[.C86]" office:value-type="float" office:value="0.538" calcext:value-type="float">
            <text:p>0.538</text:p>
          </table:table-cell>
          <table:table-cell/>
          <table:table-cell office:value-type="float" office:value="17.511" calcext:value-type="float">
            <text:p>17.511</text:p>
          </table:table-cell>
          <table:table-cell office:value-type="float" office:value="12.144" calcext:value-type="float">
            <text:p>12.144</text:p>
          </table:table-cell>
          <table:table-cell table:formula="of:=[.F86]-[.G86]" office:value-type="float" office:value="5.367" calcext:value-type="float">
            <text:p>5.367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15.488" calcext:value-type="float">
            <text:p>15.488</text:p>
          </table:table-cell>
          <table:table-cell office:value-type="float" office:value="14.086" calcext:value-type="float">
            <text:p>14.086</text:p>
          </table:table-cell>
          <table:table-cell table:formula="of:=[.B87]-[.C87]" office:value-type="float" office:value="1.402" calcext:value-type="float">
            <text:p>1.402</text:p>
          </table:table-cell>
          <table:table-cell/>
          <table:table-cell office:value-type="float" office:value="16.272" calcext:value-type="float">
            <text:p>16.272</text:p>
          </table:table-cell>
          <table:table-cell office:value-type="float" office:value="14.116" calcext:value-type="float">
            <text:p>14.116</text:p>
          </table:table-cell>
          <table:table-cell table:formula="of:=[.F87]-[.G87]" office:value-type="float" office:value="2.156" calcext:value-type="float">
            <text:p>2.156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17.664" calcext:value-type="float">
            <text:p>17.664</text:p>
          </table:table-cell>
          <table:table-cell office:value-type="float" office:value="13.309" calcext:value-type="float">
            <text:p>13.309</text:p>
          </table:table-cell>
          <table:table-cell table:formula="of:=[.B88]-[.C88]" office:value-type="float" office:value="4.355" calcext:value-type="float">
            <text:p>4.355</text:p>
          </table:table-cell>
          <table:table-cell/>
          <table:table-cell office:value-type="float" office:value="15.937" calcext:value-type="float">
            <text:p>15.937</text:p>
          </table:table-cell>
          <table:table-cell office:value-type="float" office:value="13.668" calcext:value-type="float">
            <text:p>13.668</text:p>
          </table:table-cell>
          <table:table-cell table:formula="of:=[.F88]-[.G88]" office:value-type="float" office:value="2.269" calcext:value-type="float">
            <text:p>2.269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16.307" calcext:value-type="float">
            <text:p>16.307</text:p>
          </table:table-cell>
          <table:table-cell office:value-type="float" office:value="15.861" calcext:value-type="float">
            <text:p>15.861</text:p>
          </table:table-cell>
          <table:table-cell table:formula="of:=[.B89]-[.C89]" office:value-type="float" office:value="0.445999999999998" calcext:value-type="float">
            <text:p>0.446</text:p>
          </table:table-cell>
          <table:table-cell/>
          <table:table-cell office:value-type="float" office:value="18.273" calcext:value-type="float">
            <text:p>18.273</text:p>
          </table:table-cell>
          <table:table-cell office:value-type="float" office:value="14.172" calcext:value-type="float">
            <text:p>14.172</text:p>
          </table:table-cell>
          <table:table-cell table:formula="of:=[.F89]-[.G89]" office:value-type="float" office:value="4.101" calcext:value-type="float">
            <text:p>4.101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14.733" calcext:value-type="float">
            <text:p>14.733</text:p>
          </table:table-cell>
          <table:table-cell office:value-type="float" office:value="17.109" calcext:value-type="float">
            <text:p>17.109</text:p>
          </table:table-cell>
          <table:table-cell table:formula="of:=[.B90]-[.C90]" office:value-type="float" office:value="-2.376" calcext:value-type="float">
            <text:p>-2.376</text:p>
          </table:table-cell>
          <table:table-cell/>
          <table:table-cell office:value-type="float" office:value="15.301" calcext:value-type="float">
            <text:p>15.301</text:p>
          </table:table-cell>
          <table:table-cell office:value-type="float" office:value="14.499" calcext:value-type="float">
            <text:p>14.499</text:p>
          </table:table-cell>
          <table:table-cell table:formula="of:=[.F90]-[.G90]" office:value-type="float" office:value="0.802" calcext:value-type="float">
            <text:p>0.802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18.889" calcext:value-type="float">
            <text:p>18.889</text:p>
          </table:table-cell>
          <table:table-cell office:value-type="float" office:value="15.416" calcext:value-type="float">
            <text:p>15.416</text:p>
          </table:table-cell>
          <table:table-cell table:formula="of:=[.B91]-[.C91]" office:value-type="float" office:value="3.473" calcext:value-type="float">
            <text:p>3.473</text:p>
          </table:table-cell>
          <table:table-cell/>
          <table:table-cell office:value-type="float" office:value="15.268" calcext:value-type="float">
            <text:p>15.268</text:p>
          </table:table-cell>
          <table:table-cell office:value-type="float" office:value="14.027" calcext:value-type="float">
            <text:p>14.027</text:p>
          </table:table-cell>
          <table:table-cell table:formula="of:=[.F91]-[.G91]" office:value-type="float" office:value="1.241" calcext:value-type="float">
            <text:p>1.241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15.973" calcext:value-type="float">
            <text:p>15.973</text:p>
          </table:table-cell>
          <table:table-cell office:value-type="float" office:value="16.601" calcext:value-type="float">
            <text:p>16.601</text:p>
          </table:table-cell>
          <table:table-cell table:formula="of:=[.B92]-[.C92]" office:value-type="float" office:value="-0.627999999999998" calcext:value-type="float">
            <text:p>-0.628</text:p>
          </table:table-cell>
          <table:table-cell/>
          <table:table-cell office:value-type="float" office:value="14.45" calcext:value-type="float">
            <text:p>14.45</text:p>
          </table:table-cell>
          <table:table-cell office:value-type="float" office:value="14.342" calcext:value-type="float">
            <text:p>14.342</text:p>
          </table:table-cell>
          <table:table-cell table:formula="of:=[.F92]-[.G92]" office:value-type="float" office:value="0.107999999999999" calcext:value-type="float">
            <text:p>0.108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17.381" calcext:value-type="float">
            <text:p>17.381</text:p>
          </table:table-cell>
          <table:table-cell office:value-type="float" office:value="15.642" calcext:value-type="float">
            <text:p>15.642</text:p>
          </table:table-cell>
          <table:table-cell table:formula="of:=[.B93]-[.C93]" office:value-type="float" office:value="1.739" calcext:value-type="float">
            <text:p>1.739</text:p>
          </table:table-cell>
          <table:table-cell/>
          <table:table-cell office:value-type="float" office:value="16.263" calcext:value-type="float">
            <text:p>16.263</text:p>
          </table:table-cell>
          <table:table-cell office:value-type="float" office:value="14.62" calcext:value-type="float">
            <text:p>14.62</text:p>
          </table:table-cell>
          <table:table-cell table:formula="of:=[.F93]-[.G93]" office:value-type="float" office:value="1.643" calcext:value-type="float">
            <text:p>1.643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18.273" calcext:value-type="float">
            <text:p>18.273</text:p>
          </table:table-cell>
          <table:table-cell office:value-type="float" office:value="18.068" calcext:value-type="float">
            <text:p>18.068</text:p>
          </table:table-cell>
          <table:table-cell table:formula="of:=[.B94]-[.C94]" office:value-type="float" office:value="0.204999999999998" calcext:value-type="float">
            <text:p>0.205</text:p>
          </table:table-cell>
          <table:table-cell/>
          <table:table-cell office:value-type="float" office:value="18.848" calcext:value-type="float">
            <text:p>18.848</text:p>
          </table:table-cell>
          <table:table-cell office:value-type="float" office:value="15.001" calcext:value-type="float">
            <text:p>15.001</text:p>
          </table:table-cell>
          <table:table-cell table:formula="of:=[.F94]-[.G94]" office:value-type="float" office:value="3.847" calcext:value-type="float">
            <text:p>3.847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0.969" calcext:value-type="float">
            <text:p>20.969</text:p>
          </table:table-cell>
          <table:table-cell office:value-type="float" office:value="16.968" calcext:value-type="float">
            <text:p>16.968</text:p>
          </table:table-cell>
          <table:table-cell table:formula="of:=[.B95]-[.C95]" office:value-type="float" office:value="4.001" calcext:value-type="float">
            <text:p>4.001</text:p>
          </table:table-cell>
          <table:table-cell/>
          <table:table-cell office:value-type="float" office:value="15.082" calcext:value-type="float">
            <text:p>15.082</text:p>
          </table:table-cell>
          <table:table-cell office:value-type="float" office:value="17.261" calcext:value-type="float">
            <text:p>17.261</text:p>
          </table:table-cell>
          <table:table-cell table:formula="of:=[.F95]-[.G95]" office:value-type="float" office:value="-2.179" calcext:value-type="float">
            <text:p>-2.179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18.197" calcext:value-type="float">
            <text:p>18.197</text:p>
          </table:table-cell>
          <table:table-cell office:value-type="float" office:value="15.25" calcext:value-type="float">
            <text:p>15.25</text:p>
          </table:table-cell>
          <table:table-cell table:formula="of:=[.B96]-[.C96]" office:value-type="float" office:value="2.947" calcext:value-type="float">
            <text:p>2.947</text:p>
          </table:table-cell>
          <table:table-cell/>
          <table:table-cell office:value-type="float" office:value="16.504" calcext:value-type="float">
            <text:p>16.504</text:p>
          </table:table-cell>
          <table:table-cell office:value-type="float" office:value="16.905" calcext:value-type="float">
            <text:p>16.905</text:p>
          </table:table-cell>
          <table:table-cell table:formula="of:=[.F96]-[.G96]" office:value-type="float" office:value="-0.401" calcext:value-type="float">
            <text:p>-0.401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16.366" calcext:value-type="float">
            <text:p>16.366</text:p>
          </table:table-cell>
          <table:table-cell office:value-type="float" office:value="13.905" calcext:value-type="float">
            <text:p>13.905</text:p>
          </table:table-cell>
          <table:table-cell table:formula="of:=[.B97]-[.C97]" office:value-type="float" office:value="2.461" calcext:value-type="float">
            <text:p>2.461</text:p>
          </table:table-cell>
          <table:table-cell/>
          <table:table-cell office:value-type="float" office:value="16.789" calcext:value-type="float">
            <text:p>16.789</text:p>
          </table:table-cell>
          <table:table-cell office:value-type="float" office:value="15.198" calcext:value-type="float">
            <text:p>15.198</text:p>
          </table:table-cell>
          <table:table-cell table:formula="of:=[.F97]-[.G97]" office:value-type="float" office:value="1.591" calcext:value-type="float">
            <text:p>1.591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16.82" calcext:value-type="float">
            <text:p>16.82</text:p>
          </table:table-cell>
          <table:table-cell office:value-type="float" office:value="14.048" calcext:value-type="float">
            <text:p>14.048</text:p>
          </table:table-cell>
          <table:table-cell table:formula="of:=[.B98]-[.C98]" office:value-type="float" office:value="2.772" calcext:value-type="float">
            <text:p>2.772</text:p>
          </table:table-cell>
          <table:table-cell/>
          <table:table-cell office:value-type="float" office:value="15.562" calcext:value-type="float">
            <text:p>15.562</text:p>
          </table:table-cell>
          <table:table-cell office:value-type="float" office:value="15.61" calcext:value-type="float">
            <text:p>15.61</text:p>
          </table:table-cell>
          <table:table-cell table:formula="of:=[.F98]-[.G98]" office:value-type="float" office:value="-0.048" calcext:value-type="float">
            <text:p>-0.048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0.11" calcext:value-type="float">
            <text:p>20.11</text:p>
          </table:table-cell>
          <table:table-cell office:value-type="float" office:value="16.113" calcext:value-type="float">
            <text:p>16.113</text:p>
          </table:table-cell>
          <table:table-cell table:formula="of:=[.B99]-[.C99]" office:value-type="float" office:value="3.997" calcext:value-type="float">
            <text:p>3.997</text:p>
          </table:table-cell>
          <table:table-cell/>
          <table:table-cell office:value-type="float" office:value="16.103" calcext:value-type="float">
            <text:p>16.103</text:p>
          </table:table-cell>
          <table:table-cell office:value-type="float" office:value="12.677" calcext:value-type="float">
            <text:p>12.677</text:p>
          </table:table-cell>
          <table:table-cell table:formula="of:=[.F99]-[.G99]" office:value-type="float" office:value="3.426" calcext:value-type="float">
            <text:p>3.426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17.967" calcext:value-type="float">
            <text:p>17.967</text:p>
          </table:table-cell>
          <table:table-cell office:value-type="float" office:value="15.757" calcext:value-type="float">
            <text:p>15.757</text:p>
          </table:table-cell>
          <table:table-cell table:formula="of:=[.B100]-[.C100]" office:value-type="float" office:value="2.21" calcext:value-type="float">
            <text:p>2.21</text:p>
          </table:table-cell>
          <table:table-cell/>
          <table:table-cell office:value-type="float" office:value="23.431" calcext:value-type="float">
            <text:p>23.431</text:p>
          </table:table-cell>
          <table:table-cell office:value-type="float" office:value="14.248" calcext:value-type="float">
            <text:p>14.248</text:p>
          </table:table-cell>
          <table:table-cell table:formula="of:=[.F100]-[.G100]" office:value-type="float" office:value="9.183" calcext:value-type="float">
            <text:p>9.18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19.031" calcext:value-type="float">
            <text:p>19.031</text:p>
          </table:table-cell>
          <table:table-cell office:value-type="float" office:value="14.449" calcext:value-type="float">
            <text:p>14.449</text:p>
          </table:table-cell>
          <table:table-cell table:formula="of:=[.B101]-[.C101]" office:value-type="float" office:value="4.582" calcext:value-type="float">
            <text:p>4.582</text:p>
          </table:table-cell>
          <table:table-cell/>
          <table:table-cell office:value-type="float" office:value="21.026" calcext:value-type="float">
            <text:p>21.026</text:p>
          </table:table-cell>
          <table:table-cell office:value-type="float" office:value="14.701" calcext:value-type="float">
            <text:p>14.701</text:p>
          </table:table-cell>
          <table:table-cell table:formula="of:=[.F101]-[.G101]" office:value-type="float" office:value="6.325" calcext:value-type="float">
            <text:p>6.325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0.465" calcext:value-type="float">
            <text:p>20.465</text:p>
          </table:table-cell>
          <table:table-cell office:value-type="float" office:value="16.993" calcext:value-type="float">
            <text:p>16.993</text:p>
          </table:table-cell>
          <table:table-cell table:formula="of:=[.B102]-[.C102]" office:value-type="float" office:value="3.472" calcext:value-type="float">
            <text:p>3.472</text:p>
          </table:table-cell>
          <table:table-cell/>
          <table:table-cell office:value-type="float" office:value="16.368" calcext:value-type="float">
            <text:p>16.368</text:p>
          </table:table-cell>
          <table:table-cell office:value-type="float" office:value="14.179" calcext:value-type="float">
            <text:p>14.179</text:p>
          </table:table-cell>
          <table:table-cell table:formula="of:=[.F102]-[.G102]" office:value-type="float" office:value="2.189" calcext:value-type="float">
            <text:p>2.189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21.866" calcext:value-type="float">
            <text:p>21.866</text:p>
          </table:table-cell>
          <table:table-cell office:value-type="float" office:value="15.128" calcext:value-type="float">
            <text:p>15.128</text:p>
          </table:table-cell>
          <table:table-cell table:formula="of:=[.B103]-[.C103]" office:value-type="float" office:value="6.738" calcext:value-type="float">
            <text:p>6.738</text:p>
          </table:table-cell>
          <table:table-cell/>
          <table:table-cell office:value-type="float" office:value="18.975" calcext:value-type="float">
            <text:p>18.975</text:p>
          </table:table-cell>
          <table:table-cell office:value-type="float" office:value="16.107" calcext:value-type="float">
            <text:p>16.107</text:p>
          </table:table-cell>
          <table:table-cell table:formula="of:=[.F103]-[.G103]" office:value-type="float" office:value="2.868" calcext:value-type="float">
            <text:p>2.868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23.072" calcext:value-type="float">
            <text:p>23.072</text:p>
          </table:table-cell>
          <table:table-cell office:value-type="float" office:value="14.927" calcext:value-type="float">
            <text:p>14.927</text:p>
          </table:table-cell>
          <table:table-cell table:formula="of:=[.B104]-[.C104]" office:value-type="float" office:value="8.145" calcext:value-type="float">
            <text:p>8.145</text:p>
          </table:table-cell>
          <table:table-cell/>
          <table:table-cell office:value-type="float" office:value="20.692" calcext:value-type="float">
            <text:p>20.692</text:p>
          </table:table-cell>
          <table:table-cell office:value-type="float" office:value="14.408" calcext:value-type="float">
            <text:p>14.408</text:p>
          </table:table-cell>
          <table:table-cell table:formula="of:=[.F104]-[.G104]" office:value-type="float" office:value="6.284" calcext:value-type="float">
            <text:p>6.284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18.672" calcext:value-type="float">
            <text:p>18.672</text:p>
          </table:table-cell>
          <table:table-cell office:value-type="float" office:value="15.788" calcext:value-type="float">
            <text:p>15.788</text:p>
          </table:table-cell>
          <table:table-cell table:formula="of:=[.B105]-[.C105]" office:value-type="float" office:value="2.884" calcext:value-type="float">
            <text:p>2.884</text:p>
          </table:table-cell>
          <table:table-cell/>
          <table:table-cell office:value-type="float" office:value="16.667" calcext:value-type="float">
            <text:p>16.667</text:p>
          </table:table-cell>
          <table:table-cell office:value-type="float" office:value="15.071" calcext:value-type="float">
            <text:p>15.071</text:p>
          </table:table-cell>
          <table:table-cell table:formula="of:=[.F105]-[.G105]" office:value-type="float" office:value="1.596" calcext:value-type="float">
            <text:p>1.596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20.952" calcext:value-type="float">
            <text:p>20.952</text:p>
          </table:table-cell>
          <table:table-cell office:value-type="float" office:value="18.993" calcext:value-type="float">
            <text:p>18.993</text:p>
          </table:table-cell>
          <table:table-cell table:formula="of:=[.B106]-[.C106]" office:value-type="float" office:value="1.959" calcext:value-type="float">
            <text:p>1.959</text:p>
          </table:table-cell>
          <table:table-cell/>
          <table:table-cell office:value-type="float" office:value="19.609" calcext:value-type="float">
            <text:p>19.609</text:p>
          </table:table-cell>
          <table:table-cell office:value-type="float" office:value="16.712" calcext:value-type="float">
            <text:p>16.712</text:p>
          </table:table-cell>
          <table:table-cell table:formula="of:=[.F106]-[.G106]" office:value-type="float" office:value="2.897" calcext:value-type="float">
            <text:p>2.897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17.144" calcext:value-type="float">
            <text:p>17.144</text:p>
          </table:table-cell>
          <table:table-cell office:value-type="float" office:value="16.41" calcext:value-type="float">
            <text:p>16.41</text:p>
          </table:table-cell>
          <table:table-cell table:formula="of:=[.B107]-[.C107]" office:value-type="float" office:value="0.733999999999998" calcext:value-type="float">
            <text:p>0.734</text:p>
          </table:table-cell>
          <table:table-cell/>
          <table:table-cell office:value-type="float" office:value="19.357" calcext:value-type="float">
            <text:p>19.357</text:p>
          </table:table-cell>
          <table:table-cell office:value-type="float" office:value="18.35" calcext:value-type="float">
            <text:p>18.35</text:p>
          </table:table-cell>
          <table:table-cell table:formula="of:=[.F107]-[.G107]" office:value-type="float" office:value="1.007" calcext:value-type="float">
            <text:p>1.007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20.686" calcext:value-type="float">
            <text:p>20.686</text:p>
          </table:table-cell>
          <table:table-cell office:value-type="float" office:value="16.396" calcext:value-type="float">
            <text:p>16.396</text:p>
          </table:table-cell>
          <table:table-cell table:formula="of:=[.B108]-[.C108]" office:value-type="float" office:value="4.29" calcext:value-type="float">
            <text:p>4.29</text:p>
          </table:table-cell>
          <table:table-cell/>
          <table:table-cell office:value-type="float" office:value="20.923" calcext:value-type="float">
            <text:p>20.923</text:p>
          </table:table-cell>
          <table:table-cell office:value-type="float" office:value="17.001" calcext:value-type="float">
            <text:p>17.001</text:p>
          </table:table-cell>
          <table:table-cell table:formula="of:=[.F108]-[.G108]" office:value-type="float" office:value="3.922" calcext:value-type="float">
            <text:p>3.922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18.741" calcext:value-type="float">
            <text:p>18.741</text:p>
          </table:table-cell>
          <table:table-cell office:value-type="float" office:value="19.539" calcext:value-type="float">
            <text:p>19.539</text:p>
          </table:table-cell>
          <table:table-cell table:formula="of:=[.B109]-[.C109]" office:value-type="float" office:value="-0.798000000000002" calcext:value-type="float">
            <text:p>-0.798</text:p>
          </table:table-cell>
          <table:table-cell/>
          <table:table-cell office:value-type="float" office:value="18.654" calcext:value-type="float">
            <text:p>18.654</text:p>
          </table:table-cell>
          <table:table-cell office:value-type="float" office:value="16.848" calcext:value-type="float">
            <text:p>16.848</text:p>
          </table:table-cell>
          <table:table-cell table:formula="of:=[.F109]-[.G109]" office:value-type="float" office:value="1.806" calcext:value-type="float">
            <text:p>1.806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20.607" calcext:value-type="float">
            <text:p>20.607</text:p>
          </table:table-cell>
          <table:table-cell office:value-type="float" office:value="18.315" calcext:value-type="float">
            <text:p>18.315</text:p>
          </table:table-cell>
          <table:table-cell table:formula="of:=[.B110]-[.C110]" office:value-type="float" office:value="2.292" calcext:value-type="float">
            <text:p>2.292</text:p>
          </table:table-cell>
          <table:table-cell/>
          <table:table-cell office:value-type="float" office:value="19.583" calcext:value-type="float">
            <text:p>19.583</text:p>
          </table:table-cell>
          <table:table-cell office:value-type="float" office:value="17.264" calcext:value-type="float">
            <text:p>17.264</text:p>
          </table:table-cell>
          <table:table-cell table:formula="of:=[.F110]-[.G110]" office:value-type="float" office:value="2.319" calcext:value-type="float">
            <text:p>2.319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20.925" calcext:value-type="float">
            <text:p>20.925</text:p>
          </table:table-cell>
          <table:table-cell office:value-type="float" office:value="16.353" calcext:value-type="float">
            <text:p>16.353</text:p>
          </table:table-cell>
          <table:table-cell table:formula="of:=[.B111]-[.C111]" office:value-type="float" office:value="4.572" calcext:value-type="float">
            <text:p>4.572</text:p>
          </table:table-cell>
          <table:table-cell/>
          <table:table-cell office:value-type="float" office:value="19.14" calcext:value-type="float">
            <text:p>19.14</text:p>
          </table:table-cell>
          <table:table-cell office:value-type="float" office:value="15.487" calcext:value-type="float">
            <text:p>15.487</text:p>
          </table:table-cell>
          <table:table-cell table:formula="of:=[.F111]-[.G111]" office:value-type="float" office:value="3.653" calcext:value-type="float">
            <text:p>3.653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19.878" calcext:value-type="float">
            <text:p>19.878</text:p>
          </table:table-cell>
          <table:table-cell office:value-type="float" office:value="21.612" calcext:value-type="float">
            <text:p>21.612</text:p>
          </table:table-cell>
          <table:table-cell table:formula="of:=[.B112]-[.C112]" office:value-type="float" office:value="-1.734" calcext:value-type="float">
            <text:p>-1.734</text:p>
          </table:table-cell>
          <table:table-cell/>
          <table:table-cell office:value-type="float" office:value="20.955" calcext:value-type="float">
            <text:p>20.955</text:p>
          </table:table-cell>
          <table:table-cell office:value-type="float" office:value="16.885" calcext:value-type="float">
            <text:p>16.885</text:p>
          </table:table-cell>
          <table:table-cell table:formula="of:=[.F112]-[.G112]" office:value-type="float" office:value="4.07" calcext:value-type="float">
            <text:p>4.07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20.519" calcext:value-type="float">
            <text:p>20.519</text:p>
          </table:table-cell>
          <table:table-cell office:value-type="float" office:value="16.531" calcext:value-type="float">
            <text:p>16.531</text:p>
          </table:table-cell>
          <table:table-cell table:formula="of:=[.B113]-[.C113]" office:value-type="float" office:value="3.988" calcext:value-type="float">
            <text:p>3.988</text:p>
          </table:table-cell>
          <table:table-cell/>
          <table:table-cell office:value-type="float" office:value="21.703" calcext:value-type="float">
            <text:p>21.703</text:p>
          </table:table-cell>
          <table:table-cell office:value-type="float" office:value="16.045" calcext:value-type="float">
            <text:p>16.045</text:p>
          </table:table-cell>
          <table:table-cell table:formula="of:=[.F113]-[.G113]" office:value-type="float" office:value="5.658" calcext:value-type="float">
            <text:p>5.658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21.915" calcext:value-type="float">
            <text:p>21.915</text:p>
          </table:table-cell>
          <table:table-cell office:value-type="float" office:value="19.821" calcext:value-type="float">
            <text:p>19.821</text:p>
          </table:table-cell>
          <table:table-cell table:formula="of:=[.B114]-[.C114]" office:value-type="float" office:value="2.094" calcext:value-type="float">
            <text:p>2.094</text:p>
          </table:table-cell>
          <table:table-cell/>
          <table:table-cell office:value-type="float" office:value="18.622" calcext:value-type="float">
            <text:p>18.622</text:p>
          </table:table-cell>
          <table:table-cell office:value-type="float" office:value="15.981" calcext:value-type="float">
            <text:p>15.981</text:p>
          </table:table-cell>
          <table:table-cell table:formula="of:=[.F114]-[.G114]" office:value-type="float" office:value="2.641" calcext:value-type="float">
            <text:p>2.641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25.741" calcext:value-type="float">
            <text:p>25.741</text:p>
          </table:table-cell>
          <table:table-cell office:value-type="float" office:value="17.069" calcext:value-type="float">
            <text:p>17.069</text:p>
          </table:table-cell>
          <table:table-cell table:formula="of:=[.B115]-[.C115]" office:value-type="float" office:value="8.672" calcext:value-type="float">
            <text:p>8.672</text:p>
          </table:table-cell>
          <table:table-cell/>
          <table:table-cell office:value-type="float" office:value="22.265" calcext:value-type="float">
            <text:p>22.265</text:p>
          </table:table-cell>
          <table:table-cell office:value-type="float" office:value="17.744" calcext:value-type="float">
            <text:p>17.744</text:p>
          </table:table-cell>
          <table:table-cell table:formula="of:=[.F115]-[.G115]" office:value-type="float" office:value="4.521" calcext:value-type="float">
            <text:p>4.521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0.556" calcext:value-type="float">
            <text:p>20.556</text:p>
          </table:table-cell>
          <table:table-cell office:value-type="float" office:value="18.535" calcext:value-type="float">
            <text:p>18.535</text:p>
          </table:table-cell>
          <table:table-cell table:formula="of:=[.B116]-[.C116]" office:value-type="float" office:value="2.021" calcext:value-type="float">
            <text:p>2.021</text:p>
          </table:table-cell>
          <table:table-cell/>
          <table:table-cell office:value-type="float" office:value="21.249" calcext:value-type="float">
            <text:p>21.249</text:p>
          </table:table-cell>
          <table:table-cell office:value-type="float" office:value="18.053" calcext:value-type="float">
            <text:p>18.053</text:p>
          </table:table-cell>
          <table:table-cell table:formula="of:=[.F116]-[.G116]" office:value-type="float" office:value="3.196" calcext:value-type="float">
            <text:p>3.196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24.182" calcext:value-type="float">
            <text:p>24.182</text:p>
          </table:table-cell>
          <table:table-cell office:value-type="float" office:value="18.312" calcext:value-type="float">
            <text:p>18.312</text:p>
          </table:table-cell>
          <table:table-cell table:formula="of:=[.B117]-[.C117]" office:value-type="float" office:value="5.87" calcext:value-type="float">
            <text:p>5.87</text:p>
          </table:table-cell>
          <table:table-cell/>
          <table:table-cell office:value-type="float" office:value="24.713" calcext:value-type="float">
            <text:p>24.713</text:p>
          </table:table-cell>
          <table:table-cell office:value-type="float" office:value="19.04" calcext:value-type="float">
            <text:p>19.04</text:p>
          </table:table-cell>
          <table:table-cell table:formula="of:=[.F117]-[.G117]" office:value-type="float" office:value="5.673" calcext:value-type="float">
            <text:p>5.673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22.238" calcext:value-type="float">
            <text:p>22.238</text:p>
          </table:table-cell>
          <table:table-cell office:value-type="float" office:value="19.16" calcext:value-type="float">
            <text:p>19.16</text:p>
          </table:table-cell>
          <table:table-cell table:formula="of:=[.B118]-[.C118]" office:value-type="float" office:value="3.078" calcext:value-type="float">
            <text:p>3.078</text:p>
          </table:table-cell>
          <table:table-cell/>
          <table:table-cell office:value-type="float" office:value="22.994" calcext:value-type="float">
            <text:p>22.994</text:p>
          </table:table-cell>
          <table:table-cell office:value-type="float" office:value="18.691" calcext:value-type="float">
            <text:p>18.691</text:p>
          </table:table-cell>
          <table:table-cell table:formula="of:=[.F118]-[.G118]" office:value-type="float" office:value="4.303" calcext:value-type="float">
            <text:p>4.303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21.061" calcext:value-type="float">
            <text:p>21.061</text:p>
          </table:table-cell>
          <table:table-cell office:value-type="float" office:value="19.038" calcext:value-type="float">
            <text:p>19.038</text:p>
          </table:table-cell>
          <table:table-cell table:formula="of:=[.B119]-[.C119]" office:value-type="float" office:value="2.023" calcext:value-type="float">
            <text:p>2.023</text:p>
          </table:table-cell>
          <table:table-cell/>
          <table:table-cell office:value-type="float" office:value="22.213" calcext:value-type="float">
            <text:p>22.213</text:p>
          </table:table-cell>
          <table:table-cell office:value-type="float" office:value="17.013" calcext:value-type="float">
            <text:p>17.013</text:p>
          </table:table-cell>
          <table:table-cell table:formula="of:=[.F119]-[.G119]" office:value-type="float" office:value="5.2" calcext:value-type="float">
            <text:p>5.2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23.061" calcext:value-type="float">
            <text:p>23.061</text:p>
          </table:table-cell>
          <table:table-cell office:value-type="float" office:value="20.183" calcext:value-type="float">
            <text:p>20.183</text:p>
          </table:table-cell>
          <table:table-cell table:formula="of:=[.B120]-[.C120]" office:value-type="float" office:value="2.878" calcext:value-type="float">
            <text:p>2.878</text:p>
          </table:table-cell>
          <table:table-cell/>
          <table:table-cell office:value-type="float" office:value="25.649" calcext:value-type="float">
            <text:p>25.649</text:p>
          </table:table-cell>
          <table:table-cell office:value-type="float" office:value="16.864" calcext:value-type="float">
            <text:p>16.864</text:p>
          </table:table-cell>
          <table:table-cell table:formula="of:=[.F120]-[.G120]" office:value-type="float" office:value="8.785" calcext:value-type="float">
            <text:p>8.785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29.055" calcext:value-type="float">
            <text:p>29.055</text:p>
          </table:table-cell>
          <table:table-cell office:value-type="float" office:value="18.989" calcext:value-type="float">
            <text:p>18.989</text:p>
          </table:table-cell>
          <table:table-cell table:formula="of:=[.B121]-[.C121]" office:value-type="float" office:value="10.066" calcext:value-type="float">
            <text:p>10.066</text:p>
          </table:table-cell>
          <table:table-cell/>
          <table:table-cell office:value-type="float" office:value="20.941" calcext:value-type="float">
            <text:p>20.941</text:p>
          </table:table-cell>
          <table:table-cell office:value-type="float" office:value="19.004" calcext:value-type="float">
            <text:p>19.004</text:p>
          </table:table-cell>
          <table:table-cell table:formula="of:=[.F121]-[.G121]" office:value-type="float" office:value="1.937" calcext:value-type="float">
            <text:p>1.937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35.567" calcext:value-type="float">
            <text:p>35.567</text:p>
          </table:table-cell>
          <table:table-cell office:value-type="float" office:value="19.316" calcext:value-type="float">
            <text:p>19.316</text:p>
          </table:table-cell>
          <table:table-cell table:formula="of:=[.B122]-[.C122]" office:value-type="float" office:value="16.251" calcext:value-type="float">
            <text:p>16.251</text:p>
          </table:table-cell>
          <table:table-cell/>
          <table:table-cell office:value-type="float" office:value="25.782" calcext:value-type="float">
            <text:p>25.782</text:p>
          </table:table-cell>
          <table:table-cell office:value-type="float" office:value="17.89" calcext:value-type="float">
            <text:p>17.89</text:p>
          </table:table-cell>
          <table:table-cell table:formula="of:=[.F122]-[.G122]" office:value-type="float" office:value="7.892" calcext:value-type="float">
            <text:p>7.89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32.786" calcext:value-type="float">
            <text:p>32.786</text:p>
          </table:table-cell>
          <table:table-cell office:value-type="float" office:value="20.334" calcext:value-type="float">
            <text:p>20.334</text:p>
          </table:table-cell>
          <table:table-cell table:formula="of:=[.B123]-[.C123]" office:value-type="float" office:value="12.452" calcext:value-type="float">
            <text:p>12.452</text:p>
          </table:table-cell>
          <table:table-cell/>
          <table:table-cell office:value-type="float" office:value="27.8" calcext:value-type="float">
            <text:p>27.8</text:p>
          </table:table-cell>
          <table:table-cell office:value-type="float" office:value="19.297" calcext:value-type="float">
            <text:p>19.297</text:p>
          </table:table-cell>
          <table:table-cell table:formula="of:=[.F123]-[.G123]" office:value-type="float" office:value="8.503" calcext:value-type="float">
            <text:p>8.503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24.08" calcext:value-type="float">
            <text:p>24.08</text:p>
          </table:table-cell>
          <table:table-cell office:value-type="float" office:value="20.561" calcext:value-type="float">
            <text:p>20.561</text:p>
          </table:table-cell>
          <table:table-cell table:formula="of:=[.B124]-[.C124]" office:value-type="float" office:value="3.519" calcext:value-type="float">
            <text:p>3.519</text:p>
          </table:table-cell>
          <table:table-cell/>
          <table:table-cell office:value-type="float" office:value="23.663" calcext:value-type="float">
            <text:p>23.663</text:p>
          </table:table-cell>
          <table:table-cell office:value-type="float" office:value="18.754" calcext:value-type="float">
            <text:p>18.754</text:p>
          </table:table-cell>
          <table:table-cell table:formula="of:=[.F124]-[.G124]" office:value-type="float" office:value="4.909" calcext:value-type="float">
            <text:p>4.909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19.546" calcext:value-type="float">
            <text:p>19.546</text:p>
          </table:table-cell>
          <table:table-cell office:value-type="float" office:value="18.338" calcext:value-type="float">
            <text:p>18.338</text:p>
          </table:table-cell>
          <table:table-cell table:formula="of:=[.B125]-[.C125]" office:value-type="float" office:value="1.208" calcext:value-type="float">
            <text:p>1.208</text:p>
          </table:table-cell>
          <table:table-cell/>
          <table:table-cell office:value-type="float" office:value="28.739" calcext:value-type="float">
            <text:p>28.739</text:p>
          </table:table-cell>
          <table:table-cell office:value-type="float" office:value="19.935" calcext:value-type="float">
            <text:p>19.935</text:p>
          </table:table-cell>
          <table:table-cell table:formula="of:=[.F125]-[.G125]" office:value-type="float" office:value="8.804" calcext:value-type="float">
            <text:p>8.804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27.619" calcext:value-type="float">
            <text:p>27.619</text:p>
          </table:table-cell>
          <table:table-cell office:value-type="float" office:value="22.736" calcext:value-type="float">
            <text:p>22.736</text:p>
          </table:table-cell>
          <table:table-cell table:formula="of:=[.B126]-[.C126]" office:value-type="float" office:value="4.883" calcext:value-type="float">
            <text:p>4.883</text:p>
          </table:table-cell>
          <table:table-cell/>
          <table:table-cell office:value-type="float" office:value="22.546" calcext:value-type="float">
            <text:p>22.546</text:p>
          </table:table-cell>
          <table:table-cell office:value-type="float" office:value="22.021" calcext:value-type="float">
            <text:p>22.021</text:p>
          </table:table-cell>
          <table:table-cell table:formula="of:=[.F126]-[.G126]" office:value-type="float" office:value="0.524999999999999" calcext:value-type="float">
            <text:p>0.525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29.838" calcext:value-type="float">
            <text:p>29.838</text:p>
          </table:table-cell>
          <table:table-cell office:value-type="float" office:value="18.295" calcext:value-type="float">
            <text:p>18.295</text:p>
          </table:table-cell>
          <table:table-cell table:formula="of:=[.B127]-[.C127]" office:value-type="float" office:value="11.543" calcext:value-type="float">
            <text:p>11.543</text:p>
          </table:table-cell>
          <table:table-cell/>
          <table:table-cell office:value-type="float" office:value="35.535" calcext:value-type="float">
            <text:p>35.535</text:p>
          </table:table-cell>
          <table:table-cell office:value-type="float" office:value="19.02" calcext:value-type="float">
            <text:p>19.02</text:p>
          </table:table-cell>
          <table:table-cell table:formula="of:=[.F127]-[.G127]" office:value-type="float" office:value="16.515" calcext:value-type="float">
            <text:p>16.515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32.601" calcext:value-type="float">
            <text:p>32.601</text:p>
          </table:table-cell>
          <table:table-cell office:value-type="float" office:value="18.086" calcext:value-type="float">
            <text:p>18.086</text:p>
          </table:table-cell>
          <table:table-cell table:formula="of:=[.B128]-[.C128]" office:value-type="float" office:value="14.515" calcext:value-type="float">
            <text:p>14.515</text:p>
          </table:table-cell>
          <table:table-cell/>
          <table:table-cell office:value-type="float" office:value="27.836" calcext:value-type="float">
            <text:p>27.836</text:p>
          </table:table-cell>
          <table:table-cell office:value-type="float" office:value="19.885" calcext:value-type="float">
            <text:p>19.885</text:p>
          </table:table-cell>
          <table:table-cell table:formula="of:=[.F128]-[.G128]" office:value-type="float" office:value="7.951" calcext:value-type="float">
            <text:p>7.951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0.215" calcext:value-type="float">
            <text:p>30.215</text:p>
          </table:table-cell>
          <table:table-cell office:value-type="float" office:value="20.131" calcext:value-type="float">
            <text:p>20.131</text:p>
          </table:table-cell>
          <table:table-cell table:formula="of:=[.B129]-[.C129]" office:value-type="float" office:value="10.084" calcext:value-type="float">
            <text:p>10.084</text:p>
          </table:table-cell>
          <table:table-cell/>
          <table:table-cell office:value-type="float" office:value="27.364" calcext:value-type="float">
            <text:p>27.364</text:p>
          </table:table-cell>
          <table:table-cell office:value-type="float" office:value="24.131" calcext:value-type="float">
            <text:p>24.131</text:p>
          </table:table-cell>
          <table:table-cell table:formula="of:=[.F129]-[.G129]" office:value-type="float" office:value="3.233" calcext:value-type="float">
            <text:p>3.233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5.21" calcext:value-type="float">
            <text:p>35.21</text:p>
          </table:table-cell>
          <table:table-cell office:value-type="float" office:value="20.638" calcext:value-type="float">
            <text:p>20.638</text:p>
          </table:table-cell>
          <table:table-cell table:formula="of:=[.B130]-[.C130]" office:value-type="float" office:value="14.572" calcext:value-type="float">
            <text:p>14.572</text:p>
          </table:table-cell>
          <table:table-cell/>
          <table:table-cell office:value-type="float" office:value="33.921" calcext:value-type="float">
            <text:p>33.921</text:p>
          </table:table-cell>
          <table:table-cell office:value-type="float" office:value="22.037" calcext:value-type="float">
            <text:p>22.037</text:p>
          </table:table-cell>
          <table:table-cell table:formula="of:=[.F130]-[.G130]" office:value-type="float" office:value="11.884" calcext:value-type="float">
            <text:p>11.884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38.21" calcext:value-type="float">
            <text:p>38.21</text:p>
          </table:table-cell>
          <table:table-cell office:value-type="float" office:value="19.94" calcext:value-type="float">
            <text:p>19.94</text:p>
          </table:table-cell>
          <table:table-cell table:formula="of:=[.B131]-[.C131]" office:value-type="float" office:value="18.27" calcext:value-type="float">
            <text:p>18.27</text:p>
          </table:table-cell>
          <table:table-cell/>
          <table:table-cell office:value-type="float" office:value="27.813" calcext:value-type="float">
            <text:p>27.813</text:p>
          </table:table-cell>
          <table:table-cell office:value-type="float" office:value="19.829" calcext:value-type="float">
            <text:p>19.829</text:p>
          </table:table-cell>
          <table:table-cell table:formula="of:=[.F131]-[.G131]" office:value-type="float" office:value="7.984" calcext:value-type="float">
            <text:p>7.984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30.238" calcext:value-type="float">
            <text:p>30.238</text:p>
          </table:table-cell>
          <table:table-cell office:value-type="float" office:value="23.489" calcext:value-type="float">
            <text:p>23.489</text:p>
          </table:table-cell>
          <table:table-cell table:formula="of:=[.B132]-[.C132]" office:value-type="float" office:value="6.749" calcext:value-type="float">
            <text:p>6.749</text:p>
          </table:table-cell>
          <table:table-cell/>
          <table:table-cell office:value-type="float" office:value="30.696" calcext:value-type="float">
            <text:p>30.696</text:p>
          </table:table-cell>
          <table:table-cell office:value-type="float" office:value="18.747" calcext:value-type="float">
            <text:p>18.747</text:p>
          </table:table-cell>
          <table:table-cell table:formula="of:=[.F132]-[.G132]" office:value-type="float" office:value="11.949" calcext:value-type="float">
            <text:p>11.949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38.82" calcext:value-type="float">
            <text:p>38.82</text:p>
          </table:table-cell>
          <table:table-cell office:value-type="float" office:value="25.911" calcext:value-type="float">
            <text:p>25.911</text:p>
          </table:table-cell>
          <table:table-cell table:formula="of:=[.B133]-[.C133]" office:value-type="float" office:value="12.909" calcext:value-type="float">
            <text:p>12.909</text:p>
          </table:table-cell>
          <table:table-cell/>
          <table:table-cell office:value-type="float" office:value="28.754" calcext:value-type="float">
            <text:p>28.754</text:p>
          </table:table-cell>
          <table:table-cell office:value-type="float" office:value="21.955" calcext:value-type="float">
            <text:p>21.955</text:p>
          </table:table-cell>
          <table:table-cell table:formula="of:=[.F133]-[.G133]" office:value-type="float" office:value="6.799" calcext:value-type="float">
            <text:p>6.799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31.363" calcext:value-type="float">
            <text:p>31.363</text:p>
          </table:table-cell>
          <table:table-cell office:value-type="float" office:value="27.56" calcext:value-type="float">
            <text:p>27.56</text:p>
          </table:table-cell>
          <table:table-cell table:formula="of:=[.B134]-[.C134]" office:value-type="float" office:value="3.803" calcext:value-type="float">
            <text:p>3.803</text:p>
          </table:table-cell>
          <table:table-cell/>
          <table:table-cell office:value-type="float" office:value="34.723" calcext:value-type="float">
            <text:p>34.723</text:p>
          </table:table-cell>
          <table:table-cell office:value-type="float" office:value="20.428" calcext:value-type="float">
            <text:p>20.428</text:p>
          </table:table-cell>
          <table:table-cell table:formula="of:=[.F134]-[.G134]" office:value-type="float" office:value="14.295" calcext:value-type="float">
            <text:p>14.295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40.965" calcext:value-type="float">
            <text:p>40.965</text:p>
          </table:table-cell>
          <table:table-cell office:value-type="float" office:value="22.956" calcext:value-type="float">
            <text:p>22.956</text:p>
          </table:table-cell>
          <table:table-cell table:formula="of:=[.B135]-[.C135]" office:value-type="float" office:value="18.009" calcext:value-type="float">
            <text:p>18.009</text:p>
          </table:table-cell>
          <table:table-cell/>
          <table:table-cell office:value-type="float" office:value="37.403" calcext:value-type="float">
            <text:p>37.403</text:p>
          </table:table-cell>
          <table:table-cell office:value-type="float" office:value="21.005" calcext:value-type="float">
            <text:p>21.005</text:p>
          </table:table-cell>
          <table:table-cell table:formula="of:=[.F135]-[.G135]" office:value-type="float" office:value="16.398" calcext:value-type="float">
            <text:p>16.398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36.954" calcext:value-type="float">
            <text:p>36.954</text:p>
          </table:table-cell>
          <table:table-cell office:value-type="float" office:value="25.45" calcext:value-type="float">
            <text:p>25.45</text:p>
          </table:table-cell>
          <table:table-cell table:formula="of:=[.B136]-[.C136]" office:value-type="float" office:value="11.504" calcext:value-type="float">
            <text:p>11.504</text:p>
          </table:table-cell>
          <table:table-cell/>
          <table:table-cell office:value-type="float" office:value="37.377" calcext:value-type="float">
            <text:p>37.377</text:p>
          </table:table-cell>
          <table:table-cell office:value-type="float" office:value="22.238" calcext:value-type="float">
            <text:p>22.238</text:p>
          </table:table-cell>
          <table:table-cell table:formula="of:=[.F136]-[.G136]" office:value-type="float" office:value="15.139" calcext:value-type="float">
            <text:p>15.139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33.837" calcext:value-type="float">
            <text:p>33.837</text:p>
          </table:table-cell>
          <table:table-cell office:value-type="float" office:value="22.341" calcext:value-type="float">
            <text:p>22.341</text:p>
          </table:table-cell>
          <table:table-cell table:formula="of:=[.B137]-[.C137]" office:value-type="float" office:value="11.496" calcext:value-type="float">
            <text:p>11.496</text:p>
          </table:table-cell>
          <table:table-cell/>
          <table:table-cell office:value-type="float" office:value="33.652" calcext:value-type="float">
            <text:p>33.652</text:p>
          </table:table-cell>
          <table:table-cell office:value-type="float" office:value="23.715" calcext:value-type="float">
            <text:p>23.715</text:p>
          </table:table-cell>
          <table:table-cell table:formula="of:=[.F137]-[.G137]" office:value-type="float" office:value="9.937" calcext:value-type="float">
            <text:p>9.937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26.695" calcext:value-type="float">
            <text:p>26.695</text:p>
          </table:table-cell>
          <table:table-cell office:value-type="float" office:value="21.139" calcext:value-type="float">
            <text:p>21.139</text:p>
          </table:table-cell>
          <table:table-cell table:formula="of:=[.B138]-[.C138]" office:value-type="float" office:value="5.556" calcext:value-type="float">
            <text:p>5.556</text:p>
          </table:table-cell>
          <table:table-cell/>
          <table:table-cell office:value-type="float" office:value="33.161" calcext:value-type="float">
            <text:p>33.161</text:p>
          </table:table-cell>
          <table:table-cell office:value-type="float" office:value="22.478" calcext:value-type="float">
            <text:p>22.478</text:p>
          </table:table-cell>
          <table:table-cell table:formula="of:=[.F138]-[.G138]" office:value-type="float" office:value="10.683" calcext:value-type="float">
            <text:p>10.683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35.227" calcext:value-type="float">
            <text:p>35.227</text:p>
          </table:table-cell>
          <table:table-cell office:value-type="float" office:value="21.894" calcext:value-type="float">
            <text:p>21.894</text:p>
          </table:table-cell>
          <table:table-cell table:formula="of:=[.B139]-[.C139]" office:value-type="float" office:value="13.333" calcext:value-type="float">
            <text:p>13.333</text:p>
          </table:table-cell>
          <table:table-cell/>
          <table:table-cell office:value-type="float" office:value="35.595" calcext:value-type="float">
            <text:p>35.595</text:p>
          </table:table-cell>
          <table:table-cell office:value-type="float" office:value="20.321" calcext:value-type="float">
            <text:p>20.321</text:p>
          </table:table-cell>
          <table:table-cell table:formula="of:=[.F139]-[.G139]" office:value-type="float" office:value="15.274" calcext:value-type="float">
            <text:p>15.274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34.637" calcext:value-type="float">
            <text:p>34.637</text:p>
          </table:table-cell>
          <table:table-cell office:value-type="float" office:value="28.661" calcext:value-type="float">
            <text:p>28.661</text:p>
          </table:table-cell>
          <table:table-cell table:formula="of:=[.B140]-[.C140]" office:value-type="float" office:value="5.976" calcext:value-type="float">
            <text:p>5.976</text:p>
          </table:table-cell>
          <table:table-cell/>
          <table:table-cell office:value-type="float" office:value="30.918" calcext:value-type="float">
            <text:p>30.918</text:p>
          </table:table-cell>
          <table:table-cell office:value-type="float" office:value="21.36" calcext:value-type="float">
            <text:p>21.36</text:p>
          </table:table-cell>
          <table:table-cell table:formula="of:=[.F140]-[.G140]" office:value-type="float" office:value="9.558" calcext:value-type="float">
            <text:p>9.558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39.047" calcext:value-type="float">
            <text:p>39.047</text:p>
          </table:table-cell>
          <table:table-cell office:value-type="float" office:value="25.469" calcext:value-type="float">
            <text:p>25.469</text:p>
          </table:table-cell>
          <table:table-cell table:formula="of:=[.B141]-[.C141]" office:value-type="float" office:value="13.578" calcext:value-type="float">
            <text:p>13.578</text:p>
          </table:table-cell>
          <table:table-cell/>
          <table:table-cell office:value-type="float" office:value="40.301" calcext:value-type="float">
            <text:p>40.301</text:p>
          </table:table-cell>
          <table:table-cell office:value-type="float" office:value="26.184" calcext:value-type="float">
            <text:p>26.184</text:p>
          </table:table-cell>
          <table:table-cell table:formula="of:=[.F141]-[.G141]" office:value-type="float" office:value="14.117" calcext:value-type="float">
            <text:p>14.117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0.659" calcext:value-type="float">
            <text:p>40.659</text:p>
          </table:table-cell>
          <table:table-cell office:value-type="float" office:value="28.282" calcext:value-type="float">
            <text:p>28.282</text:p>
          </table:table-cell>
          <table:table-cell table:formula="of:=[.B142]-[.C142]" office:value-type="float" office:value="12.377" calcext:value-type="float">
            <text:p>12.377</text:p>
          </table:table-cell>
          <table:table-cell/>
          <table:table-cell office:value-type="float" office:value="37.032" calcext:value-type="float">
            <text:p>37.032</text:p>
          </table:table-cell>
          <table:table-cell office:value-type="float" office:value="25.044" calcext:value-type="float">
            <text:p>25.044</text:p>
          </table:table-cell>
          <table:table-cell table:formula="of:=[.F142]-[.G142]" office:value-type="float" office:value="11.988" calcext:value-type="float">
            <text:p>11.988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4.003" calcext:value-type="float">
            <text:p>44.003</text:p>
          </table:table-cell>
          <table:table-cell office:value-type="float" office:value="28.717" calcext:value-type="float">
            <text:p>28.717</text:p>
          </table:table-cell>
          <table:table-cell table:formula="of:=[.B143]-[.C143]" office:value-type="float" office:value="15.286" calcext:value-type="float">
            <text:p>15.286</text:p>
          </table:table-cell>
          <table:table-cell/>
          <table:table-cell office:value-type="float" office:value="36.224" calcext:value-type="float">
            <text:p>36.224</text:p>
          </table:table-cell>
          <table:table-cell office:value-type="float" office:value="27.225" calcext:value-type="float">
            <text:p>27.225</text:p>
          </table:table-cell>
          <table:table-cell table:formula="of:=[.F143]-[.G143]" office:value-type="float" office:value="8.999" calcext:value-type="float">
            <text:p>8.999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34.692" calcext:value-type="float">
            <text:p>34.692</text:p>
          </table:table-cell>
          <table:table-cell office:value-type="float" office:value="28.04" calcext:value-type="float">
            <text:p>28.04</text:p>
          </table:table-cell>
          <table:table-cell table:formula="of:=[.B144]-[.C144]" office:value-type="float" office:value="6.652" calcext:value-type="float">
            <text:p>6.652</text:p>
          </table:table-cell>
          <table:table-cell/>
          <table:table-cell office:value-type="float" office:value="36.877" calcext:value-type="float">
            <text:p>36.877</text:p>
          </table:table-cell>
          <table:table-cell office:value-type="float" office:value="25.428" calcext:value-type="float">
            <text:p>25.428</text:p>
          </table:table-cell>
          <table:table-cell table:formula="of:=[.F144]-[.G144]" office:value-type="float" office:value="11.449" calcext:value-type="float">
            <text:p>11.449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38.53" calcext:value-type="float">
            <text:p>38.53</text:p>
          </table:table-cell>
          <table:table-cell office:value-type="float" office:value="27.452" calcext:value-type="float">
            <text:p>27.452</text:p>
          </table:table-cell>
          <table:table-cell table:formula="of:=[.B145]-[.C145]" office:value-type="float" office:value="11.078" calcext:value-type="float">
            <text:p>11.078</text:p>
          </table:table-cell>
          <table:table-cell/>
          <table:table-cell office:value-type="float" office:value="37.525" calcext:value-type="float">
            <text:p>37.525</text:p>
          </table:table-cell>
          <table:table-cell office:value-type="float" office:value="28.243" calcext:value-type="float">
            <text:p>28.243</text:p>
          </table:table-cell>
          <table:table-cell table:formula="of:=[.F145]-[.G145]" office:value-type="float" office:value="9.282" calcext:value-type="float">
            <text:p>9.282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39.316" calcext:value-type="float">
            <text:p>39.316</text:p>
          </table:table-cell>
          <table:table-cell office:value-type="float" office:value="28.44" calcext:value-type="float">
            <text:p>28.44</text:p>
          </table:table-cell>
          <table:table-cell table:formula="of:=[.B146]-[.C146]" office:value-type="float" office:value="10.876" calcext:value-type="float">
            <text:p>10.876</text:p>
          </table:table-cell>
          <table:table-cell/>
          <table:table-cell office:value-type="float" office:value="34.61" calcext:value-type="float">
            <text:p>34.61</text:p>
          </table:table-cell>
          <table:table-cell office:value-type="float" office:value="26.16" calcext:value-type="float">
            <text:p>26.16</text:p>
          </table:table-cell>
          <table:table-cell table:formula="of:=[.F146]-[.G146]" office:value-type="float" office:value="8.45" calcext:value-type="float">
            <text:p>8.45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47.534" calcext:value-type="float">
            <text:p>47.534</text:p>
          </table:table-cell>
          <table:table-cell office:value-type="float" office:value="22.598" calcext:value-type="float">
            <text:p>22.598</text:p>
          </table:table-cell>
          <table:table-cell table:formula="of:=[.B147]-[.C147]" office:value-type="float" office:value="24.936" calcext:value-type="float">
            <text:p>24.936</text:p>
          </table:table-cell>
          <table:table-cell/>
          <table:table-cell office:value-type="float" office:value="36.987" calcext:value-type="float">
            <text:p>36.987</text:p>
          </table:table-cell>
          <table:table-cell office:value-type="float" office:value="27.6" calcext:value-type="float">
            <text:p>27.6</text:p>
          </table:table-cell>
          <table:table-cell table:formula="of:=[.F147]-[.G147]" office:value-type="float" office:value="9.387" calcext:value-type="float">
            <text:p>9.387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8.518" calcext:value-type="float">
            <text:p>48.518</text:p>
          </table:table-cell>
          <table:table-cell office:value-type="float" office:value="31.656" calcext:value-type="float">
            <text:p>31.656</text:p>
          </table:table-cell>
          <table:table-cell table:formula="of:=[.B148]-[.C148]" office:value-type="float" office:value="16.862" calcext:value-type="float">
            <text:p>16.862</text:p>
          </table:table-cell>
          <table:table-cell/>
          <table:table-cell office:value-type="float" office:value="37.217" calcext:value-type="float">
            <text:p>37.217</text:p>
          </table:table-cell>
          <table:table-cell office:value-type="float" office:value="27.133" calcext:value-type="float">
            <text:p>27.133</text:p>
          </table:table-cell>
          <table:table-cell table:formula="of:=[.F148]-[.G148]" office:value-type="float" office:value="10.084" calcext:value-type="float">
            <text:p>10.084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42.161" calcext:value-type="float">
            <text:p>42.161</text:p>
          </table:table-cell>
          <table:table-cell office:value-type="float" office:value="27.3" calcext:value-type="float">
            <text:p>27.3</text:p>
          </table:table-cell>
          <table:table-cell table:formula="of:=[.B149]-[.C149]" office:value-type="float" office:value="14.861" calcext:value-type="float">
            <text:p>14.861</text:p>
          </table:table-cell>
          <table:table-cell/>
          <table:table-cell office:value-type="float" office:value="42.354" calcext:value-type="float">
            <text:p>42.354</text:p>
          </table:table-cell>
          <table:table-cell office:value-type="float" office:value="29.833" calcext:value-type="float">
            <text:p>29.833</text:p>
          </table:table-cell>
          <table:table-cell table:formula="of:=[.F149]-[.G149]" office:value-type="float" office:value="12.521" calcext:value-type="float">
            <text:p>12.521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2.681" calcext:value-type="float">
            <text:p>42.681</text:p>
          </table:table-cell>
          <table:table-cell office:value-type="float" office:value="26.491" calcext:value-type="float">
            <text:p>26.491</text:p>
          </table:table-cell>
          <table:table-cell table:formula="of:=[.B150]-[.C150]" office:value-type="float" office:value="16.19" calcext:value-type="float">
            <text:p>16.19</text:p>
          </table:table-cell>
          <table:table-cell/>
          <table:table-cell office:value-type="float" office:value="44.42" calcext:value-type="float">
            <text:p>44.42</text:p>
          </table:table-cell>
          <table:table-cell office:value-type="float" office:value="26.682" calcext:value-type="float">
            <text:p>26.682</text:p>
          </table:table-cell>
          <table:table-cell table:formula="of:=[.F150]-[.G150]" office:value-type="float" office:value="17.738" calcext:value-type="float">
            <text:p>17.738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49.862" calcext:value-type="float">
            <text:p>49.862</text:p>
          </table:table-cell>
          <table:table-cell office:value-type="float" office:value="29.129" calcext:value-type="float">
            <text:p>29.129</text:p>
          </table:table-cell>
          <table:table-cell table:formula="of:=[.B151]-[.C151]" office:value-type="float" office:value="20.733" calcext:value-type="float">
            <text:p>20.733</text:p>
          </table:table-cell>
          <table:table-cell/>
          <table:table-cell office:value-type="float" office:value="38.044" calcext:value-type="float">
            <text:p>38.044</text:p>
          </table:table-cell>
          <table:table-cell office:value-type="float" office:value="24.233" calcext:value-type="float">
            <text:p>24.233</text:p>
          </table:table-cell>
          <table:table-cell table:formula="of:=[.F151]-[.G151]" office:value-type="float" office:value="13.811" calcext:value-type="float">
            <text:p>13.811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1.218" calcext:value-type="float">
            <text:p>41.218</text:p>
          </table:table-cell>
          <table:table-cell office:value-type="float" office:value="26.985" calcext:value-type="float">
            <text:p>26.985</text:p>
          </table:table-cell>
          <table:table-cell table:formula="of:=[.B152]-[.C152]" office:value-type="float" office:value="14.233" calcext:value-type="float">
            <text:p>14.233</text:p>
          </table:table-cell>
          <table:table-cell/>
          <table:table-cell office:value-type="float" office:value="40.269" calcext:value-type="float">
            <text:p>40.269</text:p>
          </table:table-cell>
          <table:table-cell office:value-type="float" office:value="28.477" calcext:value-type="float">
            <text:p>28.477</text:p>
          </table:table-cell>
          <table:table-cell table:formula="of:=[.F152]-[.G152]" office:value-type="float" office:value="11.792" calcext:value-type="float">
            <text:p>11.79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36.264" calcext:value-type="float">
            <text:p>36.264</text:p>
          </table:table-cell>
          <table:table-cell office:value-type="float" office:value="27.224" calcext:value-type="float">
            <text:p>27.224</text:p>
          </table:table-cell>
          <table:table-cell table:formula="of:=[.B153]-[.C153]" office:value-type="float" office:value="9.04" calcext:value-type="float">
            <text:p>9.04</text:p>
          </table:table-cell>
          <table:table-cell/>
          <table:table-cell office:value-type="float" office:value="31.612" calcext:value-type="float">
            <text:p>31.612</text:p>
          </table:table-cell>
          <table:table-cell office:value-type="float" office:value="26.854" calcext:value-type="float">
            <text:p>26.854</text:p>
          </table:table-cell>
          <table:table-cell table:formula="of:=[.F153]-[.G153]" office:value-type="float" office:value="4.758" calcext:value-type="float">
            <text:p>4.758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9.007" calcext:value-type="float">
            <text:p>39.007</text:p>
          </table:table-cell>
          <table:table-cell office:value-type="float" office:value="27.073" calcext:value-type="float">
            <text:p>27.073</text:p>
          </table:table-cell>
          <table:table-cell table:formula="of:=[.B154]-[.C154]" office:value-type="float" office:value="11.934" calcext:value-type="float">
            <text:p>11.934</text:p>
          </table:table-cell>
          <table:table-cell/>
          <table:table-cell office:value-type="float" office:value="34.342" calcext:value-type="float">
            <text:p>34.342</text:p>
          </table:table-cell>
          <table:table-cell office:value-type="float" office:value="28.771" calcext:value-type="float">
            <text:p>28.771</text:p>
          </table:table-cell>
          <table:table-cell table:formula="of:=[.F154]-[.G154]" office:value-type="float" office:value="5.571" calcext:value-type="float">
            <text:p>5.571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3.686" calcext:value-type="float">
            <text:p>53.686</text:p>
          </table:table-cell>
          <table:table-cell office:value-type="float" office:value="33.838" calcext:value-type="float">
            <text:p>33.838</text:p>
          </table:table-cell>
          <table:table-cell table:formula="of:=[.B155]-[.C155]" office:value-type="float" office:value="19.848" calcext:value-type="float">
            <text:p>19.848</text:p>
          </table:table-cell>
          <table:table-cell/>
          <table:table-cell office:value-type="float" office:value="38.318" calcext:value-type="float">
            <text:p>38.318</text:p>
          </table:table-cell>
          <table:table-cell office:value-type="float" office:value="25.718" calcext:value-type="float">
            <text:p>25.718</text:p>
          </table:table-cell>
          <table:table-cell table:formula="of:=[.F155]-[.G155]" office:value-type="float" office:value="12.6" calcext:value-type="float">
            <text:p>12.6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47.271" calcext:value-type="float">
            <text:p>47.271</text:p>
          </table:table-cell>
          <table:table-cell office:value-type="float" office:value="29.04" calcext:value-type="float">
            <text:p>29.04</text:p>
          </table:table-cell>
          <table:table-cell table:formula="of:=[.B156]-[.C156]" office:value-type="float" office:value="18.231" calcext:value-type="float">
            <text:p>18.231</text:p>
          </table:table-cell>
          <table:table-cell/>
          <table:table-cell office:value-type="float" office:value="46.67" calcext:value-type="float">
            <text:p>46.67</text:p>
          </table:table-cell>
          <table:table-cell office:value-type="float" office:value="27.027" calcext:value-type="float">
            <text:p>27.027</text:p>
          </table:table-cell>
          <table:table-cell table:formula="of:=[.F156]-[.G156]" office:value-type="float" office:value="19.643" calcext:value-type="float">
            <text:p>19.643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50.423" calcext:value-type="float">
            <text:p>50.423</text:p>
          </table:table-cell>
          <table:table-cell office:value-type="float" office:value="33.972" calcext:value-type="float">
            <text:p>33.972</text:p>
          </table:table-cell>
          <table:table-cell table:formula="of:=[.B157]-[.C157]" office:value-type="float" office:value="16.451" calcext:value-type="float">
            <text:p>16.451</text:p>
          </table:table-cell>
          <table:table-cell/>
          <table:table-cell office:value-type="float" office:value="46.414" calcext:value-type="float">
            <text:p>46.414</text:p>
          </table:table-cell>
          <table:table-cell office:value-type="float" office:value="33.091" calcext:value-type="float">
            <text:p>33.091</text:p>
          </table:table-cell>
          <table:table-cell table:formula="of:=[.F157]-[.G157]" office:value-type="float" office:value="13.323" calcext:value-type="float">
            <text:p>13.323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8.385" calcext:value-type="float">
            <text:p>58.385</text:p>
          </table:table-cell>
          <table:table-cell office:value-type="float" office:value="35.047" calcext:value-type="float">
            <text:p>35.047</text:p>
          </table:table-cell>
          <table:table-cell table:formula="of:=[.B158]-[.C158]" office:value-type="float" office:value="23.338" calcext:value-type="float">
            <text:p>23.338</text:p>
          </table:table-cell>
          <table:table-cell/>
          <table:table-cell office:value-type="float" office:value="42.481" calcext:value-type="float">
            <text:p>42.481</text:p>
          </table:table-cell>
          <table:table-cell office:value-type="float" office:value="34.285" calcext:value-type="float">
            <text:p>34.285</text:p>
          </table:table-cell>
          <table:table-cell table:formula="of:=[.F158]-[.G158]" office:value-type="float" office:value="8.19600000000001" calcext:value-type="float">
            <text:p>8.196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57.111" calcext:value-type="float">
            <text:p>57.111</text:p>
          </table:table-cell>
          <table:table-cell office:value-type="float" office:value="31.834" calcext:value-type="float">
            <text:p>31.834</text:p>
          </table:table-cell>
          <table:table-cell table:formula="of:=[.B159]-[.C159]" office:value-type="float" office:value="25.277" calcext:value-type="float">
            <text:p>25.277</text:p>
          </table:table-cell>
          <table:table-cell/>
          <table:table-cell office:value-type="float" office:value="36.795" calcext:value-type="float">
            <text:p>36.795</text:p>
          </table:table-cell>
          <table:table-cell office:value-type="float" office:value="35.274" calcext:value-type="float">
            <text:p>35.274</text:p>
          </table:table-cell>
          <table:table-cell table:formula="of:=[.F159]-[.G159]" office:value-type="float" office:value="1.521" calcext:value-type="float">
            <text:p>1.521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51.946" calcext:value-type="float">
            <text:p>51.946</text:p>
          </table:table-cell>
          <table:table-cell office:value-type="float" office:value="37.401" calcext:value-type="float">
            <text:p>37.401</text:p>
          </table:table-cell>
          <table:table-cell table:formula="of:=[.B160]-[.C160]" office:value-type="float" office:value="14.545" calcext:value-type="float">
            <text:p>14.545</text:p>
          </table:table-cell>
          <table:table-cell/>
          <table:table-cell office:value-type="float" office:value="43.45" calcext:value-type="float">
            <text:p>43.45</text:p>
          </table:table-cell>
          <table:table-cell office:value-type="float" office:value="31.585" calcext:value-type="float">
            <text:p>31.585</text:p>
          </table:table-cell>
          <table:table-cell table:formula="of:=[.F160]-[.G160]" office:value-type="float" office:value="11.865" calcext:value-type="float">
            <text:p>11.865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59.244" calcext:value-type="float">
            <text:p>59.244</text:p>
          </table:table-cell>
          <table:table-cell office:value-type="float" office:value="33.952" calcext:value-type="float">
            <text:p>33.952</text:p>
          </table:table-cell>
          <table:table-cell table:formula="of:=[.B161]-[.C161]" office:value-type="float" office:value="25.292" calcext:value-type="float">
            <text:p>25.292</text:p>
          </table:table-cell>
          <table:table-cell/>
          <table:table-cell office:value-type="float" office:value="42.217" calcext:value-type="float">
            <text:p>42.217</text:p>
          </table:table-cell>
          <table:table-cell office:value-type="float" office:value="33.555" calcext:value-type="float">
            <text:p>33.555</text:p>
          </table:table-cell>
          <table:table-cell table:formula="of:=[.F161]-[.G161]" office:value-type="float" office:value="8.662" calcext:value-type="float">
            <text:p>8.66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58.537" calcext:value-type="float">
            <text:p>58.537</text:p>
          </table:table-cell>
          <table:table-cell office:value-type="float" office:value="30.536" calcext:value-type="float">
            <text:p>30.536</text:p>
          </table:table-cell>
          <table:table-cell table:formula="of:=[.B162]-[.C162]" office:value-type="float" office:value="28.001" calcext:value-type="float">
            <text:p>28.001</text:p>
          </table:table-cell>
          <table:table-cell/>
          <table:table-cell office:value-type="float" office:value="38.165" calcext:value-type="float">
            <text:p>38.165</text:p>
          </table:table-cell>
          <table:table-cell office:value-type="float" office:value="28.352" calcext:value-type="float">
            <text:p>28.352</text:p>
          </table:table-cell>
          <table:table-cell table:formula="of:=[.F162]-[.G162]" office:value-type="float" office:value="9.813" calcext:value-type="float">
            <text:p>9.8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3.077" calcext:value-type="float">
            <text:p>53.077</text:p>
          </table:table-cell>
          <table:table-cell office:value-type="float" office:value="37.513" calcext:value-type="float">
            <text:p>37.513</text:p>
          </table:table-cell>
          <table:table-cell table:formula="of:=[.B163]-[.C163]" office:value-type="float" office:value="15.564" calcext:value-type="float">
            <text:p>15.564</text:p>
          </table:table-cell>
          <table:table-cell/>
          <table:table-cell office:value-type="float" office:value="50.668" calcext:value-type="float">
            <text:p>50.668</text:p>
          </table:table-cell>
          <table:table-cell office:value-type="float" office:value="37.479" calcext:value-type="float">
            <text:p>37.479</text:p>
          </table:table-cell>
          <table:table-cell table:formula="of:=[.F163]-[.G163]" office:value-type="float" office:value="13.189" calcext:value-type="float">
            <text:p>13.189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6.153" calcext:value-type="float">
            <text:p>56.153</text:p>
          </table:table-cell>
          <table:table-cell office:value-type="float" office:value="36.737" calcext:value-type="float">
            <text:p>36.737</text:p>
          </table:table-cell>
          <table:table-cell table:formula="of:=[.B164]-[.C164]" office:value-type="float" office:value="19.416" calcext:value-type="float">
            <text:p>19.416</text:p>
          </table:table-cell>
          <table:table-cell/>
          <table:table-cell office:value-type="float" office:value="48.561" calcext:value-type="float">
            <text:p>48.561</text:p>
          </table:table-cell>
          <table:table-cell office:value-type="float" office:value="34.08" calcext:value-type="float">
            <text:p>34.08</text:p>
          </table:table-cell>
          <table:table-cell table:formula="of:=[.F164]-[.G164]" office:value-type="float" office:value="14.481" calcext:value-type="float">
            <text:p>14.481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61.773" calcext:value-type="float">
            <text:p>61.773</text:p>
          </table:table-cell>
          <table:table-cell office:value-type="float" office:value="33.59" calcext:value-type="float">
            <text:p>33.59</text:p>
          </table:table-cell>
          <table:table-cell table:formula="of:=[.B165]-[.C165]" office:value-type="float" office:value="28.183" calcext:value-type="float">
            <text:p>28.183</text:p>
          </table:table-cell>
          <table:table-cell/>
          <table:table-cell office:value-type="float" office:value="36.961" calcext:value-type="float">
            <text:p>36.961</text:p>
          </table:table-cell>
          <table:table-cell office:value-type="float" office:value="33.605" calcext:value-type="float">
            <text:p>33.605</text:p>
          </table:table-cell>
          <table:table-cell table:formula="of:=[.F165]-[.G165]" office:value-type="float" office:value="3.356" calcext:value-type="float">
            <text:p>3.35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58.835" calcext:value-type="float">
            <text:p>58.835</text:p>
          </table:table-cell>
          <table:table-cell office:value-type="float" office:value="33.665" calcext:value-type="float">
            <text:p>33.665</text:p>
          </table:table-cell>
          <table:table-cell table:formula="of:=[.B166]-[.C166]" office:value-type="float" office:value="25.17" calcext:value-type="float">
            <text:p>25.17</text:p>
          </table:table-cell>
          <table:table-cell/>
          <table:table-cell office:value-type="float" office:value="43.087" calcext:value-type="float">
            <text:p>43.087</text:p>
          </table:table-cell>
          <table:table-cell office:value-type="float" office:value="35.371" calcext:value-type="float">
            <text:p>35.371</text:p>
          </table:table-cell>
          <table:table-cell table:formula="of:=[.F166]-[.G166]" office:value-type="float" office:value="7.716" calcext:value-type="float">
            <text:p>7.716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63.141" calcext:value-type="float">
            <text:p>63.141</text:p>
          </table:table-cell>
          <table:table-cell office:value-type="float" office:value="33.506" calcext:value-type="float">
            <text:p>33.506</text:p>
          </table:table-cell>
          <table:table-cell table:formula="of:=[.B167]-[.C167]" office:value-type="float" office:value="29.635" calcext:value-type="float">
            <text:p>29.635</text:p>
          </table:table-cell>
          <table:table-cell/>
          <table:table-cell office:value-type="float" office:value="49.435" calcext:value-type="float">
            <text:p>49.435</text:p>
          </table:table-cell>
          <table:table-cell office:value-type="float" office:value="27.12" calcext:value-type="float">
            <text:p>27.12</text:p>
          </table:table-cell>
          <table:table-cell table:formula="of:=[.F167]-[.G167]" office:value-type="float" office:value="22.315" calcext:value-type="float">
            <text:p>22.315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48.257" calcext:value-type="float">
            <text:p>48.257</text:p>
          </table:table-cell>
          <table:table-cell office:value-type="float" office:value="31.52" calcext:value-type="float">
            <text:p>31.52</text:p>
          </table:table-cell>
          <table:table-cell table:formula="of:=[.B168]-[.C168]" office:value-type="float" office:value="16.737" calcext:value-type="float">
            <text:p>16.737</text:p>
          </table:table-cell>
          <table:table-cell/>
          <table:table-cell office:value-type="float" office:value="45.967" calcext:value-type="float">
            <text:p>45.967</text:p>
          </table:table-cell>
          <table:table-cell office:value-type="float" office:value="31.128" calcext:value-type="float">
            <text:p>31.128</text:p>
          </table:table-cell>
          <table:table-cell table:formula="of:=[.F168]-[.G168]" office:value-type="float" office:value="14.839" calcext:value-type="float">
            <text:p>14.8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5.432" calcext:value-type="float">
            <text:p>55.432</text:p>
          </table:table-cell>
          <table:table-cell office:value-type="float" office:value="36.353" calcext:value-type="float">
            <text:p>36.353</text:p>
          </table:table-cell>
          <table:table-cell table:formula="of:=[.B169]-[.C169]" office:value-type="float" office:value="19.079" calcext:value-type="float">
            <text:p>19.079</text:p>
          </table:table-cell>
          <table:table-cell/>
          <table:table-cell office:value-type="float" office:value="49.933" calcext:value-type="float">
            <text:p>49.933</text:p>
          </table:table-cell>
          <table:table-cell office:value-type="float" office:value="28.468" calcext:value-type="float">
            <text:p>28.468</text:p>
          </table:table-cell>
          <table:table-cell table:formula="of:=[.F169]-[.G169]" office:value-type="float" office:value="21.465" calcext:value-type="float">
            <text:p>21.465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52.173" calcext:value-type="float">
            <text:p>52.173</text:p>
          </table:table-cell>
          <table:table-cell office:value-type="float" office:value="37.142" calcext:value-type="float">
            <text:p>37.142</text:p>
          </table:table-cell>
          <table:table-cell table:formula="of:=[.B170]-[.C170]" office:value-type="float" office:value="15.031" calcext:value-type="float">
            <text:p>15.031</text:p>
          </table:table-cell>
          <table:table-cell/>
          <table:table-cell office:value-type="float" office:value="50.653" calcext:value-type="float">
            <text:p>50.653</text:p>
          </table:table-cell>
          <table:table-cell office:value-type="float" office:value="32.596" calcext:value-type="float">
            <text:p>32.596</text:p>
          </table:table-cell>
          <table:table-cell table:formula="of:=[.F170]-[.G170]" office:value-type="float" office:value="18.057" calcext:value-type="float">
            <text:p>18.057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7.957" calcext:value-type="float">
            <text:p>57.957</text:p>
          </table:table-cell>
          <table:table-cell office:value-type="float" office:value="45.442" calcext:value-type="float">
            <text:p>45.442</text:p>
          </table:table-cell>
          <table:table-cell table:formula="of:=[.B171]-[.C171]" office:value-type="float" office:value="12.515" calcext:value-type="float">
            <text:p>12.515</text:p>
          </table:table-cell>
          <table:table-cell/>
          <table:table-cell office:value-type="float" office:value="47.072" calcext:value-type="float">
            <text:p>47.072</text:p>
          </table:table-cell>
          <table:table-cell office:value-type="float" office:value="38.132" calcext:value-type="float">
            <text:p>38.132</text:p>
          </table:table-cell>
          <table:table-cell table:formula="of:=[.F171]-[.G171]" office:value-type="float" office:value="8.94000000000001" calcext:value-type="float">
            <text:p>8.94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67.44" calcext:value-type="float">
            <text:p>67.44</text:p>
          </table:table-cell>
          <table:table-cell office:value-type="float" office:value="40.964" calcext:value-type="float">
            <text:p>40.964</text:p>
          </table:table-cell>
          <table:table-cell table:formula="of:=[.B172]-[.C172]" office:value-type="float" office:value="26.476" calcext:value-type="float">
            <text:p>26.476</text:p>
          </table:table-cell>
          <table:table-cell/>
          <table:table-cell office:value-type="float" office:value="56.43" calcext:value-type="float">
            <text:p>56.43</text:p>
          </table:table-cell>
          <table:table-cell office:value-type="float" office:value="35.344" calcext:value-type="float">
            <text:p>35.344</text:p>
          </table:table-cell>
          <table:table-cell table:formula="of:=[.F172]-[.G172]" office:value-type="float" office:value="21.086" calcext:value-type="float">
            <text:p>21.086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9.401" calcext:value-type="float">
            <text:p>59.401</text:p>
          </table:table-cell>
          <table:table-cell office:value-type="float" office:value="35.25" calcext:value-type="float">
            <text:p>35.25</text:p>
          </table:table-cell>
          <table:table-cell table:formula="of:=[.B173]-[.C173]" office:value-type="float" office:value="24.151" calcext:value-type="float">
            <text:p>24.151</text:p>
          </table:table-cell>
          <table:table-cell/>
          <table:table-cell office:value-type="float" office:value="54.213" calcext:value-type="float">
            <text:p>54.213</text:p>
          </table:table-cell>
          <table:table-cell office:value-type="float" office:value="45.597" calcext:value-type="float">
            <text:p>45.597</text:p>
          </table:table-cell>
          <table:table-cell table:formula="of:=[.F173]-[.G173]" office:value-type="float" office:value="8.616" calcext:value-type="float">
            <text:p>8.616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58.407" calcext:value-type="float">
            <text:p>58.407</text:p>
          </table:table-cell>
          <table:table-cell office:value-type="float" office:value="34.318" calcext:value-type="float">
            <text:p>34.318</text:p>
          </table:table-cell>
          <table:table-cell table:formula="of:=[.B174]-[.C174]" office:value-type="float" office:value="24.089" calcext:value-type="float">
            <text:p>24.089</text:p>
          </table:table-cell>
          <table:table-cell/>
          <table:table-cell office:value-type="float" office:value="48.985" calcext:value-type="float">
            <text:p>48.985</text:p>
          </table:table-cell>
          <table:table-cell office:value-type="float" office:value="40.868" calcext:value-type="float">
            <text:p>40.868</text:p>
          </table:table-cell>
          <table:table-cell table:formula="of:=[.F174]-[.G174]" office:value-type="float" office:value="8.117" calcext:value-type="float">
            <text:p>8.117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61.082" calcext:value-type="float">
            <text:p>61.082</text:p>
          </table:table-cell>
          <table:table-cell office:value-type="float" office:value="36.176" calcext:value-type="float">
            <text:p>36.176</text:p>
          </table:table-cell>
          <table:table-cell table:formula="of:=[.B175]-[.C175]" office:value-type="float" office:value="24.906" calcext:value-type="float">
            <text:p>24.906</text:p>
          </table:table-cell>
          <table:table-cell/>
          <table:table-cell office:value-type="float" office:value="48.949" calcext:value-type="float">
            <text:p>48.949</text:p>
          </table:table-cell>
          <table:table-cell office:value-type="float" office:value="37.971" calcext:value-type="float">
            <text:p>37.971</text:p>
          </table:table-cell>
          <table:table-cell table:formula="of:=[.F175]-[.G175]" office:value-type="float" office:value="10.978" calcext:value-type="float">
            <text:p>10.978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69.077" calcext:value-type="float">
            <text:p>69.077</text:p>
          </table:table-cell>
          <table:table-cell office:value-type="float" office:value="41.271" calcext:value-type="float">
            <text:p>41.271</text:p>
          </table:table-cell>
          <table:table-cell table:formula="of:=[.B176]-[.C176]" office:value-type="float" office:value="27.806" calcext:value-type="float">
            <text:p>27.806</text:p>
          </table:table-cell>
          <table:table-cell/>
          <table:table-cell office:value-type="float" office:value="52.41" calcext:value-type="float">
            <text:p>52.41</text:p>
          </table:table-cell>
          <table:table-cell office:value-type="float" office:value="41.262" calcext:value-type="float">
            <text:p>41.262</text:p>
          </table:table-cell>
          <table:table-cell table:formula="of:=[.F176]-[.G176]" office:value-type="float" office:value="11.148" calcext:value-type="float">
            <text:p>11.148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8.329" calcext:value-type="float">
            <text:p>58.329</text:p>
          </table:table-cell>
          <table:table-cell office:value-type="float" office:value="39.688" calcext:value-type="float">
            <text:p>39.688</text:p>
          </table:table-cell>
          <table:table-cell table:formula="of:=[.B177]-[.C177]" office:value-type="float" office:value="18.641" calcext:value-type="float">
            <text:p>18.641</text:p>
          </table:table-cell>
          <table:table-cell/>
          <table:table-cell office:value-type="float" office:value="48.571" calcext:value-type="float">
            <text:p>48.571</text:p>
          </table:table-cell>
          <table:table-cell office:value-type="float" office:value="35.738" calcext:value-type="float">
            <text:p>35.738</text:p>
          </table:table-cell>
          <table:table-cell table:formula="of:=[.F177]-[.G177]" office:value-type="float" office:value="12.833" calcext:value-type="float">
            <text:p>12.833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8.48" calcext:value-type="float">
            <text:p>58.48</text:p>
          </table:table-cell>
          <table:table-cell office:value-type="float" office:value="36.547" calcext:value-type="float">
            <text:p>36.547</text:p>
          </table:table-cell>
          <table:table-cell table:formula="of:=[.B178]-[.C178]" office:value-type="float" office:value="21.933" calcext:value-type="float">
            <text:p>21.933</text:p>
          </table:table-cell>
          <table:table-cell/>
          <table:table-cell office:value-type="float" office:value="49.587" calcext:value-type="float">
            <text:p>49.587</text:p>
          </table:table-cell>
          <table:table-cell office:value-type="float" office:value="35.01" calcext:value-type="float">
            <text:p>35.01</text:p>
          </table:table-cell>
          <table:table-cell table:formula="of:=[.F178]-[.G178]" office:value-type="float" office:value="14.577" calcext:value-type="float">
            <text:p>14.577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66.202" calcext:value-type="float">
            <text:p>66.202</text:p>
          </table:table-cell>
          <table:table-cell office:value-type="float" office:value="42.737" calcext:value-type="float">
            <text:p>42.737</text:p>
          </table:table-cell>
          <table:table-cell table:formula="of:=[.B179]-[.C179]" office:value-type="float" office:value="23.465" calcext:value-type="float">
            <text:p>23.465</text:p>
          </table:table-cell>
          <table:table-cell/>
          <table:table-cell office:value-type="float" office:value="48.928" calcext:value-type="float">
            <text:p>48.928</text:p>
          </table:table-cell>
          <table:table-cell office:value-type="float" office:value="50.534" calcext:value-type="float">
            <text:p>50.534</text:p>
          </table:table-cell>
          <table:table-cell table:formula="of:=[.F179]-[.G179]" office:value-type="float" office:value="-1.606" calcext:value-type="float">
            <text:p>-1.606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56.83" calcext:value-type="float">
            <text:p>56.83</text:p>
          </table:table-cell>
          <table:table-cell office:value-type="float" office:value="38.546" calcext:value-type="float">
            <text:p>38.546</text:p>
          </table:table-cell>
          <table:table-cell table:formula="of:=[.B180]-[.C180]" office:value-type="float" office:value="18.284" calcext:value-type="float">
            <text:p>18.284</text:p>
          </table:table-cell>
          <table:table-cell/>
          <table:table-cell office:value-type="float" office:value="56.371" calcext:value-type="float">
            <text:p>56.371</text:p>
          </table:table-cell>
          <table:table-cell office:value-type="float" office:value="38.121" calcext:value-type="float">
            <text:p>38.121</text:p>
          </table:table-cell>
          <table:table-cell table:formula="of:=[.F180]-[.G180]" office:value-type="float" office:value="18.25" calcext:value-type="float">
            <text:p>18.25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69.722" calcext:value-type="float">
            <text:p>69.722</text:p>
          </table:table-cell>
          <table:table-cell office:value-type="float" office:value="35.085" calcext:value-type="float">
            <text:p>35.085</text:p>
          </table:table-cell>
          <table:table-cell table:formula="of:=[.B181]-[.C181]" office:value-type="float" office:value="34.637" calcext:value-type="float">
            <text:p>34.637</text:p>
          </table:table-cell>
          <table:table-cell/>
          <table:table-cell office:value-type="float" office:value="54.183" calcext:value-type="float">
            <text:p>54.183</text:p>
          </table:table-cell>
          <table:table-cell office:value-type="float" office:value="38.062" calcext:value-type="float">
            <text:p>38.062</text:p>
          </table:table-cell>
          <table:table-cell table:formula="of:=[.F181]-[.G181]" office:value-type="float" office:value="16.121" calcext:value-type="float">
            <text:p>16.12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71.439" calcext:value-type="float">
            <text:p>71.439</text:p>
          </table:table-cell>
          <table:table-cell office:value-type="float" office:value="37.965" calcext:value-type="float">
            <text:p>37.965</text:p>
          </table:table-cell>
          <table:table-cell table:formula="of:=[.B182]-[.C182]" office:value-type="float" office:value="33.474" calcext:value-type="float">
            <text:p>33.474</text:p>
          </table:table-cell>
          <table:table-cell/>
          <table:table-cell office:value-type="float" office:value="52.83" calcext:value-type="float">
            <text:p>52.83</text:p>
          </table:table-cell>
          <table:table-cell office:value-type="float" office:value="34.073" calcext:value-type="float">
            <text:p>34.073</text:p>
          </table:table-cell>
          <table:table-cell table:formula="of:=[.F182]-[.G182]" office:value-type="float" office:value="18.757" calcext:value-type="float">
            <text:p>18.757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72.922" calcext:value-type="float">
            <text:p>72.922</text:p>
          </table:table-cell>
          <table:table-cell office:value-type="float" office:value="41.454" calcext:value-type="float">
            <text:p>41.454</text:p>
          </table:table-cell>
          <table:table-cell table:formula="of:=[.B183]-[.C183]" office:value-type="float" office:value="31.468" calcext:value-type="float">
            <text:p>31.468</text:p>
          </table:table-cell>
          <table:table-cell/>
          <table:table-cell office:value-type="float" office:value="57.529" calcext:value-type="float">
            <text:p>57.529</text:p>
          </table:table-cell>
          <table:table-cell office:value-type="float" office:value="35.971" calcext:value-type="float">
            <text:p>35.971</text:p>
          </table:table-cell>
          <table:table-cell table:formula="of:=[.F183]-[.G183]" office:value-type="float" office:value="21.558" calcext:value-type="float">
            <text:p>21.558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72.603" calcext:value-type="float">
            <text:p>72.603</text:p>
          </table:table-cell>
          <table:table-cell office:value-type="float" office:value="43.776" calcext:value-type="float">
            <text:p>43.776</text:p>
          </table:table-cell>
          <table:table-cell table:formula="of:=[.B184]-[.C184]" office:value-type="float" office:value="28.827" calcext:value-type="float">
            <text:p>28.827</text:p>
          </table:table-cell>
          <table:table-cell/>
          <table:table-cell office:value-type="float" office:value="55.902" calcext:value-type="float">
            <text:p>55.902</text:p>
          </table:table-cell>
          <table:table-cell office:value-type="float" office:value="41.186" calcext:value-type="float">
            <text:p>41.186</text:p>
          </table:table-cell>
          <table:table-cell table:formula="of:=[.F184]-[.G184]" office:value-type="float" office:value="14.716" calcext:value-type="float">
            <text:p>14.716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62.43" calcext:value-type="float">
            <text:p>62.43</text:p>
          </table:table-cell>
          <table:table-cell office:value-type="float" office:value="43.824" calcext:value-type="float">
            <text:p>43.824</text:p>
          </table:table-cell>
          <table:table-cell table:formula="of:=[.B185]-[.C185]" office:value-type="float" office:value="18.606" calcext:value-type="float">
            <text:p>18.606</text:p>
          </table:table-cell>
          <table:table-cell/>
          <table:table-cell office:value-type="float" office:value="53.686" calcext:value-type="float">
            <text:p>53.686</text:p>
          </table:table-cell>
          <table:table-cell office:value-type="float" office:value="35.564" calcext:value-type="float">
            <text:p>35.564</text:p>
          </table:table-cell>
          <table:table-cell table:formula="of:=[.F185]-[.G185]" office:value-type="float" office:value="18.122" calcext:value-type="float">
            <text:p>18.122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80.254" calcext:value-type="float">
            <text:p>80.254</text:p>
          </table:table-cell>
          <table:table-cell office:value-type="float" office:value="44.178" calcext:value-type="float">
            <text:p>44.178</text:p>
          </table:table-cell>
          <table:table-cell table:formula="of:=[.B186]-[.C186]" office:value-type="float" office:value="36.076" calcext:value-type="float">
            <text:p>36.076</text:p>
          </table:table-cell>
          <table:table-cell/>
          <table:table-cell office:value-type="float" office:value="64.178" calcext:value-type="float">
            <text:p>64.178</text:p>
          </table:table-cell>
          <table:table-cell office:value-type="float" office:value="45.618" calcext:value-type="float">
            <text:p>45.618</text:p>
          </table:table-cell>
          <table:table-cell table:formula="of:=[.F186]-[.G186]" office:value-type="float" office:value="18.56" calcext:value-type="float">
            <text:p>18.5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68.88" calcext:value-type="float">
            <text:p>68.88</text:p>
          </table:table-cell>
          <table:table-cell office:value-type="float" office:value="43.351" calcext:value-type="float">
            <text:p>43.351</text:p>
          </table:table-cell>
          <table:table-cell table:formula="of:=[.B187]-[.C187]" office:value-type="float" office:value="25.529" calcext:value-type="float">
            <text:p>25.529</text:p>
          </table:table-cell>
          <table:table-cell/>
          <table:table-cell office:value-type="float" office:value="45.82" calcext:value-type="float">
            <text:p>45.82</text:p>
          </table:table-cell>
          <table:table-cell office:value-type="float" office:value="41.732" calcext:value-type="float">
            <text:p>41.732</text:p>
          </table:table-cell>
          <table:table-cell table:formula="of:=[.F187]-[.G187]" office:value-type="float" office:value="4.088" calcext:value-type="float">
            <text:p>4.088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65.761" calcext:value-type="float">
            <text:p>65.761</text:p>
          </table:table-cell>
          <table:table-cell office:value-type="float" office:value="43.558" calcext:value-type="float">
            <text:p>43.558</text:p>
          </table:table-cell>
          <table:table-cell table:formula="of:=[.B188]-[.C188]" office:value-type="float" office:value="22.203" calcext:value-type="float">
            <text:p>22.203</text:p>
          </table:table-cell>
          <table:table-cell/>
          <table:table-cell office:value-type="float" office:value="65.573" calcext:value-type="float">
            <text:p>65.573</text:p>
          </table:table-cell>
          <table:table-cell office:value-type="float" office:value="42.634" calcext:value-type="float">
            <text:p>42.634</text:p>
          </table:table-cell>
          <table:table-cell table:formula="of:=[.F188]-[.G188]" office:value-type="float" office:value="22.939" calcext:value-type="float">
            <text:p>22.939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58.596" calcext:value-type="float">
            <text:p>58.596</text:p>
          </table:table-cell>
          <table:table-cell office:value-type="float" office:value="36.894" calcext:value-type="float">
            <text:p>36.894</text:p>
          </table:table-cell>
          <table:table-cell table:formula="of:=[.B189]-[.C189]" office:value-type="float" office:value="21.702" calcext:value-type="float">
            <text:p>21.702</text:p>
          </table:table-cell>
          <table:table-cell/>
          <table:table-cell office:value-type="float" office:value="55.208" calcext:value-type="float">
            <text:p>55.208</text:p>
          </table:table-cell>
          <table:table-cell office:value-type="float" office:value="47.675" calcext:value-type="float">
            <text:p>47.675</text:p>
          </table:table-cell>
          <table:table-cell table:formula="of:=[.F189]-[.G189]" office:value-type="float" office:value="7.533" calcext:value-type="float">
            <text:p>7.533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73.023" calcext:value-type="float">
            <text:p>73.023</text:p>
          </table:table-cell>
          <table:table-cell office:value-type="float" office:value="43.983" calcext:value-type="float">
            <text:p>43.983</text:p>
          </table:table-cell>
          <table:table-cell table:formula="of:=[.B190]-[.C190]" office:value-type="float" office:value="29.04" calcext:value-type="float">
            <text:p>29.04</text:p>
          </table:table-cell>
          <table:table-cell/>
          <table:table-cell office:value-type="float" office:value="60.521" calcext:value-type="float">
            <text:p>60.521</text:p>
          </table:table-cell>
          <table:table-cell office:value-type="float" office:value="47.377" calcext:value-type="float">
            <text:p>47.377</text:p>
          </table:table-cell>
          <table:table-cell table:formula="of:=[.F190]-[.G190]" office:value-type="float" office:value="13.144" calcext:value-type="float">
            <text:p>13.144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76.68" calcext:value-type="float">
            <text:p>76.68</text:p>
          </table:table-cell>
          <table:table-cell office:value-type="float" office:value="51.249" calcext:value-type="float">
            <text:p>51.249</text:p>
          </table:table-cell>
          <table:table-cell table:formula="of:=[.B191]-[.C191]" office:value-type="float" office:value="25.431" calcext:value-type="float">
            <text:p>25.431</text:p>
          </table:table-cell>
          <table:table-cell/>
          <table:table-cell office:value-type="float" office:value="62.472" calcext:value-type="float">
            <text:p>62.472</text:p>
          </table:table-cell>
          <table:table-cell office:value-type="float" office:value="40.338" calcext:value-type="float">
            <text:p>40.338</text:p>
          </table:table-cell>
          <table:table-cell table:formula="of:=[.F191]-[.G191]" office:value-type="float" office:value="22.134" calcext:value-type="float">
            <text:p>22.13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71.931" calcext:value-type="float">
            <text:p>71.931</text:p>
          </table:table-cell>
          <table:table-cell office:value-type="float" office:value="46.408" calcext:value-type="float">
            <text:p>46.408</text:p>
          </table:table-cell>
          <table:table-cell table:formula="of:=[.B192]-[.C192]" office:value-type="float" office:value="25.523" calcext:value-type="float">
            <text:p>25.523</text:p>
          </table:table-cell>
          <table:table-cell/>
          <table:table-cell office:value-type="float" office:value="66.664" calcext:value-type="float">
            <text:p>66.664</text:p>
          </table:table-cell>
          <table:table-cell office:value-type="float" office:value="43.433" calcext:value-type="float">
            <text:p>43.433</text:p>
          </table:table-cell>
          <table:table-cell table:formula="of:=[.F192]-[.G192]" office:value-type="float" office:value="23.231" calcext:value-type="float">
            <text:p>23.231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79.032" calcext:value-type="float">
            <text:p>79.032</text:p>
          </table:table-cell>
          <table:table-cell office:value-type="float" office:value="45.517" calcext:value-type="float">
            <text:p>45.517</text:p>
          </table:table-cell>
          <table:table-cell table:formula="of:=[.B193]-[.C193]" office:value-type="float" office:value="33.515" calcext:value-type="float">
            <text:p>33.515</text:p>
          </table:table-cell>
          <table:table-cell/>
          <table:table-cell office:value-type="float" office:value="60.956" calcext:value-type="float">
            <text:p>60.956</text:p>
          </table:table-cell>
          <table:table-cell office:value-type="float" office:value="42.884" calcext:value-type="float">
            <text:p>42.884</text:p>
          </table:table-cell>
          <table:table-cell table:formula="of:=[.F193]-[.G193]" office:value-type="float" office:value="18.072" calcext:value-type="float">
            <text:p>18.072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83.711" calcext:value-type="float">
            <text:p>83.711</text:p>
          </table:table-cell>
          <table:table-cell office:value-type="float" office:value="44.973" calcext:value-type="float">
            <text:p>44.973</text:p>
          </table:table-cell>
          <table:table-cell table:formula="of:=[.B194]-[.C194]" office:value-type="float" office:value="38.738" calcext:value-type="float">
            <text:p>38.738</text:p>
          </table:table-cell>
          <table:table-cell/>
          <table:table-cell office:value-type="float" office:value="75.201" calcext:value-type="float">
            <text:p>75.201</text:p>
          </table:table-cell>
          <table:table-cell office:value-type="float" office:value="44.882" calcext:value-type="float">
            <text:p>44.882</text:p>
          </table:table-cell>
          <table:table-cell table:formula="of:=[.F194]-[.G194]" office:value-type="float" office:value="30.319" calcext:value-type="float">
            <text:p>30.319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73.167" calcext:value-type="float">
            <text:p>73.167</text:p>
          </table:table-cell>
          <table:table-cell office:value-type="float" office:value="42.628" calcext:value-type="float">
            <text:p>42.628</text:p>
          </table:table-cell>
          <table:table-cell table:formula="of:=[.B195]-[.C195]" office:value-type="float" office:value="30.539" calcext:value-type="float">
            <text:p>30.539</text:p>
          </table:table-cell>
          <table:table-cell/>
          <table:table-cell office:value-type="float" office:value="68.659" calcext:value-type="float">
            <text:p>68.659</text:p>
          </table:table-cell>
          <table:table-cell office:value-type="float" office:value="46.376" calcext:value-type="float">
            <text:p>46.376</text:p>
          </table:table-cell>
          <table:table-cell table:formula="of:=[.F195]-[.G195]" office:value-type="float" office:value="22.283" calcext:value-type="float">
            <text:p>22.28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84.268" calcext:value-type="float">
            <text:p>84.268</text:p>
          </table:table-cell>
          <table:table-cell office:value-type="float" office:value="45.575" calcext:value-type="float">
            <text:p>45.575</text:p>
          </table:table-cell>
          <table:table-cell table:formula="of:=[.B196]-[.C196]" office:value-type="float" office:value="38.693" calcext:value-type="float">
            <text:p>38.693</text:p>
          </table:table-cell>
          <table:table-cell/>
          <table:table-cell office:value-type="float" office:value="67.03" calcext:value-type="float">
            <text:p>67.03</text:p>
          </table:table-cell>
          <table:table-cell office:value-type="float" office:value="43.265" calcext:value-type="float">
            <text:p>43.265</text:p>
          </table:table-cell>
          <table:table-cell table:formula="of:=[.F196]-[.G196]" office:value-type="float" office:value="23.765" calcext:value-type="float">
            <text:p>23.765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76.011" calcext:value-type="float">
            <text:p>76.011</text:p>
          </table:table-cell>
          <table:table-cell office:value-type="float" office:value="46.177" calcext:value-type="float">
            <text:p>46.177</text:p>
          </table:table-cell>
          <table:table-cell table:formula="of:=[.B197]-[.C197]" office:value-type="float" office:value="29.834" calcext:value-type="float">
            <text:p>29.834</text:p>
          </table:table-cell>
          <table:table-cell/>
          <table:table-cell office:value-type="float" office:value="69.619" calcext:value-type="float">
            <text:p>69.619</text:p>
          </table:table-cell>
          <table:table-cell office:value-type="float" office:value="33.39" calcext:value-type="float">
            <text:p>33.39</text:p>
          </table:table-cell>
          <table:table-cell table:formula="of:=[.F197]-[.G197]" office:value-type="float" office:value="36.229" calcext:value-type="float">
            <text:p>36.229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70.989" calcext:value-type="float">
            <text:p>70.989</text:p>
          </table:table-cell>
          <table:table-cell office:value-type="float" office:value="50.053" calcext:value-type="float">
            <text:p>50.053</text:p>
          </table:table-cell>
          <table:table-cell table:formula="of:=[.B198]-[.C198]" office:value-type="float" office:value="20.936" calcext:value-type="float">
            <text:p>20.936</text:p>
          </table:table-cell>
          <table:table-cell/>
          <table:table-cell office:value-type="float" office:value="62.91" calcext:value-type="float">
            <text:p>62.91</text:p>
          </table:table-cell>
          <table:table-cell office:value-type="float" office:value="37.023" calcext:value-type="float">
            <text:p>37.023</text:p>
          </table:table-cell>
          <table:table-cell table:formula="of:=[.F198]-[.G198]" office:value-type="float" office:value="25.887" calcext:value-type="float">
            <text:p>25.88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75.241" calcext:value-type="float">
            <text:p>75.241</text:p>
          </table:table-cell>
          <table:table-cell office:value-type="float" office:value="49.173" calcext:value-type="float">
            <text:p>49.173</text:p>
          </table:table-cell>
          <table:table-cell table:formula="of:=[.B199]-[.C199]" office:value-type="float" office:value="26.068" calcext:value-type="float">
            <text:p>26.068</text:p>
          </table:table-cell>
          <table:table-cell/>
          <table:table-cell office:value-type="float" office:value="62.499" calcext:value-type="float">
            <text:p>62.499</text:p>
          </table:table-cell>
          <table:table-cell office:value-type="float" office:value="45.005" calcext:value-type="float">
            <text:p>45.005</text:p>
          </table:table-cell>
          <table:table-cell table:formula="of:=[.F199]-[.G199]" office:value-type="float" office:value="17.494" calcext:value-type="float">
            <text:p>17.494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73.202" calcext:value-type="float">
            <text:p>73.202</text:p>
          </table:table-cell>
          <table:table-cell office:value-type="float" office:value="47.424" calcext:value-type="float">
            <text:p>47.424</text:p>
          </table:table-cell>
          <table:table-cell table:formula="of:=[.B200]-[.C200]" office:value-type="float" office:value="25.778" calcext:value-type="float">
            <text:p>25.778</text:p>
          </table:table-cell>
          <table:table-cell/>
          <table:table-cell office:value-type="float" office:value="61.246" calcext:value-type="float">
            <text:p>61.246</text:p>
          </table:table-cell>
          <table:table-cell office:value-type="float" office:value="50.911" calcext:value-type="float">
            <text:p>50.911</text:p>
          </table:table-cell>
          <table:table-cell table:formula="of:=[.F200]-[.G200]" office:value-type="float" office:value="10.335" calcext:value-type="float">
            <text:p>10.335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65.311" calcext:value-type="float">
            <text:p>65.311</text:p>
          </table:table-cell>
          <table:table-cell office:value-type="float" office:value="55.499" calcext:value-type="float">
            <text:p>55.499</text:p>
          </table:table-cell>
          <table:table-cell table:formula="of:=[.B201]-[.C201]" office:value-type="float" office:value="9.81200000000001" calcext:value-type="float">
            <text:p>9.812</text:p>
          </table:table-cell>
          <table:table-cell/>
          <table:table-cell office:value-type="float" office:value="67.03" calcext:value-type="float">
            <text:p>67.03</text:p>
          </table:table-cell>
          <table:table-cell office:value-type="float" office:value="53.607" calcext:value-type="float">
            <text:p>53.607</text:p>
          </table:table-cell>
          <table:table-cell table:formula="of:=[.F201]-[.G201]" office:value-type="float" office:value="13.423" calcext:value-type="float">
            <text:p>13.42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72.106" calcext:value-type="float">
            <text:p>72.106</text:p>
          </table:table-cell>
          <table:table-cell office:value-type="float" office:value="56.831" calcext:value-type="float">
            <text:p>56.831</text:p>
          </table:table-cell>
          <table:table-cell table:formula="of:=[.B202]-[.C202]" office:value-type="float" office:value="15.275" calcext:value-type="float">
            <text:p>15.275</text:p>
          </table:table-cell>
          <table:table-cell/>
          <table:table-cell office:value-type="float" office:value="67.03" calcext:value-type="float">
            <text:p>67.03</text:p>
          </table:table-cell>
          <table:table-cell office:value-type="float" office:value="47.512" calcext:value-type="float">
            <text:p>47.512</text:p>
          </table:table-cell>
          <table:table-cell table:formula="of:=[.F202]-[.G202]" office:value-type="float" office:value="19.518" calcext:value-type="float">
            <text:p>19.518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84.487" calcext:value-type="float">
            <text:p>84.487</text:p>
          </table:table-cell>
          <table:table-cell office:value-type="float" office:value="53.987" calcext:value-type="float">
            <text:p>53.987</text:p>
          </table:table-cell>
          <table:table-cell table:formula="of:=[.B203]-[.C203]" office:value-type="float" office:value="30.5" calcext:value-type="float">
            <text:p>30.5</text:p>
          </table:table-cell>
          <table:table-cell/>
          <table:table-cell office:value-type="float" office:value="63.787" calcext:value-type="float">
            <text:p>63.787</text:p>
          </table:table-cell>
          <table:table-cell office:value-type="float" office:value="53.877" calcext:value-type="float">
            <text:p>53.877</text:p>
          </table:table-cell>
          <table:table-cell table:formula="of:=[.F203]-[.G203]" office:value-type="float" office:value="9.91" calcext:value-type="float">
            <text:p>9.91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81.719" calcext:value-type="float">
            <text:p>81.719</text:p>
          </table:table-cell>
          <table:table-cell office:value-type="float" office:value="50.969" calcext:value-type="float">
            <text:p>50.969</text:p>
          </table:table-cell>
          <table:table-cell table:formula="of:=[.B204]-[.C204]" office:value-type="float" office:value="30.75" calcext:value-type="float">
            <text:p>30.75</text:p>
          </table:table-cell>
          <table:table-cell/>
          <table:table-cell office:value-type="float" office:value="75.207" calcext:value-type="float">
            <text:p>75.207</text:p>
          </table:table-cell>
          <table:table-cell office:value-type="float" office:value="58.232" calcext:value-type="float">
            <text:p>58.232</text:p>
          </table:table-cell>
          <table:table-cell table:formula="of:=[.F204]-[.G204]" office:value-type="float" office:value="16.975" calcext:value-type="float">
            <text:p>16.975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6.411" calcext:value-type="float">
            <text:p>76.411</text:p>
          </table:table-cell>
          <table:table-cell office:value-type="float" office:value="48.478" calcext:value-type="float">
            <text:p>48.478</text:p>
          </table:table-cell>
          <table:table-cell table:formula="of:=[.B205]-[.C205]" office:value-type="float" office:value="27.933" calcext:value-type="float">
            <text:p>27.933</text:p>
          </table:table-cell>
          <table:table-cell/>
          <table:table-cell office:value-type="float" office:value="80.843" calcext:value-type="float">
            <text:p>80.843</text:p>
          </table:table-cell>
          <table:table-cell office:value-type="float" office:value="40.307" calcext:value-type="float">
            <text:p>40.307</text:p>
          </table:table-cell>
          <table:table-cell table:formula="of:=[.F205]-[.G205]" office:value-type="float" office:value="40.536" calcext:value-type="float">
            <text:p>40.536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90.177" calcext:value-type="float">
            <text:p>90.177</text:p>
          </table:table-cell>
          <table:table-cell office:value-type="float" office:value="53.941" calcext:value-type="float">
            <text:p>53.941</text:p>
          </table:table-cell>
          <table:table-cell table:formula="of:=[.B206]-[.C206]" office:value-type="float" office:value="36.236" calcext:value-type="float">
            <text:p>36.236</text:p>
          </table:table-cell>
          <table:table-cell/>
          <table:table-cell office:value-type="float" office:value="67.216" calcext:value-type="float">
            <text:p>67.216</text:p>
          </table:table-cell>
          <table:table-cell office:value-type="float" office:value="49.42" calcext:value-type="float">
            <text:p>49.42</text:p>
          </table:table-cell>
          <table:table-cell table:formula="of:=[.F206]-[.G206]" office:value-type="float" office:value="17.796" calcext:value-type="float">
            <text:p>17.796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91.811" calcext:value-type="float">
            <text:p>91.811</text:p>
          </table:table-cell>
          <table:table-cell office:value-type="float" office:value="54.258" calcext:value-type="float">
            <text:p>54.258</text:p>
          </table:table-cell>
          <table:table-cell table:formula="of:=[.B207]-[.C207]" office:value-type="float" office:value="37.553" calcext:value-type="float">
            <text:p>37.553</text:p>
          </table:table-cell>
          <table:table-cell/>
          <table:table-cell office:value-type="float" office:value="76.802" calcext:value-type="float">
            <text:p>76.802</text:p>
          </table:table-cell>
          <table:table-cell office:value-type="float" office:value="55.763" calcext:value-type="float">
            <text:p>55.763</text:p>
          </table:table-cell>
          <table:table-cell table:formula="of:=[.F207]-[.G207]" office:value-type="float" office:value="21.039" calcext:value-type="float">
            <text:p>21.039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81.193" calcext:value-type="float">
            <text:p>81.193</text:p>
          </table:table-cell>
          <table:table-cell office:value-type="float" office:value="47.95" calcext:value-type="float">
            <text:p>47.95</text:p>
          </table:table-cell>
          <table:table-cell table:formula="of:=[.B208]-[.C208]" office:value-type="float" office:value="33.243" calcext:value-type="float">
            <text:p>33.243</text:p>
          </table:table-cell>
          <table:table-cell/>
          <table:table-cell office:value-type="float" office:value="68.543" calcext:value-type="float">
            <text:p>68.543</text:p>
          </table:table-cell>
          <table:table-cell office:value-type="float" office:value="49.406" calcext:value-type="float">
            <text:p>49.406</text:p>
          </table:table-cell>
          <table:table-cell table:formula="of:=[.F208]-[.G208]" office:value-type="float" office:value="19.137" calcext:value-type="float">
            <text:p>19.137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84.822" calcext:value-type="float">
            <text:p>84.822</text:p>
          </table:table-cell>
          <table:table-cell office:value-type="float" office:value="49.096" calcext:value-type="float">
            <text:p>49.096</text:p>
          </table:table-cell>
          <table:table-cell table:formula="of:=[.B209]-[.C209]" office:value-type="float" office:value="35.726" calcext:value-type="float">
            <text:p>35.726</text:p>
          </table:table-cell>
          <table:table-cell/>
          <table:table-cell office:value-type="float" office:value="62.054" calcext:value-type="float">
            <text:p>62.054</text:p>
          </table:table-cell>
          <table:table-cell office:value-type="float" office:value="46.83" calcext:value-type="float">
            <text:p>46.83</text:p>
          </table:table-cell>
          <table:table-cell table:formula="of:=[.F209]-[.G209]" office:value-type="float" office:value="15.224" calcext:value-type="float">
            <text:p>15.224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91.25" calcext:value-type="float">
            <text:p>91.25</text:p>
          </table:table-cell>
          <table:table-cell office:value-type="float" office:value="47.909" calcext:value-type="float">
            <text:p>47.909</text:p>
          </table:table-cell>
          <table:table-cell table:formula="of:=[.B210]-[.C210]" office:value-type="float" office:value="43.341" calcext:value-type="float">
            <text:p>43.341</text:p>
          </table:table-cell>
          <table:table-cell/>
          <table:table-cell office:value-type="float" office:value="78.252" calcext:value-type="float">
            <text:p>78.252</text:p>
          </table:table-cell>
          <table:table-cell office:value-type="float" office:value="47.508" calcext:value-type="float">
            <text:p>47.508</text:p>
          </table:table-cell>
          <table:table-cell table:formula="of:=[.F210]-[.G210]" office:value-type="float" office:value="30.744" calcext:value-type="float">
            <text:p>30.744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87.187" calcext:value-type="float">
            <text:p>87.187</text:p>
          </table:table-cell>
          <table:table-cell office:value-type="float" office:value="45.618" calcext:value-type="float">
            <text:p>45.618</text:p>
          </table:table-cell>
          <table:table-cell table:formula="of:=[.B211]-[.C211]" office:value-type="float" office:value="41.569" calcext:value-type="float">
            <text:p>41.569</text:p>
          </table:table-cell>
          <table:table-cell/>
          <table:table-cell office:value-type="float" office:value="81.191" calcext:value-type="float">
            <text:p>81.191</text:p>
          </table:table-cell>
          <table:table-cell office:value-type="float" office:value="52.132" calcext:value-type="float">
            <text:p>52.132</text:p>
          </table:table-cell>
          <table:table-cell table:formula="of:=[.F211]-[.G211]" office:value-type="float" office:value="29.059" calcext:value-type="float">
            <text:p>29.059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92.241" calcext:value-type="float">
            <text:p>92.241</text:p>
          </table:table-cell>
          <table:table-cell office:value-type="float" office:value="52.555" calcext:value-type="float">
            <text:p>52.555</text:p>
          </table:table-cell>
          <table:table-cell table:formula="of:=[.B212]-[.C212]" office:value-type="float" office:value="39.686" calcext:value-type="float">
            <text:p>39.686</text:p>
          </table:table-cell>
          <table:table-cell/>
          <table:table-cell office:value-type="float" office:value="83.603" calcext:value-type="float">
            <text:p>83.603</text:p>
          </table:table-cell>
          <table:table-cell office:value-type="float" office:value="47.913" calcext:value-type="float">
            <text:p>47.913</text:p>
          </table:table-cell>
          <table:table-cell table:formula="of:=[.F212]-[.G212]" office:value-type="float" office:value="35.69" calcext:value-type="float">
            <text:p>35.69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90.961" calcext:value-type="float">
            <text:p>90.961</text:p>
          </table:table-cell>
          <table:table-cell office:value-type="float" office:value="64.526" calcext:value-type="float">
            <text:p>64.526</text:p>
          </table:table-cell>
          <table:table-cell table:formula="of:=[.B213]-[.C213]" office:value-type="float" office:value="26.435" calcext:value-type="float">
            <text:p>26.435</text:p>
          </table:table-cell>
          <table:table-cell/>
          <table:table-cell office:value-type="float" office:value="83.729" calcext:value-type="float">
            <text:p>83.729</text:p>
          </table:table-cell>
          <table:table-cell office:value-type="float" office:value="58.096" calcext:value-type="float">
            <text:p>58.096</text:p>
          </table:table-cell>
          <table:table-cell table:formula="of:=[.F213]-[.G213]" office:value-type="float" office:value="25.633" calcext:value-type="float">
            <text:p>25.633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86.304" calcext:value-type="float">
            <text:p>86.304</text:p>
          </table:table-cell>
          <table:table-cell office:value-type="float" office:value="52.935" calcext:value-type="float">
            <text:p>52.935</text:p>
          </table:table-cell>
          <table:table-cell table:formula="of:=[.B214]-[.C214]" office:value-type="float" office:value="33.369" calcext:value-type="float">
            <text:p>33.369</text:p>
          </table:table-cell>
          <table:table-cell/>
          <table:table-cell office:value-type="float" office:value="82.802" calcext:value-type="float">
            <text:p>82.802</text:p>
          </table:table-cell>
          <table:table-cell office:value-type="float" office:value="56.352" calcext:value-type="float">
            <text:p>56.352</text:p>
          </table:table-cell>
          <table:table-cell table:formula="of:=[.F214]-[.G214]" office:value-type="float" office:value="26.45" calcext:value-type="float">
            <text:p>26.45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96.102" calcext:value-type="float">
            <text:p>96.102</text:p>
          </table:table-cell>
          <table:table-cell office:value-type="float" office:value="64.412" calcext:value-type="float">
            <text:p>64.412</text:p>
          </table:table-cell>
          <table:table-cell table:formula="of:=[.B215]-[.C215]" office:value-type="float" office:value="31.69" calcext:value-type="float">
            <text:p>31.69</text:p>
          </table:table-cell>
          <table:table-cell/>
          <table:table-cell office:value-type="float" office:value="70.619" calcext:value-type="float">
            <text:p>70.619</text:p>
          </table:table-cell>
          <table:table-cell office:value-type="float" office:value="52.573" calcext:value-type="float">
            <text:p>52.573</text:p>
          </table:table-cell>
          <table:table-cell table:formula="of:=[.F215]-[.G215]" office:value-type="float" office:value="18.046" calcext:value-type="float">
            <text:p>18.046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88.319" calcext:value-type="float">
            <text:p>88.319</text:p>
          </table:table-cell>
          <table:table-cell office:value-type="float" office:value="58.345" calcext:value-type="float">
            <text:p>58.345</text:p>
          </table:table-cell>
          <table:table-cell table:formula="of:=[.B216]-[.C216]" office:value-type="float" office:value="29.974" calcext:value-type="float">
            <text:p>29.974</text:p>
          </table:table-cell>
          <table:table-cell/>
          <table:table-cell office:value-type="float" office:value="73.284" calcext:value-type="float">
            <text:p>73.284</text:p>
          </table:table-cell>
          <table:table-cell office:value-type="float" office:value="58.256" calcext:value-type="float">
            <text:p>58.256</text:p>
          </table:table-cell>
          <table:table-cell table:formula="of:=[.F216]-[.G216]" office:value-type="float" office:value="15.028" calcext:value-type="float">
            <text:p>15.028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94.297" calcext:value-type="float">
            <text:p>94.297</text:p>
          </table:table-cell>
          <table:table-cell office:value-type="float" office:value="58.161" calcext:value-type="float">
            <text:p>58.161</text:p>
          </table:table-cell>
          <table:table-cell table:formula="of:=[.B217]-[.C217]" office:value-type="float" office:value="36.136" calcext:value-type="float">
            <text:p>36.136</text:p>
          </table:table-cell>
          <table:table-cell/>
          <table:table-cell office:value-type="float" office:value="83.895" calcext:value-type="float">
            <text:p>83.895</text:p>
          </table:table-cell>
          <table:table-cell office:value-type="float" office:value="56.717" calcext:value-type="float">
            <text:p>56.717</text:p>
          </table:table-cell>
          <table:table-cell table:formula="of:=[.F217]-[.G217]" office:value-type="float" office:value="27.178" calcext:value-type="float">
            <text:p>27.178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82.662" calcext:value-type="float">
            <text:p>82.662</text:p>
          </table:table-cell>
          <table:table-cell office:value-type="float" office:value="47.636" calcext:value-type="float">
            <text:p>47.636</text:p>
          </table:table-cell>
          <table:table-cell table:formula="of:=[.B218]-[.C218]" office:value-type="float" office:value="35.026" calcext:value-type="float">
            <text:p>35.026</text:p>
          </table:table-cell>
          <table:table-cell/>
          <table:table-cell office:value-type="float" office:value="83.001" calcext:value-type="float">
            <text:p>83.001</text:p>
          </table:table-cell>
          <table:table-cell office:value-type="float" office:value="60.305" calcext:value-type="float">
            <text:p>60.305</text:p>
          </table:table-cell>
          <table:table-cell table:formula="of:=[.F218]-[.G218]" office:value-type="float" office:value="22.696" calcext:value-type="float">
            <text:p>22.696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81.66" calcext:value-type="float">
            <text:p>81.66</text:p>
          </table:table-cell>
          <table:table-cell office:value-type="float" office:value="59.841" calcext:value-type="float">
            <text:p>59.841</text:p>
          </table:table-cell>
          <table:table-cell table:formula="of:=[.B219]-[.C219]" office:value-type="float" office:value="21.819" calcext:value-type="float">
            <text:p>21.819</text:p>
          </table:table-cell>
          <table:table-cell/>
          <table:table-cell office:value-type="float" office:value="80.174" calcext:value-type="float">
            <text:p>80.174</text:p>
          </table:table-cell>
          <table:table-cell office:value-type="float" office:value="50.472" calcext:value-type="float">
            <text:p>50.472</text:p>
          </table:table-cell>
          <table:table-cell table:formula="of:=[.F219]-[.G219]" office:value-type="float" office:value="29.702" calcext:value-type="float">
            <text:p>29.702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87.18" calcext:value-type="float">
            <text:p>87.18</text:p>
          </table:table-cell>
          <table:table-cell office:value-type="float" office:value="60.912" calcext:value-type="float">
            <text:p>60.912</text:p>
          </table:table-cell>
          <table:table-cell table:formula="of:=[.B220]-[.C220]" office:value-type="float" office:value="26.268" calcext:value-type="float">
            <text:p>26.268</text:p>
          </table:table-cell>
          <table:table-cell/>
          <table:table-cell office:value-type="float" office:value="90.284" calcext:value-type="float">
            <text:p>90.284</text:p>
          </table:table-cell>
          <table:table-cell office:value-type="float" office:value="57.49" calcext:value-type="float">
            <text:p>57.49</text:p>
          </table:table-cell>
          <table:table-cell table:formula="of:=[.F220]-[.G220]" office:value-type="float" office:value="32.794" calcext:value-type="float">
            <text:p>32.794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93.545" calcext:value-type="float">
            <text:p>93.545</text:p>
          </table:table-cell>
          <table:table-cell office:value-type="float" office:value="55.523" calcext:value-type="float">
            <text:p>55.523</text:p>
          </table:table-cell>
          <table:table-cell table:formula="of:=[.B221]-[.C221]" office:value-type="float" office:value="38.022" calcext:value-type="float">
            <text:p>38.022</text:p>
          </table:table-cell>
          <table:table-cell/>
          <table:table-cell office:value-type="float" office:value="82.863" calcext:value-type="float">
            <text:p>82.863</text:p>
          </table:table-cell>
          <table:table-cell office:value-type="float" office:value="56.38" calcext:value-type="float">
            <text:p>56.38</text:p>
          </table:table-cell>
          <table:table-cell table:formula="of:=[.F221]-[.G221]" office:value-type="float" office:value="26.483" calcext:value-type="float">
            <text:p>26.483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86.347" calcext:value-type="float">
            <text:p>86.347</text:p>
          </table:table-cell>
          <table:table-cell office:value-type="float" office:value="63.934" calcext:value-type="float">
            <text:p>63.934</text:p>
          </table:table-cell>
          <table:table-cell table:formula="of:=[.B222]-[.C222]" office:value-type="float" office:value="22.413" calcext:value-type="float">
            <text:p>22.413</text:p>
          </table:table-cell>
          <table:table-cell/>
          <table:table-cell office:value-type="float" office:value="87.646" calcext:value-type="float">
            <text:p>87.646</text:p>
          </table:table-cell>
          <table:table-cell office:value-type="float" office:value="64.313" calcext:value-type="float">
            <text:p>64.313</text:p>
          </table:table-cell>
          <table:table-cell table:formula="of:=[.F222]-[.G222]" office:value-type="float" office:value="23.333" calcext:value-type="float">
            <text:p>23.333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86.713" calcext:value-type="float">
            <text:p>86.713</text:p>
          </table:table-cell>
          <table:table-cell office:value-type="float" office:value="58.877" calcext:value-type="float">
            <text:p>58.877</text:p>
          </table:table-cell>
          <table:table-cell table:formula="of:=[.B223]-[.C223]" office:value-type="float" office:value="27.836" calcext:value-type="float">
            <text:p>27.836</text:p>
          </table:table-cell>
          <table:table-cell/>
          <table:table-cell office:value-type="float" office:value="91.619" calcext:value-type="float">
            <text:p>91.619</text:p>
          </table:table-cell>
          <table:table-cell office:value-type="float" office:value="64.727" calcext:value-type="float">
            <text:p>64.727</text:p>
          </table:table-cell>
          <table:table-cell table:formula="of:=[.F223]-[.G223]" office:value-type="float" office:value="26.892" calcext:value-type="float">
            <text:p>26.892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97.999" calcext:value-type="float">
            <text:p>97.999</text:p>
          </table:table-cell>
          <table:table-cell office:value-type="float" office:value="63.849" calcext:value-type="float">
            <text:p>63.849</text:p>
          </table:table-cell>
          <table:table-cell table:formula="of:=[.B224]-[.C224]" office:value-type="float" office:value="34.15" calcext:value-type="float">
            <text:p>34.15</text:p>
          </table:table-cell>
          <table:table-cell/>
          <table:table-cell office:value-type="float" office:value="76.866" calcext:value-type="float">
            <text:p>76.866</text:p>
          </table:table-cell>
          <table:table-cell office:value-type="float" office:value="62.439" calcext:value-type="float">
            <text:p>62.439</text:p>
          </table:table-cell>
          <table:table-cell table:formula="of:=[.F224]-[.G224]" office:value-type="float" office:value="14.427" calcext:value-type="float">
            <text:p>14.427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98.797" calcext:value-type="float">
            <text:p>98.797</text:p>
          </table:table-cell>
          <table:table-cell office:value-type="float" office:value="47.472" calcext:value-type="float">
            <text:p>47.472</text:p>
          </table:table-cell>
          <table:table-cell table:formula="of:=[.B225]-[.C225]" office:value-type="float" office:value="51.325" calcext:value-type="float">
            <text:p>51.325</text:p>
          </table:table-cell>
          <table:table-cell/>
          <table:table-cell office:value-type="float" office:value="84.176" calcext:value-type="float">
            <text:p>84.176</text:p>
          </table:table-cell>
          <table:table-cell office:value-type="float" office:value="50.824" calcext:value-type="float">
            <text:p>50.824</text:p>
          </table:table-cell>
          <table:table-cell table:formula="of:=[.F225]-[.G225]" office:value-type="float" office:value="33.352" calcext:value-type="float">
            <text:p>33.352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87.578" calcext:value-type="float">
            <text:p>87.578</text:p>
          </table:table-cell>
          <table:table-cell office:value-type="float" office:value="43.291" calcext:value-type="float">
            <text:p>43.291</text:p>
          </table:table-cell>
          <table:table-cell table:formula="of:=[.B226]-[.C226]" office:value-type="float" office:value="44.287" calcext:value-type="float">
            <text:p>44.287</text:p>
          </table:table-cell>
          <table:table-cell/>
          <table:table-cell office:value-type="float" office:value="78.666" calcext:value-type="float">
            <text:p>78.666</text:p>
          </table:table-cell>
          <table:table-cell office:value-type="float" office:value="47.667" calcext:value-type="float">
            <text:p>47.667</text:p>
          </table:table-cell>
          <table:table-cell table:formula="of:=[.F226]-[.G226]" office:value-type="float" office:value="30.999" calcext:value-type="float">
            <text:p>30.999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103.849" calcext:value-type="float">
            <text:p>103.849</text:p>
          </table:table-cell>
          <table:table-cell office:value-type="float" office:value="60.624" calcext:value-type="float">
            <text:p>60.624</text:p>
          </table:table-cell>
          <table:table-cell table:formula="of:=[.B227]-[.C227]" office:value-type="float" office:value="43.225" calcext:value-type="float">
            <text:p>43.225</text:p>
          </table:table-cell>
          <table:table-cell/>
          <table:table-cell office:value-type="float" office:value="81.307" calcext:value-type="float">
            <text:p>81.307</text:p>
          </table:table-cell>
          <table:table-cell office:value-type="float" office:value="56.048" calcext:value-type="float">
            <text:p>56.048</text:p>
          </table:table-cell>
          <table:table-cell table:formula="of:=[.F227]-[.G227]" office:value-type="float" office:value="25.259" calcext:value-type="float">
            <text:p>25.259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97.215" calcext:value-type="float">
            <text:p>97.215</text:p>
          </table:table-cell>
          <table:table-cell office:value-type="float" office:value="63.271" calcext:value-type="float">
            <text:p>63.271</text:p>
          </table:table-cell>
          <table:table-cell table:formula="of:=[.B228]-[.C228]" office:value-type="float" office:value="33.944" calcext:value-type="float">
            <text:p>33.944</text:p>
          </table:table-cell>
          <table:table-cell/>
          <table:table-cell office:value-type="float" office:value="81.265" calcext:value-type="float">
            <text:p>81.265</text:p>
          </table:table-cell>
          <table:table-cell office:value-type="float" office:value="60.888" calcext:value-type="float">
            <text:p>60.888</text:p>
          </table:table-cell>
          <table:table-cell table:formula="of:=[.F228]-[.G228]" office:value-type="float" office:value="20.377" calcext:value-type="float">
            <text:p>20.377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98.125" calcext:value-type="float">
            <text:p>98.125</text:p>
          </table:table-cell>
          <table:table-cell office:value-type="float" office:value="56.97" calcext:value-type="float">
            <text:p>56.97</text:p>
          </table:table-cell>
          <table:table-cell table:formula="of:=[.B229]-[.C229]" office:value-type="float" office:value="41.155" calcext:value-type="float">
            <text:p>41.155</text:p>
          </table:table-cell>
          <table:table-cell/>
          <table:table-cell office:value-type="float" office:value="91.422" calcext:value-type="float">
            <text:p>91.422</text:p>
          </table:table-cell>
          <table:table-cell office:value-type="float" office:value="61.03" calcext:value-type="float">
            <text:p>61.03</text:p>
          </table:table-cell>
          <table:table-cell table:formula="of:=[.F229]-[.G229]" office:value-type="float" office:value="30.392" calcext:value-type="float">
            <text:p>30.392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94.51" calcext:value-type="float">
            <text:p>94.51</text:p>
          </table:table-cell>
          <table:table-cell office:value-type="float" office:value="57.925" calcext:value-type="float">
            <text:p>57.925</text:p>
          </table:table-cell>
          <table:table-cell table:formula="of:=[.B230]-[.C230]" office:value-type="float" office:value="36.585" calcext:value-type="float">
            <text:p>36.585</text:p>
          </table:table-cell>
          <table:table-cell/>
          <table:table-cell office:value-type="float" office:value="83.542" calcext:value-type="float">
            <text:p>83.542</text:p>
          </table:table-cell>
          <table:table-cell office:value-type="float" office:value="61.001" calcext:value-type="float">
            <text:p>61.001</text:p>
          </table:table-cell>
          <table:table-cell table:formula="of:=[.F230]-[.G230]" office:value-type="float" office:value="22.541" calcext:value-type="float">
            <text:p>22.541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98.823" calcext:value-type="float">
            <text:p>98.823</text:p>
          </table:table-cell>
          <table:table-cell office:value-type="float" office:value="61.633" calcext:value-type="float">
            <text:p>61.633</text:p>
          </table:table-cell>
          <table:table-cell table:formula="of:=[.B231]-[.C231]" office:value-type="float" office:value="37.19" calcext:value-type="float">
            <text:p>37.19</text:p>
          </table:table-cell>
          <table:table-cell/>
          <table:table-cell office:value-type="float" office:value="75.544" calcext:value-type="float">
            <text:p>75.544</text:p>
          </table:table-cell>
          <table:table-cell office:value-type="float" office:value="61.666" calcext:value-type="float">
            <text:p>61.666</text:p>
          </table:table-cell>
          <table:table-cell table:formula="of:=[.F231]-[.G231]" office:value-type="float" office:value="13.878" calcext:value-type="float">
            <text:p>13.878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107.665" calcext:value-type="float">
            <text:p>107.665</text:p>
          </table:table-cell>
          <table:table-cell office:value-type="float" office:value="62.319" calcext:value-type="float">
            <text:p>62.319</text:p>
          </table:table-cell>
          <table:table-cell table:formula="of:=[.B232]-[.C232]" office:value-type="float" office:value="45.346" calcext:value-type="float">
            <text:p>45.346</text:p>
          </table:table-cell>
          <table:table-cell/>
          <table:table-cell office:value-type="float" office:value="85.418" calcext:value-type="float">
            <text:p>85.418</text:p>
          </table:table-cell>
          <table:table-cell office:value-type="float" office:value="58.406" calcext:value-type="float">
            <text:p>58.406</text:p>
          </table:table-cell>
          <table:table-cell table:formula="of:=[.F232]-[.G232]" office:value-type="float" office:value="27.012" calcext:value-type="float">
            <text:p>27.012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103.186" calcext:value-type="float">
            <text:p>103.186</text:p>
          </table:table-cell>
          <table:table-cell office:value-type="float" office:value="67.911" calcext:value-type="float">
            <text:p>67.911</text:p>
          </table:table-cell>
          <table:table-cell table:formula="of:=[.B233]-[.C233]" office:value-type="float" office:value="35.275" calcext:value-type="float">
            <text:p>35.275</text:p>
          </table:table-cell>
          <table:table-cell/>
          <table:table-cell office:value-type="float" office:value="78.767" calcext:value-type="float">
            <text:p>78.767</text:p>
          </table:table-cell>
          <table:table-cell office:value-type="float" office:value="64.303" calcext:value-type="float">
            <text:p>64.303</text:p>
          </table:table-cell>
          <table:table-cell table:formula="of:=[.F233]-[.G233]" office:value-type="float" office:value="14.464" calcext:value-type="float">
            <text:p>14.464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106.999" calcext:value-type="float">
            <text:p>106.999</text:p>
          </table:table-cell>
          <table:table-cell office:value-type="float" office:value="66.43" calcext:value-type="float">
            <text:p>66.43</text:p>
          </table:table-cell>
          <table:table-cell table:formula="of:=[.B234]-[.C234]" office:value-type="float" office:value="40.569" calcext:value-type="float">
            <text:p>40.569</text:p>
          </table:table-cell>
          <table:table-cell/>
          <table:table-cell office:value-type="float" office:value="81.293" calcext:value-type="float">
            <text:p>81.293</text:p>
          </table:table-cell>
          <table:table-cell office:value-type="float" office:value="64.319" calcext:value-type="float">
            <text:p>64.319</text:p>
          </table:table-cell>
          <table:table-cell table:formula="of:=[.F234]-[.G234]" office:value-type="float" office:value="16.974" calcext:value-type="float">
            <text:p>16.974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96.509" calcext:value-type="float">
            <text:p>96.509</text:p>
          </table:table-cell>
          <table:table-cell office:value-type="float" office:value="81.837" calcext:value-type="float">
            <text:p>81.837</text:p>
          </table:table-cell>
          <table:table-cell table:formula="of:=[.B235]-[.C235]" office:value-type="float" office:value="14.672" calcext:value-type="float">
            <text:p>14.672</text:p>
          </table:table-cell>
          <table:table-cell/>
          <table:table-cell office:value-type="float" office:value="80.199" calcext:value-type="float">
            <text:p>80.199</text:p>
          </table:table-cell>
          <table:table-cell office:value-type="float" office:value="61.926" calcext:value-type="float">
            <text:p>61.926</text:p>
          </table:table-cell>
          <table:table-cell table:formula="of:=[.F235]-[.G235]" office:value-type="float" office:value="18.273" calcext:value-type="float">
            <text:p>18.273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104.492" calcext:value-type="float">
            <text:p>104.492</text:p>
          </table:table-cell>
          <table:table-cell office:value-type="float" office:value="55.621" calcext:value-type="float">
            <text:p>55.621</text:p>
          </table:table-cell>
          <table:table-cell table:formula="of:=[.B236]-[.C236]" office:value-type="float" office:value="48.871" calcext:value-type="float">
            <text:p>48.871</text:p>
          </table:table-cell>
          <table:table-cell/>
          <table:table-cell office:value-type="float" office:value="89.287" calcext:value-type="float">
            <text:p>89.287</text:p>
          </table:table-cell>
          <table:table-cell office:value-type="float" office:value="67.256" calcext:value-type="float">
            <text:p>67.256</text:p>
          </table:table-cell>
          <table:table-cell table:formula="of:=[.F236]-[.G236]" office:value-type="float" office:value="22.031" calcext:value-type="float">
            <text:p>22.031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122.201" calcext:value-type="float">
            <text:p>122.201</text:p>
          </table:table-cell>
          <table:table-cell office:value-type="float" office:value="56.521" calcext:value-type="float">
            <text:p>56.521</text:p>
          </table:table-cell>
          <table:table-cell table:formula="of:=[.B237]-[.C237]" office:value-type="float" office:value="65.68" calcext:value-type="float">
            <text:p>65.68</text:p>
          </table:table-cell>
          <table:table-cell/>
          <table:table-cell office:value-type="float" office:value="94.086" calcext:value-type="float">
            <text:p>94.086</text:p>
          </table:table-cell>
          <table:table-cell office:value-type="float" office:value="61.738" calcext:value-type="float">
            <text:p>61.738</text:p>
          </table:table-cell>
          <table:table-cell table:formula="of:=[.F237]-[.G237]" office:value-type="float" office:value="32.348" calcext:value-type="float">
            <text:p>32.348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115.483" calcext:value-type="float">
            <text:p>115.483</text:p>
          </table:table-cell>
          <table:table-cell office:value-type="float" office:value="52.792" calcext:value-type="float">
            <text:p>52.792</text:p>
          </table:table-cell>
          <table:table-cell table:formula="of:=[.B238]-[.C238]" office:value-type="float" office:value="62.691" calcext:value-type="float">
            <text:p>62.691</text:p>
          </table:table-cell>
          <table:table-cell/>
          <table:table-cell office:value-type="float" office:value="92.376" calcext:value-type="float">
            <text:p>92.376</text:p>
          </table:table-cell>
          <table:table-cell office:value-type="float" office:value="62.061" calcext:value-type="float">
            <text:p>62.061</text:p>
          </table:table-cell>
          <table:table-cell table:formula="of:=[.F238]-[.G238]" office:value-type="float" office:value="30.315" calcext:value-type="float">
            <text:p>30.315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103.028" calcext:value-type="float">
            <text:p>103.028</text:p>
          </table:table-cell>
          <table:table-cell office:value-type="float" office:value="66.493" calcext:value-type="float">
            <text:p>66.493</text:p>
          </table:table-cell>
          <table:table-cell table:formula="of:=[.B239]-[.C239]" office:value-type="float" office:value="36.535" calcext:value-type="float">
            <text:p>36.535</text:p>
          </table:table-cell>
          <table:table-cell/>
          <table:table-cell office:value-type="float" office:value="88.217" calcext:value-type="float">
            <text:p>88.217</text:p>
          </table:table-cell>
          <table:table-cell office:value-type="float" office:value="58.247" calcext:value-type="float">
            <text:p>58.247</text:p>
          </table:table-cell>
          <table:table-cell table:formula="of:=[.F239]-[.G239]" office:value-type="float" office:value="29.97" calcext:value-type="float">
            <text:p>29.97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99.63" calcext:value-type="float">
            <text:p>99.63</text:p>
          </table:table-cell>
          <table:table-cell office:value-type="float" office:value="48.276" calcext:value-type="float">
            <text:p>48.276</text:p>
          </table:table-cell>
          <table:table-cell table:formula="of:=[.B240]-[.C240]" office:value-type="float" office:value="51.354" calcext:value-type="float">
            <text:p>51.354</text:p>
          </table:table-cell>
          <table:table-cell/>
          <table:table-cell office:value-type="float" office:value="94.008" calcext:value-type="float">
            <text:p>94.008</text:p>
          </table:table-cell>
          <table:table-cell office:value-type="float" office:value="63.75" calcext:value-type="float">
            <text:p>63.75</text:p>
          </table:table-cell>
          <table:table-cell table:formula="of:=[.F240]-[.G240]" office:value-type="float" office:value="30.258" calcext:value-type="float">
            <text:p>30.258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110.296" calcext:value-type="float">
            <text:p>110.296</text:p>
          </table:table-cell>
          <table:table-cell office:value-type="float" office:value="71.185" calcext:value-type="float">
            <text:p>71.185</text:p>
          </table:table-cell>
          <table:table-cell table:formula="of:=[.B241]-[.C241]" office:value-type="float" office:value="39.111" calcext:value-type="float">
            <text:p>39.111</text:p>
          </table:table-cell>
          <table:table-cell/>
          <table:table-cell office:value-type="float" office:value="93.23" calcext:value-type="float">
            <text:p>93.23</text:p>
          </table:table-cell>
          <table:table-cell office:value-type="float" office:value="51.999" calcext:value-type="float">
            <text:p>51.999</text:p>
          </table:table-cell>
          <table:table-cell table:formula="of:=[.F241]-[.G241]" office:value-type="float" office:value="41.231" calcext:value-type="float">
            <text:p>41.231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104.994" calcext:value-type="float">
            <text:p>104.994</text:p>
          </table:table-cell>
          <table:table-cell office:value-type="float" office:value="71.678" calcext:value-type="float">
            <text:p>71.678</text:p>
          </table:table-cell>
          <table:table-cell table:formula="of:=[.B242]-[.C242]" office:value-type="float" office:value="33.316" calcext:value-type="float">
            <text:p>33.316</text:p>
          </table:table-cell>
          <table:table-cell/>
          <table:table-cell office:value-type="float" office:value="88.085" calcext:value-type="float">
            <text:p>88.085</text:p>
          </table:table-cell>
          <table:table-cell office:value-type="float" office:value="68.025" calcext:value-type="float">
            <text:p>68.025</text:p>
          </table:table-cell>
          <table:table-cell table:formula="of:=[.F242]-[.G242]" office:value-type="float" office:value="20.06" calcext:value-type="float">
            <text:p>20.06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109.559" calcext:value-type="float">
            <text:p>109.559</text:p>
          </table:table-cell>
          <table:table-cell office:value-type="float" office:value="65.524" calcext:value-type="float">
            <text:p>65.524</text:p>
          </table:table-cell>
          <table:table-cell table:formula="of:=[.B243]-[.C243]" office:value-type="float" office:value="44.035" calcext:value-type="float">
            <text:p>44.035</text:p>
          </table:table-cell>
          <table:table-cell/>
          <table:table-cell office:value-type="float" office:value="81.431" calcext:value-type="float">
            <text:p>81.431</text:p>
          </table:table-cell>
          <table:table-cell office:value-type="float" office:value="65.06" calcext:value-type="float">
            <text:p>65.06</text:p>
          </table:table-cell>
          <table:table-cell table:formula="of:=[.F243]-[.G243]" office:value-type="float" office:value="16.371" calcext:value-type="float">
            <text:p>16.371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101.37" calcext:value-type="float">
            <text:p>101.37</text:p>
          </table:table-cell>
          <table:table-cell office:value-type="float" office:value="76.853" calcext:value-type="float">
            <text:p>76.853</text:p>
          </table:table-cell>
          <table:table-cell table:formula="of:=[.B244]-[.C244]" office:value-type="float" office:value="24.517" calcext:value-type="float">
            <text:p>24.517</text:p>
          </table:table-cell>
          <table:table-cell/>
          <table:table-cell office:value-type="float" office:value="92.887" calcext:value-type="float">
            <text:p>92.887</text:p>
          </table:table-cell>
          <table:table-cell office:value-type="float" office:value="67.372" calcext:value-type="float">
            <text:p>67.372</text:p>
          </table:table-cell>
          <table:table-cell table:formula="of:=[.F244]-[.G244]" office:value-type="float" office:value="25.515" calcext:value-type="float">
            <text:p>25.515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96.924" calcext:value-type="float">
            <text:p>96.924</text:p>
          </table:table-cell>
          <table:table-cell office:value-type="float" office:value="68.274" calcext:value-type="float">
            <text:p>68.274</text:p>
          </table:table-cell>
          <table:table-cell table:formula="of:=[.B245]-[.C245]" office:value-type="float" office:value="28.65" calcext:value-type="float">
            <text:p>28.65</text:p>
          </table:table-cell>
          <table:table-cell/>
          <table:table-cell office:value-type="float" office:value="97.788" calcext:value-type="float">
            <text:p>97.788</text:p>
          </table:table-cell>
          <table:table-cell office:value-type="float" office:value="65.493" calcext:value-type="float">
            <text:p>65.493</text:p>
          </table:table-cell>
          <table:table-cell table:formula="of:=[.F245]-[.G245]" office:value-type="float" office:value="32.295" calcext:value-type="float">
            <text:p>32.295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113.974" calcext:value-type="float">
            <text:p>113.974</text:p>
          </table:table-cell>
          <table:table-cell office:value-type="float" office:value="64.252" calcext:value-type="float">
            <text:p>64.252</text:p>
          </table:table-cell>
          <table:table-cell table:formula="of:=[.B246]-[.C246]" office:value-type="float" office:value="49.722" calcext:value-type="float">
            <text:p>49.722</text:p>
          </table:table-cell>
          <table:table-cell/>
          <table:table-cell office:value-type="float" office:value="95.311" calcext:value-type="float">
            <text:p>95.311</text:p>
          </table:table-cell>
          <table:table-cell office:value-type="float" office:value="66.559" calcext:value-type="float">
            <text:p>66.559</text:p>
          </table:table-cell>
          <table:table-cell table:formula="of:=[.F246]-[.G246]" office:value-type="float" office:value="28.752" calcext:value-type="float">
            <text:p>28.752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111.327" calcext:value-type="float">
            <text:p>111.327</text:p>
          </table:table-cell>
          <table:table-cell office:value-type="float" office:value="70.853" calcext:value-type="float">
            <text:p>70.853</text:p>
          </table:table-cell>
          <table:table-cell table:formula="of:=[.B247]-[.C247]" office:value-type="float" office:value="40.474" calcext:value-type="float">
            <text:p>40.474</text:p>
          </table:table-cell>
          <table:table-cell/>
          <table:table-cell office:value-type="float" office:value="105.376" calcext:value-type="float">
            <text:p>105.376</text:p>
          </table:table-cell>
          <table:table-cell office:value-type="float" office:value="70.029" calcext:value-type="float">
            <text:p>70.029</text:p>
          </table:table-cell>
          <table:table-cell table:formula="of:=[.F247]-[.G247]" office:value-type="float" office:value="35.347" calcext:value-type="float">
            <text:p>35.347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112.734" calcext:value-type="float">
            <text:p>112.734</text:p>
          </table:table-cell>
          <table:table-cell office:value-type="float" office:value="63.53" calcext:value-type="float">
            <text:p>63.53</text:p>
          </table:table-cell>
          <table:table-cell table:formula="of:=[.B248]-[.C248]" office:value-type="float" office:value="49.204" calcext:value-type="float">
            <text:p>49.204</text:p>
          </table:table-cell>
          <table:table-cell/>
          <table:table-cell office:value-type="float" office:value="88.152" calcext:value-type="float">
            <text:p>88.152</text:p>
          </table:table-cell>
          <table:table-cell office:value-type="float" office:value="65.28" calcext:value-type="float">
            <text:p>65.28</text:p>
          </table:table-cell>
          <table:table-cell table:formula="of:=[.F248]-[.G248]" office:value-type="float" office:value="22.872" calcext:value-type="float">
            <text:p>22.872</text:p>
          </table:table-cell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116.922" calcext:value-type="float">
            <text:p>116.922</text:p>
          </table:table-cell>
          <table:table-cell office:value-type="float" office:value="67.942" calcext:value-type="float">
            <text:p>67.942</text:p>
          </table:table-cell>
          <table:table-cell table:formula="of:=[.B249]-[.C249]" office:value-type="float" office:value="48.98" calcext:value-type="float">
            <text:p>48.98</text:p>
          </table:table-cell>
          <table:table-cell/>
          <table:table-cell office:value-type="float" office:value="100.583" calcext:value-type="float">
            <text:p>100.583</text:p>
          </table:table-cell>
          <table:table-cell office:value-type="float" office:value="76.421" calcext:value-type="float">
            <text:p>76.421</text:p>
          </table:table-cell>
          <table:table-cell table:formula="of:=[.F249]-[.G249]" office:value-type="float" office:value="24.162" calcext:value-type="float">
            <text:p>24.162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104.186" calcext:value-type="float">
            <text:p>104.186</text:p>
          </table:table-cell>
          <table:table-cell office:value-type="float" office:value="67.797" calcext:value-type="float">
            <text:p>67.797</text:p>
          </table:table-cell>
          <table:table-cell table:formula="of:=[.B250]-[.C250]" office:value-type="float" office:value="36.389" calcext:value-type="float">
            <text:p>36.389</text:p>
          </table:table-cell>
          <table:table-cell/>
          <table:table-cell office:value-type="float" office:value="102.705" calcext:value-type="float">
            <text:p>102.705</text:p>
          </table:table-cell>
          <table:table-cell office:value-type="float" office:value="63.591" calcext:value-type="float">
            <text:p>63.591</text:p>
          </table:table-cell>
          <table:table-cell table:formula="of:=[.F250]-[.G250]" office:value-type="float" office:value="39.114" calcext:value-type="float">
            <text:p>39.114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94.195" calcext:value-type="float">
            <text:p>94.195</text:p>
          </table:table-cell>
          <table:table-cell office:value-type="float" office:value="67.271" calcext:value-type="float">
            <text:p>67.271</text:p>
          </table:table-cell>
          <table:table-cell table:formula="of:=[.B251]-[.C251]" office:value-type="float" office:value="26.924" calcext:value-type="float">
            <text:p>26.924</text:p>
          </table:table-cell>
          <table:table-cell/>
          <table:table-cell office:value-type="float" office:value="109.965" calcext:value-type="float">
            <text:p>109.965</text:p>
          </table:table-cell>
          <table:table-cell office:value-type="float" office:value="67.131" calcext:value-type="float">
            <text:p>67.131</text:p>
          </table:table-cell>
          <table:table-cell table:formula="of:=[.F251]-[.G251]" office:value-type="float" office:value="42.834" calcext:value-type="float">
            <text:p>42.834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111.287" calcext:value-type="float">
            <text:p>111.287</text:p>
          </table:table-cell>
          <table:table-cell office:value-type="float" office:value="73.275" calcext:value-type="float">
            <text:p>73.275</text:p>
          </table:table-cell>
          <table:table-cell table:formula="of:=[.B252]-[.C252]" office:value-type="float" office:value="38.012" calcext:value-type="float">
            <text:p>38.012</text:p>
          </table:table-cell>
          <table:table-cell/>
          <table:table-cell office:value-type="float" office:value="111.234" calcext:value-type="float">
            <text:p>111.234</text:p>
          </table:table-cell>
          <table:table-cell office:value-type="float" office:value="77.834" calcext:value-type="float">
            <text:p>77.834</text:p>
          </table:table-cell>
          <table:table-cell table:formula="of:=[.F252]-[.G252]" office:value-type="float" office:value="33.4" calcext:value-type="float">
            <text:p>33.4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123.843" calcext:value-type="float">
            <text:p>123.843</text:p>
          </table:table-cell>
          <table:table-cell office:value-type="float" office:value="59.682" calcext:value-type="float">
            <text:p>59.682</text:p>
          </table:table-cell>
          <table:table-cell table:formula="of:=[.B253]-[.C253]" office:value-type="float" office:value="64.161" calcext:value-type="float">
            <text:p>64.161</text:p>
          </table:table-cell>
          <table:table-cell/>
          <table:table-cell office:value-type="float" office:value="94.397" calcext:value-type="float">
            <text:p>94.397</text:p>
          </table:table-cell>
          <table:table-cell office:value-type="float" office:value="59.482" calcext:value-type="float">
            <text:p>59.482</text:p>
          </table:table-cell>
          <table:table-cell table:formula="of:=[.F253]-[.G253]" office:value-type="float" office:value="34.915" calcext:value-type="float">
            <text:p>34.915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118.819" calcext:value-type="float">
            <text:p>118.819</text:p>
          </table:table-cell>
          <table:table-cell office:value-type="float" office:value="69.952" calcext:value-type="float">
            <text:p>69.952</text:p>
          </table:table-cell>
          <table:table-cell table:formula="of:=[.B254]-[.C254]" office:value-type="float" office:value="48.867" calcext:value-type="float">
            <text:p>48.867</text:p>
          </table:table-cell>
          <table:table-cell/>
          <table:table-cell office:value-type="float" office:value="108.886" calcext:value-type="float">
            <text:p>108.886</text:p>
          </table:table-cell>
          <table:table-cell office:value-type="float" office:value="60.113" calcext:value-type="float">
            <text:p>60.113</text:p>
          </table:table-cell>
          <table:table-cell table:formula="of:=[.F254]-[.G254]" office:value-type="float" office:value="48.773" calcext:value-type="float">
            <text:p>48.773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127.361" calcext:value-type="float">
            <text:p>127.361</text:p>
          </table:table-cell>
          <table:table-cell office:value-type="float" office:value="66.943" calcext:value-type="float">
            <text:p>66.943</text:p>
          </table:table-cell>
          <table:table-cell table:formula="of:=[.B255]-[.C255]" office:value-type="float" office:value="60.418" calcext:value-type="float">
            <text:p>60.418</text:p>
          </table:table-cell>
          <table:table-cell/>
          <table:table-cell office:value-type="float" office:value="99.536" calcext:value-type="float">
            <text:p>99.536</text:p>
          </table:table-cell>
          <table:table-cell office:value-type="float" office:value="68.233" calcext:value-type="float">
            <text:p>68.233</text:p>
          </table:table-cell>
          <table:table-cell table:formula="of:=[.F255]-[.G255]" office:value-type="float" office:value="31.303" calcext:value-type="float">
            <text:p>31.303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125.253" calcext:value-type="float">
            <text:p>125.253</text:p>
          </table:table-cell>
          <table:table-cell office:value-type="float" office:value="66.145" calcext:value-type="float">
            <text:p>66.145</text:p>
          </table:table-cell>
          <table:table-cell table:formula="of:=[.B256]-[.C256]" office:value-type="float" office:value="59.108" calcext:value-type="float">
            <text:p>59.108</text:p>
          </table:table-cell>
          <table:table-cell/>
          <table:table-cell office:value-type="float" office:value="95.648" calcext:value-type="float">
            <text:p>95.648</text:p>
          </table:table-cell>
          <table:table-cell office:value-type="float" office:value="73.159" calcext:value-type="float">
            <text:p>73.159</text:p>
          </table:table-cell>
          <table:table-cell table:formula="of:=[.F256]-[.G256]" office:value-type="float" office:value="22.489" calcext:value-type="float">
            <text:p>22.489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122.837" calcext:value-type="float">
            <text:p>122.837</text:p>
          </table:table-cell>
          <table:table-cell office:value-type="float" office:value="78.561" calcext:value-type="float">
            <text:p>78.561</text:p>
          </table:table-cell>
          <table:table-cell table:formula="of:=[.B257]-[.C257]" office:value-type="float" office:value="44.276" calcext:value-type="float">
            <text:p>44.276</text:p>
          </table:table-cell>
          <table:table-cell/>
          <table:table-cell office:value-type="float" office:value="97.083" calcext:value-type="float">
            <text:p>97.083</text:p>
          </table:table-cell>
          <table:table-cell office:value-type="float" office:value="66.113" calcext:value-type="float">
            <text:p>66.113</text:p>
          </table:table-cell>
          <table:table-cell table:formula="of:=[.F257]-[.G257]" office:value-type="float" office:value="30.97" calcext:value-type="float">
            <text:p>30.97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124.394" calcext:value-type="float">
            <text:p>124.394</text:p>
          </table:table-cell>
          <table:table-cell office:value-type="float" office:value="72.366" calcext:value-type="float">
            <text:p>72.366</text:p>
          </table:table-cell>
          <table:table-cell table:formula="of:=[.B258]-[.C258]" office:value-type="float" office:value="52.028" calcext:value-type="float">
            <text:p>52.028</text:p>
          </table:table-cell>
          <table:table-cell/>
          <table:table-cell office:value-type="float" office:value="120.083" calcext:value-type="float">
            <text:p>120.083</text:p>
          </table:table-cell>
          <table:table-cell office:value-type="float" office:value="72.345" calcext:value-type="float">
            <text:p>72.345</text:p>
          </table:table-cell>
          <table:table-cell table:formula="of:=[.F258]-[.G258]" office:value-type="float" office:value="47.738" calcext:value-type="float">
            <text:p>47.738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118.607" calcext:value-type="float">
            <text:p>118.607</text:p>
          </table:table-cell>
          <table:table-cell office:value-type="float" office:value="84.204" calcext:value-type="float">
            <text:p>84.204</text:p>
          </table:table-cell>
          <table:table-cell table:formula="of:=[.B259]-[.C259]" office:value-type="float" office:value="34.403" calcext:value-type="float">
            <text:p>34.403</text:p>
          </table:table-cell>
          <table:table-cell/>
          <table:table-cell office:value-type="float" office:value="111.707" calcext:value-type="float">
            <text:p>111.707</text:p>
          </table:table-cell>
          <table:table-cell office:value-type="float" office:value="67.267" calcext:value-type="float">
            <text:p>67.267</text:p>
          </table:table-cell>
          <table:table-cell table:formula="of:=[.F259]-[.G259]" office:value-type="float" office:value="44.44" calcext:value-type="float">
            <text:p>44.44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27.358" calcext:value-type="float">
            <text:p>127.358</text:p>
          </table:table-cell>
          <table:table-cell office:value-type="float" office:value="68.649" calcext:value-type="float">
            <text:p>68.649</text:p>
          </table:table-cell>
          <table:table-cell table:formula="of:=[.B260]-[.C260]" office:value-type="float" office:value="58.709" calcext:value-type="float">
            <text:p>58.709</text:p>
          </table:table-cell>
          <table:table-cell/>
          <table:table-cell office:value-type="float" office:value="101.942" calcext:value-type="float">
            <text:p>101.942</text:p>
          </table:table-cell>
          <table:table-cell office:value-type="float" office:value="68.18" calcext:value-type="float">
            <text:p>68.18</text:p>
          </table:table-cell>
          <table:table-cell table:formula="of:=[.F260]-[.G260]" office:value-type="float" office:value="33.762" calcext:value-type="float">
            <text:p>33.762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134.213" calcext:value-type="float">
            <text:p>134.213</text:p>
          </table:table-cell>
          <table:table-cell office:value-type="float" office:value="69.82" calcext:value-type="float">
            <text:p>69.82</text:p>
          </table:table-cell>
          <table:table-cell table:formula="of:=[.B261]-[.C261]" office:value-type="float" office:value="64.393" calcext:value-type="float">
            <text:p>64.393</text:p>
          </table:table-cell>
          <table:table-cell/>
          <table:table-cell office:value-type="float" office:value="123.537" calcext:value-type="float">
            <text:p>123.537</text:p>
          </table:table-cell>
          <table:table-cell office:value-type="float" office:value="72.217" calcext:value-type="float">
            <text:p>72.217</text:p>
          </table:table-cell>
          <table:table-cell table:formula="of:=[.F261]-[.G261]" office:value-type="float" office:value="51.32" calcext:value-type="float">
            <text:p>51.32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123.856" calcext:value-type="float">
            <text:p>123.856</text:p>
          </table:table-cell>
          <table:table-cell office:value-type="float" office:value="83.843" calcext:value-type="float">
            <text:p>83.843</text:p>
          </table:table-cell>
          <table:table-cell table:formula="of:=[.B262]-[.C262]" office:value-type="float" office:value="40.013" calcext:value-type="float">
            <text:p>40.013</text:p>
          </table:table-cell>
          <table:table-cell/>
          <table:table-cell office:value-type="float" office:value="100.771" calcext:value-type="float">
            <text:p>100.771</text:p>
          </table:table-cell>
          <table:table-cell office:value-type="float" office:value="72.486" calcext:value-type="float">
            <text:p>72.486</text:p>
          </table:table-cell>
          <table:table-cell table:formula="of:=[.F262]-[.G262]" office:value-type="float" office:value="28.285" calcext:value-type="float">
            <text:p>28.285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137.526" calcext:value-type="float">
            <text:p>137.526</text:p>
          </table:table-cell>
          <table:table-cell office:value-type="float" office:value="79.607" calcext:value-type="float">
            <text:p>79.607</text:p>
          </table:table-cell>
          <table:table-cell table:formula="of:=[.B263]-[.C263]" office:value-type="float" office:value="57.919" calcext:value-type="float">
            <text:p>57.919</text:p>
          </table:table-cell>
          <table:table-cell/>
          <table:table-cell office:value-type="float" office:value="105.671" calcext:value-type="float">
            <text:p>105.671</text:p>
          </table:table-cell>
          <table:table-cell office:value-type="float" office:value="72.129" calcext:value-type="float">
            <text:p>72.129</text:p>
          </table:table-cell>
          <table:table-cell table:formula="of:=[.F263]-[.G263]" office:value-type="float" office:value="33.542" calcext:value-type="float">
            <text:p>33.542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144.412" calcext:value-type="float">
            <text:p>144.412</text:p>
          </table:table-cell>
          <table:table-cell office:value-type="float" office:value="72.036" calcext:value-type="float">
            <text:p>72.036</text:p>
          </table:table-cell>
          <table:table-cell table:formula="of:=[.B264]-[.C264]" office:value-type="float" office:value="72.376" calcext:value-type="float">
            <text:p>72.376</text:p>
          </table:table-cell>
          <table:table-cell/>
          <table:table-cell office:value-type="float" office:value="114.842" calcext:value-type="float">
            <text:p>114.842</text:p>
          </table:table-cell>
          <table:table-cell office:value-type="float" office:value="69.465" calcext:value-type="float">
            <text:p>69.465</text:p>
          </table:table-cell>
          <table:table-cell table:formula="of:=[.F264]-[.G264]" office:value-type="float" office:value="45.377" calcext:value-type="float">
            <text:p>45.377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132.829" calcext:value-type="float">
            <text:p>132.829</text:p>
          </table:table-cell>
          <table:table-cell office:value-type="float" office:value="70.283" calcext:value-type="float">
            <text:p>70.283</text:p>
          </table:table-cell>
          <table:table-cell table:formula="of:=[.B265]-[.C265]" office:value-type="float" office:value="62.546" calcext:value-type="float">
            <text:p>62.546</text:p>
          </table:table-cell>
          <table:table-cell/>
          <table:table-cell office:value-type="float" office:value="117.462" calcext:value-type="float">
            <text:p>117.462</text:p>
          </table:table-cell>
          <table:table-cell office:value-type="float" office:value="71.351" calcext:value-type="float">
            <text:p>71.351</text:p>
          </table:table-cell>
          <table:table-cell table:formula="of:=[.F265]-[.G265]" office:value-type="float" office:value="46.111" calcext:value-type="float">
            <text:p>46.111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150.117" calcext:value-type="float">
            <text:p>150.117</text:p>
          </table:table-cell>
          <table:table-cell office:value-type="float" office:value="82.823" calcext:value-type="float">
            <text:p>82.823</text:p>
          </table:table-cell>
          <table:table-cell table:formula="of:=[.B266]-[.C266]" office:value-type="float" office:value="67.294" calcext:value-type="float">
            <text:p>67.294</text:p>
          </table:table-cell>
          <table:table-cell/>
          <table:table-cell office:value-type="float" office:value="101.407" calcext:value-type="float">
            <text:p>101.407</text:p>
          </table:table-cell>
          <table:table-cell office:value-type="float" office:value="74.648" calcext:value-type="float">
            <text:p>74.648</text:p>
          </table:table-cell>
          <table:table-cell table:formula="of:=[.F266]-[.G266]" office:value-type="float" office:value="26.759" calcext:value-type="float">
            <text:p>26.759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139.632" calcext:value-type="float">
            <text:p>139.632</text:p>
          </table:table-cell>
          <table:table-cell office:value-type="float" office:value="74.653" calcext:value-type="float">
            <text:p>74.653</text:p>
          </table:table-cell>
          <table:table-cell table:formula="of:=[.B267]-[.C267]" office:value-type="float" office:value="64.979" calcext:value-type="float">
            <text:p>64.979</text:p>
          </table:table-cell>
          <table:table-cell/>
          <table:table-cell office:value-type="float" office:value="131.349" calcext:value-type="float">
            <text:p>131.349</text:p>
          </table:table-cell>
          <table:table-cell office:value-type="float" office:value="70.395" calcext:value-type="float">
            <text:p>70.395</text:p>
          </table:table-cell>
          <table:table-cell table:formula="of:=[.F267]-[.G267]" office:value-type="float" office:value="60.954" calcext:value-type="float">
            <text:p>60.954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125.439" calcext:value-type="float">
            <text:p>125.439</text:p>
          </table:table-cell>
          <table:table-cell office:value-type="float" office:value="54.757" calcext:value-type="float">
            <text:p>54.757</text:p>
          </table:table-cell>
          <table:table-cell table:formula="of:=[.B268]-[.C268]" office:value-type="float" office:value="70.682" calcext:value-type="float">
            <text:p>70.682</text:p>
          </table:table-cell>
          <table:table-cell/>
          <table:table-cell office:value-type="float" office:value="121.554" calcext:value-type="float">
            <text:p>121.554</text:p>
          </table:table-cell>
          <table:table-cell office:value-type="float" office:value="70.097" calcext:value-type="float">
            <text:p>70.097</text:p>
          </table:table-cell>
          <table:table-cell table:formula="of:=[.F268]-[.G268]" office:value-type="float" office:value="51.457" calcext:value-type="float">
            <text:p>51.457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128.993" calcext:value-type="float">
            <text:p>128.993</text:p>
          </table:table-cell>
          <table:table-cell office:value-type="float" office:value="61.87" calcext:value-type="float">
            <text:p>61.87</text:p>
          </table:table-cell>
          <table:table-cell table:formula="of:=[.B269]-[.C269]" office:value-type="float" office:value="67.123" calcext:value-type="float">
            <text:p>67.123</text:p>
          </table:table-cell>
          <table:table-cell/>
          <table:table-cell office:value-type="float" office:value="118.82" calcext:value-type="float">
            <text:p>118.82</text:p>
          </table:table-cell>
          <table:table-cell office:value-type="float" office:value="69.78" calcext:value-type="float">
            <text:p>69.78</text:p>
          </table:table-cell>
          <table:table-cell table:formula="of:=[.F269]-[.G269]" office:value-type="float" office:value="49.04" calcext:value-type="float">
            <text:p>49.04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112.973" calcext:value-type="float">
            <text:p>112.973</text:p>
          </table:table-cell>
          <table:table-cell office:value-type="float" office:value="72.141" calcext:value-type="float">
            <text:p>72.141</text:p>
          </table:table-cell>
          <table:table-cell table:formula="of:=[.B270]-[.C270]" office:value-type="float" office:value="40.832" calcext:value-type="float">
            <text:p>40.832</text:p>
          </table:table-cell>
          <table:table-cell/>
          <table:table-cell office:value-type="float" office:value="146.992" calcext:value-type="float">
            <text:p>146.992</text:p>
          </table:table-cell>
          <table:table-cell office:value-type="float" office:value="76.145" calcext:value-type="float">
            <text:p>76.145</text:p>
          </table:table-cell>
          <table:table-cell table:formula="of:=[.F270]-[.G270]" office:value-type="float" office:value="70.847" calcext:value-type="float">
            <text:p>70.847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114.374" calcext:value-type="float">
            <text:p>114.374</text:p>
          </table:table-cell>
          <table:table-cell office:value-type="float" office:value="79.728" calcext:value-type="float">
            <text:p>79.728</text:p>
          </table:table-cell>
          <table:table-cell table:formula="of:=[.B271]-[.C271]" office:value-type="float" office:value="34.646" calcext:value-type="float">
            <text:p>34.646</text:p>
          </table:table-cell>
          <table:table-cell/>
          <table:table-cell office:value-type="float" office:value="119.761" calcext:value-type="float">
            <text:p>119.761</text:p>
          </table:table-cell>
          <table:table-cell office:value-type="float" office:value="74.57" calcext:value-type="float">
            <text:p>74.57</text:p>
          </table:table-cell>
          <table:table-cell table:formula="of:=[.F271]-[.G271]" office:value-type="float" office:value="45.191" calcext:value-type="float">
            <text:p>45.191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111.841" calcext:value-type="float">
            <text:p>111.841</text:p>
          </table:table-cell>
          <table:table-cell office:value-type="float" office:value="85.788" calcext:value-type="float">
            <text:p>85.788</text:p>
          </table:table-cell>
          <table:table-cell table:formula="of:=[.B272]-[.C272]" office:value-type="float" office:value="26.053" calcext:value-type="float">
            <text:p>26.053</text:p>
          </table:table-cell>
          <table:table-cell/>
          <table:table-cell office:value-type="float" office:value="124.252" calcext:value-type="float">
            <text:p>124.252</text:p>
          </table:table-cell>
          <table:table-cell office:value-type="float" office:value="67.13" calcext:value-type="float">
            <text:p>67.13</text:p>
          </table:table-cell>
          <table:table-cell table:formula="of:=[.F272]-[.G272]" office:value-type="float" office:value="57.122" calcext:value-type="float">
            <text:p>57.122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124.196" calcext:value-type="float">
            <text:p>124.196</text:p>
          </table:table-cell>
          <table:table-cell office:value-type="float" office:value="85.376" calcext:value-type="float">
            <text:p>85.376</text:p>
          </table:table-cell>
          <table:table-cell table:formula="of:=[.B273]-[.C273]" office:value-type="float" office:value="38.82" calcext:value-type="float">
            <text:p>38.82</text:p>
          </table:table-cell>
          <table:table-cell/>
          <table:table-cell office:value-type="float" office:value="114.758" calcext:value-type="float">
            <text:p>114.758</text:p>
          </table:table-cell>
          <table:table-cell office:value-type="float" office:value="73.239" calcext:value-type="float">
            <text:p>73.239</text:p>
          </table:table-cell>
          <table:table-cell table:formula="of:=[.F273]-[.G273]" office:value-type="float" office:value="41.519" calcext:value-type="float">
            <text:p>41.519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130.002" calcext:value-type="float">
            <text:p>130.002</text:p>
          </table:table-cell>
          <table:table-cell office:value-type="float" office:value="77.078" calcext:value-type="float">
            <text:p>77.078</text:p>
          </table:table-cell>
          <table:table-cell table:formula="of:=[.B274]-[.C274]" office:value-type="float" office:value="52.924" calcext:value-type="float">
            <text:p>52.924</text:p>
          </table:table-cell>
          <table:table-cell/>
          <table:table-cell office:value-type="float" office:value="118.015" calcext:value-type="float">
            <text:p>118.015</text:p>
          </table:table-cell>
          <table:table-cell office:value-type="float" office:value="65.562" calcext:value-type="float">
            <text:p>65.562</text:p>
          </table:table-cell>
          <table:table-cell table:formula="of:=[.F274]-[.G274]" office:value-type="float" office:value="52.453" calcext:value-type="float">
            <text:p>52.453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128.086" calcext:value-type="float">
            <text:p>128.086</text:p>
          </table:table-cell>
          <table:table-cell office:value-type="float" office:value="79.428" calcext:value-type="float">
            <text:p>79.428</text:p>
          </table:table-cell>
          <table:table-cell table:formula="of:=[.B275]-[.C275]" office:value-type="float" office:value="48.658" calcext:value-type="float">
            <text:p>48.658</text:p>
          </table:table-cell>
          <table:table-cell/>
          <table:table-cell office:value-type="float" office:value="118.943" calcext:value-type="float">
            <text:p>118.943</text:p>
          </table:table-cell>
          <table:table-cell office:value-type="float" office:value="86.58" calcext:value-type="float">
            <text:p>86.58</text:p>
          </table:table-cell>
          <table:table-cell table:formula="of:=[.F275]-[.G275]" office:value-type="float" office:value="32.363" calcext:value-type="float">
            <text:p>32.363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133.956" calcext:value-type="float">
            <text:p>133.956</text:p>
          </table:table-cell>
          <table:table-cell office:value-type="float" office:value="65.844" calcext:value-type="float">
            <text:p>65.844</text:p>
          </table:table-cell>
          <table:table-cell table:formula="of:=[.B276]-[.C276]" office:value-type="float" office:value="68.112" calcext:value-type="float">
            <text:p>68.112</text:p>
          </table:table-cell>
          <table:table-cell/>
          <table:table-cell office:value-type="float" office:value="125.442" calcext:value-type="float">
            <text:p>125.442</text:p>
          </table:table-cell>
          <table:table-cell office:value-type="float" office:value="90.995" calcext:value-type="float">
            <text:p>90.995</text:p>
          </table:table-cell>
          <table:table-cell table:formula="of:=[.F276]-[.G276]" office:value-type="float" office:value="34.447" calcext:value-type="float">
            <text:p>34.447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142.065" calcext:value-type="float">
            <text:p>142.065</text:p>
          </table:table-cell>
          <table:table-cell office:value-type="float" office:value="84.759" calcext:value-type="float">
            <text:p>84.759</text:p>
          </table:table-cell>
          <table:table-cell table:formula="of:=[.B277]-[.C277]" office:value-type="float" office:value="57.306" calcext:value-type="float">
            <text:p>57.306</text:p>
          </table:table-cell>
          <table:table-cell/>
          <table:table-cell office:value-type="float" office:value="131.032" calcext:value-type="float">
            <text:p>131.032</text:p>
          </table:table-cell>
          <table:table-cell office:value-type="float" office:value="84.475" calcext:value-type="float">
            <text:p>84.475</text:p>
          </table:table-cell>
          <table:table-cell table:formula="of:=[.F277]-[.G277]" office:value-type="float" office:value="46.557" calcext:value-type="float">
            <text:p>46.557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122.513" calcext:value-type="float">
            <text:p>122.513</text:p>
          </table:table-cell>
          <table:table-cell office:value-type="float" office:value="65.949" calcext:value-type="float">
            <text:p>65.949</text:p>
          </table:table-cell>
          <table:table-cell table:formula="of:=[.B278]-[.C278]" office:value-type="float" office:value="56.564" calcext:value-type="float">
            <text:p>56.564</text:p>
          </table:table-cell>
          <table:table-cell/>
          <table:table-cell office:value-type="float" office:value="133.774" calcext:value-type="float">
            <text:p>133.774</text:p>
          </table:table-cell>
          <table:table-cell office:value-type="float" office:value="78.179" calcext:value-type="float">
            <text:p>78.179</text:p>
          </table:table-cell>
          <table:table-cell table:formula="of:=[.F278]-[.G278]" office:value-type="float" office:value="55.595" calcext:value-type="float">
            <text:p>55.595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125.938" calcext:value-type="float">
            <text:p>125.938</text:p>
          </table:table-cell>
          <table:table-cell office:value-type="float" office:value="70.748" calcext:value-type="float">
            <text:p>70.748</text:p>
          </table:table-cell>
          <table:table-cell table:formula="of:=[.B279]-[.C279]" office:value-type="float" office:value="55.19" calcext:value-type="float">
            <text:p>55.19</text:p>
          </table:table-cell>
          <table:table-cell/>
          <table:table-cell office:value-type="float" office:value="123.469" calcext:value-type="float">
            <text:p>123.469</text:p>
          </table:table-cell>
          <table:table-cell office:value-type="float" office:value="77.527" calcext:value-type="float">
            <text:p>77.527</text:p>
          </table:table-cell>
          <table:table-cell table:formula="of:=[.F279]-[.G279]" office:value-type="float" office:value="45.942" calcext:value-type="float">
            <text:p>45.942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136.393" calcext:value-type="float">
            <text:p>136.393</text:p>
          </table:table-cell>
          <table:table-cell office:value-type="float" office:value="73.987" calcext:value-type="float">
            <text:p>73.987</text:p>
          </table:table-cell>
          <table:table-cell table:formula="of:=[.B280]-[.C280]" office:value-type="float" office:value="62.406" calcext:value-type="float">
            <text:p>62.406</text:p>
          </table:table-cell>
          <table:table-cell/>
          <table:table-cell office:value-type="float" office:value="132.634" calcext:value-type="float">
            <text:p>132.634</text:p>
          </table:table-cell>
          <table:table-cell office:value-type="float" office:value="78.26" calcext:value-type="float">
            <text:p>78.26</text:p>
          </table:table-cell>
          <table:table-cell table:formula="of:=[.F280]-[.G280]" office:value-type="float" office:value="54.374" calcext:value-type="float">
            <text:p>54.374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145.352" calcext:value-type="float">
            <text:p>145.352</text:p>
          </table:table-cell>
          <table:table-cell office:value-type="float" office:value="88.626" calcext:value-type="float">
            <text:p>88.626</text:p>
          </table:table-cell>
          <table:table-cell table:formula="of:=[.B281]-[.C281]" office:value-type="float" office:value="56.726" calcext:value-type="float">
            <text:p>56.726</text:p>
          </table:table-cell>
          <table:table-cell/>
          <table:table-cell office:value-type="float" office:value="129.057" calcext:value-type="float">
            <text:p>129.057</text:p>
          </table:table-cell>
          <table:table-cell office:value-type="float" office:value="68.746" calcext:value-type="float">
            <text:p>68.746</text:p>
          </table:table-cell>
          <table:table-cell table:formula="of:=[.F281]-[.G281]" office:value-type="float" office:value="60.311" calcext:value-type="float">
            <text:p>60.311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136.471" calcext:value-type="float">
            <text:p>136.471</text:p>
          </table:table-cell>
          <table:table-cell office:value-type="float" office:value="73.162" calcext:value-type="float">
            <text:p>73.162</text:p>
          </table:table-cell>
          <table:table-cell table:formula="of:=[.B282]-[.C282]" office:value-type="float" office:value="63.309" calcext:value-type="float">
            <text:p>63.309</text:p>
          </table:table-cell>
          <table:table-cell/>
          <table:table-cell office:value-type="float" office:value="121.827" calcext:value-type="float">
            <text:p>121.827</text:p>
          </table:table-cell>
          <table:table-cell office:value-type="float" office:value="65.457" calcext:value-type="float">
            <text:p>65.457</text:p>
          </table:table-cell>
          <table:table-cell table:formula="of:=[.F282]-[.G282]" office:value-type="float" office:value="56.37" calcext:value-type="float">
            <text:p>56.37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135.677" calcext:value-type="float">
            <text:p>135.677</text:p>
          </table:table-cell>
          <table:table-cell office:value-type="float" office:value="56.795" calcext:value-type="float">
            <text:p>56.795</text:p>
          </table:table-cell>
          <table:table-cell table:formula="of:=[.B283]-[.C283]" office:value-type="float" office:value="78.882" calcext:value-type="float">
            <text:p>78.882</text:p>
          </table:table-cell>
          <table:table-cell/>
          <table:table-cell office:value-type="float" office:value="136.204" calcext:value-type="float">
            <text:p>136.204</text:p>
          </table:table-cell>
          <table:table-cell office:value-type="float" office:value="70.468" calcext:value-type="float">
            <text:p>70.468</text:p>
          </table:table-cell>
          <table:table-cell table:formula="of:=[.F283]-[.G283]" office:value-type="float" office:value="65.736" calcext:value-type="float">
            <text:p>65.736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145.416" calcext:value-type="float">
            <text:p>145.416</text:p>
          </table:table-cell>
          <table:table-cell office:value-type="float" office:value="83.016" calcext:value-type="float">
            <text:p>83.016</text:p>
          </table:table-cell>
          <table:table-cell table:formula="of:=[.B284]-[.C284]" office:value-type="float" office:value="62.4" calcext:value-type="float">
            <text:p>62.4</text:p>
          </table:table-cell>
          <table:table-cell/>
          <table:table-cell office:value-type="float" office:value="144.655" calcext:value-type="float">
            <text:p>144.655</text:p>
          </table:table-cell>
          <table:table-cell office:value-type="float" office:value="66.696" calcext:value-type="float">
            <text:p>66.696</text:p>
          </table:table-cell>
          <table:table-cell table:formula="of:=[.F284]-[.G284]" office:value-type="float" office:value="77.959" calcext:value-type="float">
            <text:p>77.959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157.949" calcext:value-type="float">
            <text:p>157.949</text:p>
          </table:table-cell>
          <table:table-cell office:value-type="float" office:value="73.333" calcext:value-type="float">
            <text:p>73.333</text:p>
          </table:table-cell>
          <table:table-cell table:formula="of:=[.B285]-[.C285]" office:value-type="float" office:value="84.616" calcext:value-type="float">
            <text:p>84.616</text:p>
          </table:table-cell>
          <table:table-cell/>
          <table:table-cell office:value-type="float" office:value="122.815" calcext:value-type="float">
            <text:p>122.815</text:p>
          </table:table-cell>
          <table:table-cell office:value-type="float" office:value="84.061" calcext:value-type="float">
            <text:p>84.061</text:p>
          </table:table-cell>
          <table:table-cell table:formula="of:=[.F285]-[.G285]" office:value-type="float" office:value="38.754" calcext:value-type="float">
            <text:p>38.754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142.052" calcext:value-type="float">
            <text:p>142.052</text:p>
          </table:table-cell>
          <table:table-cell office:value-type="float" office:value="79.251" calcext:value-type="float">
            <text:p>79.251</text:p>
          </table:table-cell>
          <table:table-cell table:formula="of:=[.B286]-[.C286]" office:value-type="float" office:value="62.801" calcext:value-type="float">
            <text:p>62.801</text:p>
          </table:table-cell>
          <table:table-cell/>
          <table:table-cell office:value-type="float" office:value="116.226" calcext:value-type="float">
            <text:p>116.226</text:p>
          </table:table-cell>
          <table:table-cell office:value-type="float" office:value="87.854" calcext:value-type="float">
            <text:p>87.854</text:p>
          </table:table-cell>
          <table:table-cell table:formula="of:=[.F286]-[.G286]" office:value-type="float" office:value="28.372" calcext:value-type="float">
            <text:p>28.372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137.574" calcext:value-type="float">
            <text:p>137.574</text:p>
          </table:table-cell>
          <table:table-cell office:value-type="float" office:value="83.465" calcext:value-type="float">
            <text:p>83.465</text:p>
          </table:table-cell>
          <table:table-cell table:formula="of:=[.B287]-[.C287]" office:value-type="float" office:value="54.109" calcext:value-type="float">
            <text:p>54.109</text:p>
          </table:table-cell>
          <table:table-cell/>
          <table:table-cell office:value-type="float" office:value="148.625" calcext:value-type="float">
            <text:p>148.625</text:p>
          </table:table-cell>
          <table:table-cell office:value-type="float" office:value="71.159" calcext:value-type="float">
            <text:p>71.159</text:p>
          </table:table-cell>
          <table:table-cell table:formula="of:=[.F287]-[.G287]" office:value-type="float" office:value="77.466" calcext:value-type="float">
            <text:p>77.466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137.904" calcext:value-type="float">
            <text:p>137.904</text:p>
          </table:table-cell>
          <table:table-cell office:value-type="float" office:value="82.79" calcext:value-type="float">
            <text:p>82.79</text:p>
          </table:table-cell>
          <table:table-cell table:formula="of:=[.B288]-[.C288]" office:value-type="float" office:value="55.114" calcext:value-type="float">
            <text:p>55.114</text:p>
          </table:table-cell>
          <table:table-cell/>
          <table:table-cell office:value-type="float" office:value="117.384" calcext:value-type="float">
            <text:p>117.384</text:p>
          </table:table-cell>
          <table:table-cell office:value-type="float" office:value="80.26" calcext:value-type="float">
            <text:p>80.26</text:p>
          </table:table-cell>
          <table:table-cell table:formula="of:=[.F288]-[.G288]" office:value-type="float" office:value="37.124" calcext:value-type="float">
            <text:p>37.124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122.924" calcext:value-type="float">
            <text:p>122.924</text:p>
          </table:table-cell>
          <table:table-cell office:value-type="float" office:value="90.914" calcext:value-type="float">
            <text:p>90.914</text:p>
          </table:table-cell>
          <table:table-cell table:formula="of:=[.B289]-[.C289]" office:value-type="float" office:value="32.01" calcext:value-type="float">
            <text:p>32.01</text:p>
          </table:table-cell>
          <table:table-cell/>
          <table:table-cell office:value-type="float" office:value="135.709" calcext:value-type="float">
            <text:p>135.709</text:p>
          </table:table-cell>
          <table:table-cell office:value-type="float" office:value="84.379" calcext:value-type="float">
            <text:p>84.379</text:p>
          </table:table-cell>
          <table:table-cell table:formula="of:=[.F289]-[.G289]" office:value-type="float" office:value="51.33" calcext:value-type="float">
            <text:p>51.33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141.238" calcext:value-type="float">
            <text:p>141.238</text:p>
          </table:table-cell>
          <table:table-cell office:value-type="float" office:value="80.562" calcext:value-type="float">
            <text:p>80.562</text:p>
          </table:table-cell>
          <table:table-cell table:formula="of:=[.B290]-[.C290]" office:value-type="float" office:value="60.676" calcext:value-type="float">
            <text:p>60.676</text:p>
          </table:table-cell>
          <table:table-cell/>
          <table:table-cell office:value-type="float" office:value="129.137" calcext:value-type="float">
            <text:p>129.137</text:p>
          </table:table-cell>
          <table:table-cell office:value-type="float" office:value="66.088" calcext:value-type="float">
            <text:p>66.088</text:p>
          </table:table-cell>
          <table:table-cell table:formula="of:=[.F290]-[.G290]" office:value-type="float" office:value="63.049" calcext:value-type="float">
            <text:p>63.049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136.919" calcext:value-type="float">
            <text:p>136.919</text:p>
          </table:table-cell>
          <table:table-cell office:value-type="float" office:value="73.302" calcext:value-type="float">
            <text:p>73.302</text:p>
          </table:table-cell>
          <table:table-cell table:formula="of:=[.B291]-[.C291]" office:value-type="float" office:value="63.617" calcext:value-type="float">
            <text:p>63.617</text:p>
          </table:table-cell>
          <table:table-cell/>
          <table:table-cell office:value-type="float" office:value="133.547" calcext:value-type="float">
            <text:p>133.547</text:p>
          </table:table-cell>
          <table:table-cell office:value-type="float" office:value="71.123" calcext:value-type="float">
            <text:p>71.123</text:p>
          </table:table-cell>
          <table:table-cell table:formula="of:=[.F291]-[.G291]" office:value-type="float" office:value="62.424" calcext:value-type="float">
            <text:p>62.424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136.276" calcext:value-type="float">
            <text:p>136.276</text:p>
          </table:table-cell>
          <table:table-cell office:value-type="float" office:value="84.452" calcext:value-type="float">
            <text:p>84.452</text:p>
          </table:table-cell>
          <table:table-cell table:formula="of:=[.B292]-[.C292]" office:value-type="float" office:value="51.824" calcext:value-type="float">
            <text:p>51.824</text:p>
          </table:table-cell>
          <table:table-cell/>
          <table:table-cell office:value-type="float" office:value="136.375" calcext:value-type="float">
            <text:p>136.375</text:p>
          </table:table-cell>
          <table:table-cell office:value-type="float" office:value="73.393" calcext:value-type="float">
            <text:p>73.393</text:p>
          </table:table-cell>
          <table:table-cell table:formula="of:=[.F292]-[.G292]" office:value-type="float" office:value="62.982" calcext:value-type="float">
            <text:p>62.982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143.722" calcext:value-type="float">
            <text:p>143.722</text:p>
          </table:table-cell>
          <table:table-cell office:value-type="float" office:value="82.216" calcext:value-type="float">
            <text:p>82.216</text:p>
          </table:table-cell>
          <table:table-cell table:formula="of:=[.B293]-[.C293]" office:value-type="float" office:value="61.506" calcext:value-type="float">
            <text:p>61.506</text:p>
          </table:table-cell>
          <table:table-cell/>
          <table:table-cell office:value-type="float" office:value="130.241" calcext:value-type="float">
            <text:p>130.241</text:p>
          </table:table-cell>
          <table:table-cell office:value-type="float" office:value="78.768" calcext:value-type="float">
            <text:p>78.768</text:p>
          </table:table-cell>
          <table:table-cell table:formula="of:=[.F293]-[.G293]" office:value-type="float" office:value="51.473" calcext:value-type="float">
            <text:p>51.473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147.26" calcext:value-type="float">
            <text:p>147.26</text:p>
          </table:table-cell>
          <table:table-cell office:value-type="float" office:value="71.969" calcext:value-type="float">
            <text:p>71.969</text:p>
          </table:table-cell>
          <table:table-cell table:formula="of:=[.B294]-[.C294]" office:value-type="float" office:value="75.291" calcext:value-type="float">
            <text:p>75.291</text:p>
          </table:table-cell>
          <table:table-cell/>
          <table:table-cell office:value-type="float" office:value="140.577" calcext:value-type="float">
            <text:p>140.577</text:p>
          </table:table-cell>
          <table:table-cell office:value-type="float" office:value="72.013" calcext:value-type="float">
            <text:p>72.013</text:p>
          </table:table-cell>
          <table:table-cell table:formula="of:=[.F294]-[.G294]" office:value-type="float" office:value="68.564" calcext:value-type="float">
            <text:p>68.564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155.538" calcext:value-type="float">
            <text:p>155.538</text:p>
          </table:table-cell>
          <table:table-cell office:value-type="float" office:value="70.154" calcext:value-type="float">
            <text:p>70.154</text:p>
          </table:table-cell>
          <table:table-cell table:formula="of:=[.B295]-[.C295]" office:value-type="float" office:value="85.384" calcext:value-type="float">
            <text:p>85.384</text:p>
          </table:table-cell>
          <table:table-cell/>
          <table:table-cell office:value-type="float" office:value="123.864" calcext:value-type="float">
            <text:p>123.864</text:p>
          </table:table-cell>
          <table:table-cell office:value-type="float" office:value="77.346" calcext:value-type="float">
            <text:p>77.346</text:p>
          </table:table-cell>
          <table:table-cell table:formula="of:=[.F295]-[.G295]" office:value-type="float" office:value="46.518" calcext:value-type="float">
            <text:p>46.518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157.127" calcext:value-type="float">
            <text:p>157.127</text:p>
          </table:table-cell>
          <table:table-cell office:value-type="float" office:value="68.809" calcext:value-type="float">
            <text:p>68.809</text:p>
          </table:table-cell>
          <table:table-cell table:formula="of:=[.B296]-[.C296]" office:value-type="float" office:value="88.318" calcext:value-type="float">
            <text:p>88.318</text:p>
          </table:table-cell>
          <table:table-cell/>
          <table:table-cell office:value-type="float" office:value="146.491" calcext:value-type="float">
            <text:p>146.491</text:p>
          </table:table-cell>
          <table:table-cell office:value-type="float" office:value="76.837" calcext:value-type="float">
            <text:p>76.837</text:p>
          </table:table-cell>
          <table:table-cell table:formula="of:=[.F296]-[.G296]" office:value-type="float" office:value="69.654" calcext:value-type="float">
            <text:p>69.654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133.771" calcext:value-type="float">
            <text:p>133.771</text:p>
          </table:table-cell>
          <table:table-cell office:value-type="float" office:value="88.407" calcext:value-type="float">
            <text:p>88.407</text:p>
          </table:table-cell>
          <table:table-cell table:formula="of:=[.B297]-[.C297]" office:value-type="float" office:value="45.364" calcext:value-type="float">
            <text:p>45.364</text:p>
          </table:table-cell>
          <table:table-cell/>
          <table:table-cell office:value-type="float" office:value="129.562" calcext:value-type="float">
            <text:p>129.562</text:p>
          </table:table-cell>
          <table:table-cell office:value-type="float" office:value="82.668" calcext:value-type="float">
            <text:p>82.668</text:p>
          </table:table-cell>
          <table:table-cell table:formula="of:=[.F297]-[.G297]" office:value-type="float" office:value="46.894" calcext:value-type="float">
            <text:p>46.894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136.12" calcext:value-type="float">
            <text:p>136.12</text:p>
          </table:table-cell>
          <table:table-cell office:value-type="float" office:value="61.664" calcext:value-type="float">
            <text:p>61.664</text:p>
          </table:table-cell>
          <table:table-cell table:formula="of:=[.B298]-[.C298]" office:value-type="float" office:value="74.456" calcext:value-type="float">
            <text:p>74.456</text:p>
          </table:table-cell>
          <table:table-cell/>
          <table:table-cell office:value-type="float" office:value="132.41" calcext:value-type="float">
            <text:p>132.41</text:p>
          </table:table-cell>
          <table:table-cell office:value-type="float" office:value="69.044" calcext:value-type="float">
            <text:p>69.044</text:p>
          </table:table-cell>
          <table:table-cell table:formula="of:=[.F298]-[.G298]" office:value-type="float" office:value="63.366" calcext:value-type="float">
            <text:p>63.366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142.441" calcext:value-type="float">
            <text:p>142.441</text:p>
          </table:table-cell>
          <table:table-cell office:value-type="float" office:value="89.939" calcext:value-type="float">
            <text:p>89.939</text:p>
          </table:table-cell>
          <table:table-cell table:formula="of:=[.B299]-[.C299]" office:value-type="float" office:value="52.502" calcext:value-type="float">
            <text:p>52.502</text:p>
          </table:table-cell>
          <table:table-cell/>
          <table:table-cell office:value-type="float" office:value="135.299" calcext:value-type="float">
            <text:p>135.299</text:p>
          </table:table-cell>
          <table:table-cell office:value-type="float" office:value="82.988" calcext:value-type="float">
            <text:p>82.988</text:p>
          </table:table-cell>
          <table:table-cell table:formula="of:=[.F299]-[.G299]" office:value-type="float" office:value="52.311" calcext:value-type="float">
            <text:p>52.311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144.49" calcext:value-type="float">
            <text:p>144.49</text:p>
          </table:table-cell>
          <table:table-cell office:value-type="float" office:value="86.885" calcext:value-type="float">
            <text:p>86.885</text:p>
          </table:table-cell>
          <table:table-cell table:formula="of:=[.B300]-[.C300]" office:value-type="float" office:value="57.605" calcext:value-type="float">
            <text:p>57.605</text:p>
          </table:table-cell>
          <table:table-cell/>
          <table:table-cell office:value-type="float" office:value="125.05" calcext:value-type="float">
            <text:p>125.05</text:p>
          </table:table-cell>
          <table:table-cell office:value-type="float" office:value="77.073" calcext:value-type="float">
            <text:p>77.073</text:p>
          </table:table-cell>
          <table:table-cell table:formula="of:=[.F300]-[.G300]" office:value-type="float" office:value="47.977" calcext:value-type="float">
            <text:p>47.977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143.855" calcext:value-type="float">
            <text:p>143.855</text:p>
          </table:table-cell>
          <table:table-cell office:value-type="float" office:value="80.421" calcext:value-type="float">
            <text:p>80.421</text:p>
          </table:table-cell>
          <table:table-cell table:formula="of:=[.B301]-[.C301]" office:value-type="float" office:value="63.434" calcext:value-type="float">
            <text:p>63.434</text:p>
          </table:table-cell>
          <table:table-cell/>
          <table:table-cell office:value-type="float" office:value="142.84" calcext:value-type="float">
            <text:p>142.84</text:p>
          </table:table-cell>
          <table:table-cell office:value-type="float" office:value="79.347" calcext:value-type="float">
            <text:p>79.347</text:p>
          </table:table-cell>
          <table:table-cell table:formula="of:=[.F301]-[.G301]" office:value-type="float" office:value="63.493" calcext:value-type="float">
            <text:p>63.493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153.968" calcext:value-type="float">
            <text:p>153.968</text:p>
          </table:table-cell>
          <table:table-cell office:value-type="float" office:value="88.134" calcext:value-type="float">
            <text:p>88.134</text:p>
          </table:table-cell>
          <table:table-cell table:formula="of:=[.B302]-[.C302]" office:value-type="float" office:value="65.834" calcext:value-type="float">
            <text:p>65.834</text:p>
          </table:table-cell>
          <table:table-cell/>
          <table:table-cell office:value-type="float" office:value="148.136" calcext:value-type="float">
            <text:p>148.136</text:p>
          </table:table-cell>
          <table:table-cell office:value-type="float" office:value="74.602" calcext:value-type="float">
            <text:p>74.602</text:p>
          </table:table-cell>
          <table:table-cell table:formula="of:=[.F302]-[.G302]" office:value-type="float" office:value="73.534" calcext:value-type="float">
            <text:p>73.534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157.85" calcext:value-type="float">
            <text:p>157.85</text:p>
          </table:table-cell>
          <table:table-cell office:value-type="float" office:value="88.513" calcext:value-type="float">
            <text:p>88.513</text:p>
          </table:table-cell>
          <table:table-cell table:formula="of:=[.B303]-[.C303]" office:value-type="float" office:value="69.337" calcext:value-type="float">
            <text:p>69.337</text:p>
          </table:table-cell>
          <table:table-cell/>
          <table:table-cell office:value-type="float" office:value="152.715" calcext:value-type="float">
            <text:p>152.715</text:p>
          </table:table-cell>
          <table:table-cell office:value-type="float" office:value="79.931" calcext:value-type="float">
            <text:p>79.931</text:p>
          </table:table-cell>
          <table:table-cell table:formula="of:=[.F303]-[.G303]" office:value-type="float" office:value="72.784" calcext:value-type="float">
            <text:p>72.784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150.694" calcext:value-type="float">
            <text:p>150.694</text:p>
          </table:table-cell>
          <table:table-cell office:value-type="float" office:value="88.827" calcext:value-type="float">
            <text:p>88.827</text:p>
          </table:table-cell>
          <table:table-cell table:formula="of:=[.B304]-[.C304]" office:value-type="float" office:value="61.867" calcext:value-type="float">
            <text:p>61.867</text:p>
          </table:table-cell>
          <table:table-cell/>
          <table:table-cell office:value-type="float" office:value="195.725" calcext:value-type="float">
            <text:p>195.725</text:p>
          </table:table-cell>
          <table:table-cell office:value-type="float" office:value="74.237" calcext:value-type="float">
            <text:p>74.237</text:p>
          </table:table-cell>
          <table:table-cell table:formula="of:=[.F304]-[.G304]" office:value-type="float" office:value="121.488" calcext:value-type="float">
            <text:p>121.488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145.192" calcext:value-type="float">
            <text:p>145.192</text:p>
          </table:table-cell>
          <table:table-cell office:value-type="float" office:value="87.867" calcext:value-type="float">
            <text:p>87.867</text:p>
          </table:table-cell>
          <table:table-cell table:formula="of:=[.B305]-[.C305]" office:value-type="float" office:value="57.325" calcext:value-type="float">
            <text:p>57.325</text:p>
          </table:table-cell>
          <table:table-cell/>
          <table:table-cell office:value-type="float" office:value="146.475" calcext:value-type="float">
            <text:p>146.475</text:p>
          </table:table-cell>
          <table:table-cell office:value-type="float" office:value="89.079" calcext:value-type="float">
            <text:p>89.079</text:p>
          </table:table-cell>
          <table:table-cell table:formula="of:=[.F305]-[.G305]" office:value-type="float" office:value="57.396" calcext:value-type="float">
            <text:p>57.396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169.31" calcext:value-type="float">
            <text:p>169.31</text:p>
          </table:table-cell>
          <table:table-cell office:value-type="float" office:value="84.563" calcext:value-type="float">
            <text:p>84.563</text:p>
          </table:table-cell>
          <table:table-cell table:formula="of:=[.B306]-[.C306]" office:value-type="float" office:value="84.747" calcext:value-type="float">
            <text:p>84.747</text:p>
          </table:table-cell>
          <table:table-cell/>
          <table:table-cell office:value-type="float" office:value="143.006" calcext:value-type="float">
            <text:p>143.006</text:p>
          </table:table-cell>
          <table:table-cell office:value-type="float" office:value="84.648" calcext:value-type="float">
            <text:p>84.648</text:p>
          </table:table-cell>
          <table:table-cell table:formula="of:=[.F306]-[.G306]" office:value-type="float" office:value="58.358" calcext:value-type="float">
            <text:p>58.358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171.466" calcext:value-type="float">
            <text:p>171.466</text:p>
          </table:table-cell>
          <table:table-cell office:value-type="float" office:value="76.556" calcext:value-type="float">
            <text:p>76.556</text:p>
          </table:table-cell>
          <table:table-cell table:formula="of:=[.B307]-[.C307]" office:value-type="float" office:value="94.91" calcext:value-type="float">
            <text:p>94.91</text:p>
          </table:table-cell>
          <table:table-cell/>
          <table:table-cell office:value-type="float" office:value="144.429" calcext:value-type="float">
            <text:p>144.429</text:p>
          </table:table-cell>
          <table:table-cell office:value-type="float" office:value="81.233" calcext:value-type="float">
            <text:p>81.233</text:p>
          </table:table-cell>
          <table:table-cell table:formula="of:=[.F307]-[.G307]" office:value-type="float" office:value="63.196" calcext:value-type="float">
            <text:p>63.196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143.917" calcext:value-type="float">
            <text:p>143.917</text:p>
          </table:table-cell>
          <table:table-cell office:value-type="float" office:value="82.807" calcext:value-type="float">
            <text:p>82.807</text:p>
          </table:table-cell>
          <table:table-cell table:formula="of:=[.B308]-[.C308]" office:value-type="float" office:value="61.11" calcext:value-type="float">
            <text:p>61.11</text:p>
          </table:table-cell>
          <table:table-cell/>
          <table:table-cell office:value-type="float" office:value="158.129" calcext:value-type="float">
            <text:p>158.129</text:p>
          </table:table-cell>
          <table:table-cell office:value-type="float" office:value="78.481" calcext:value-type="float">
            <text:p>78.481</text:p>
          </table:table-cell>
          <table:table-cell table:formula="of:=[.F308]-[.G308]" office:value-type="float" office:value="79.648" calcext:value-type="float">
            <text:p>79.648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72.872" calcext:value-type="float">
            <text:p>172.872</text:p>
          </table:table-cell>
          <table:table-cell office:value-type="float" office:value="90.158" calcext:value-type="float">
            <text:p>90.158</text:p>
          </table:table-cell>
          <table:table-cell table:formula="of:=[.B309]-[.C309]" office:value-type="float" office:value="82.714" calcext:value-type="float">
            <text:p>82.714</text:p>
          </table:table-cell>
          <table:table-cell/>
          <table:table-cell office:value-type="float" office:value="161.006" calcext:value-type="float">
            <text:p>161.006</text:p>
          </table:table-cell>
          <table:table-cell office:value-type="float" office:value="84.46" calcext:value-type="float">
            <text:p>84.46</text:p>
          </table:table-cell>
          <table:table-cell table:formula="of:=[.F309]-[.G309]" office:value-type="float" office:value="76.546" calcext:value-type="float">
            <text:p>76.546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158.232" calcext:value-type="float">
            <text:p>158.232</text:p>
          </table:table-cell>
          <table:table-cell office:value-type="float" office:value="84.64" calcext:value-type="float">
            <text:p>84.64</text:p>
          </table:table-cell>
          <table:table-cell table:formula="of:=[.B310]-[.C310]" office:value-type="float" office:value="73.592" calcext:value-type="float">
            <text:p>73.592</text:p>
          </table:table-cell>
          <table:table-cell/>
          <table:table-cell office:value-type="float" office:value="161.04" calcext:value-type="float">
            <text:p>161.04</text:p>
          </table:table-cell>
          <table:table-cell office:value-type="float" office:value="76.59" calcext:value-type="float">
            <text:p>76.59</text:p>
          </table:table-cell>
          <table:table-cell table:formula="of:=[.F310]-[.G310]" office:value-type="float" office:value="84.45" calcext:value-type="float">
            <text:p>84.45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155.425" calcext:value-type="float">
            <text:p>155.425</text:p>
          </table:table-cell>
          <table:table-cell office:value-type="float" office:value="82.8" calcext:value-type="float">
            <text:p>82.8</text:p>
          </table:table-cell>
          <table:table-cell table:formula="of:=[.B311]-[.C311]" office:value-type="float" office:value="72.625" calcext:value-type="float">
            <text:p>72.625</text:p>
          </table:table-cell>
          <table:table-cell/>
          <table:table-cell office:value-type="float" office:value="146.348" calcext:value-type="float">
            <text:p>146.348</text:p>
          </table:table-cell>
          <table:table-cell office:value-type="float" office:value="90.622" calcext:value-type="float">
            <text:p>90.622</text:p>
          </table:table-cell>
          <table:table-cell table:formula="of:=[.F311]-[.G311]" office:value-type="float" office:value="55.726" calcext:value-type="float">
            <text:p>55.726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169.528" calcext:value-type="float">
            <text:p>169.528</text:p>
          </table:table-cell>
          <table:table-cell office:value-type="float" office:value="63.705" calcext:value-type="float">
            <text:p>63.705</text:p>
          </table:table-cell>
          <table:table-cell table:formula="of:=[.B312]-[.C312]" office:value-type="float" office:value="105.823" calcext:value-type="float">
            <text:p>105.823</text:p>
          </table:table-cell>
          <table:table-cell/>
          <table:table-cell office:value-type="float" office:value="132.243" calcext:value-type="float">
            <text:p>132.243</text:p>
          </table:table-cell>
          <table:table-cell office:value-type="float" office:value="77.298" calcext:value-type="float">
            <text:p>77.298</text:p>
          </table:table-cell>
          <table:table-cell table:formula="of:=[.F312]-[.G312]" office:value-type="float" office:value="54.945" calcext:value-type="float">
            <text:p>54.945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137.55" calcext:value-type="float">
            <text:p>137.55</text:p>
          </table:table-cell>
          <table:table-cell office:value-type="float" office:value="96.584" calcext:value-type="float">
            <text:p>96.584</text:p>
          </table:table-cell>
          <table:table-cell table:formula="of:=[.B313]-[.C313]" office:value-type="float" office:value="40.966" calcext:value-type="float">
            <text:p>40.966</text:p>
          </table:table-cell>
          <table:table-cell/>
          <table:table-cell office:value-type="float" office:value="141.919" calcext:value-type="float">
            <text:p>141.919</text:p>
          </table:table-cell>
          <table:table-cell office:value-type="float" office:value="86.933" calcext:value-type="float">
            <text:p>86.933</text:p>
          </table:table-cell>
          <table:table-cell table:formula="of:=[.F313]-[.G313]" office:value-type="float" office:value="54.986" calcext:value-type="float">
            <text:p>54.986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154.003" calcext:value-type="float">
            <text:p>154.003</text:p>
          </table:table-cell>
          <table:table-cell office:value-type="float" office:value="96.737" calcext:value-type="float">
            <text:p>96.737</text:p>
          </table:table-cell>
          <table:table-cell table:formula="of:=[.B314]-[.C314]" office:value-type="float" office:value="57.266" calcext:value-type="float">
            <text:p>57.266</text:p>
          </table:table-cell>
          <table:table-cell/>
          <table:table-cell office:value-type="float" office:value="136.097" calcext:value-type="float">
            <text:p>136.097</text:p>
          </table:table-cell>
          <table:table-cell office:value-type="float" office:value="85.528" calcext:value-type="float">
            <text:p>85.528</text:p>
          </table:table-cell>
          <table:table-cell table:formula="of:=[.F314]-[.G314]" office:value-type="float" office:value="50.569" calcext:value-type="float">
            <text:p>50.569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154.596" calcext:value-type="float">
            <text:p>154.596</text:p>
          </table:table-cell>
          <table:table-cell office:value-type="float" office:value="85.492" calcext:value-type="float">
            <text:p>85.492</text:p>
          </table:table-cell>
          <table:table-cell table:formula="of:=[.B315]-[.C315]" office:value-type="float" office:value="69.104" calcext:value-type="float">
            <text:p>69.104</text:p>
          </table:table-cell>
          <table:table-cell/>
          <table:table-cell office:value-type="float" office:value="151.238" calcext:value-type="float">
            <text:p>151.238</text:p>
          </table:table-cell>
          <table:table-cell office:value-type="float" office:value="98.976" calcext:value-type="float">
            <text:p>98.976</text:p>
          </table:table-cell>
          <table:table-cell table:formula="of:=[.F315]-[.G315]" office:value-type="float" office:value="52.262" calcext:value-type="float">
            <text:p>52.262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147.936" calcext:value-type="float">
            <text:p>147.936</text:p>
          </table:table-cell>
          <table:table-cell office:value-type="float" office:value="95.526" calcext:value-type="float">
            <text:p>95.526</text:p>
          </table:table-cell>
          <table:table-cell table:formula="of:=[.B316]-[.C316]" office:value-type="float" office:value="52.41" calcext:value-type="float">
            <text:p>52.41</text:p>
          </table:table-cell>
          <table:table-cell/>
          <table:table-cell office:value-type="float" office:value="154.096" calcext:value-type="float">
            <text:p>154.096</text:p>
          </table:table-cell>
          <table:table-cell office:value-type="float" office:value="84.929" calcext:value-type="float">
            <text:p>84.929</text:p>
          </table:table-cell>
          <table:table-cell table:formula="of:=[.F316]-[.G316]" office:value-type="float" office:value="69.167" calcext:value-type="float">
            <text:p>69.167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146.514" calcext:value-type="float">
            <text:p>146.514</text:p>
          </table:table-cell>
          <table:table-cell office:value-type="float" office:value="74.363" calcext:value-type="float">
            <text:p>74.363</text:p>
          </table:table-cell>
          <table:table-cell table:formula="of:=[.B317]-[.C317]" office:value-type="float" office:value="72.151" calcext:value-type="float">
            <text:p>72.151</text:p>
          </table:table-cell>
          <table:table-cell/>
          <table:table-cell office:value-type="float" office:value="161.864" calcext:value-type="float">
            <text:p>161.864</text:p>
          </table:table-cell>
          <table:table-cell office:value-type="float" office:value="78.027" calcext:value-type="float">
            <text:p>78.027</text:p>
          </table:table-cell>
          <table:table-cell table:formula="of:=[.F317]-[.G317]" office:value-type="float" office:value="83.837" calcext:value-type="float">
            <text:p>83.837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154.044" calcext:value-type="float">
            <text:p>154.044</text:p>
          </table:table-cell>
          <table:table-cell office:value-type="float" office:value="91.988" calcext:value-type="float">
            <text:p>91.988</text:p>
          </table:table-cell>
          <table:table-cell table:formula="of:=[.B318]-[.C318]" office:value-type="float" office:value="62.056" calcext:value-type="float">
            <text:p>62.056</text:p>
          </table:table-cell>
          <table:table-cell/>
          <table:table-cell office:value-type="float" office:value="151.625" calcext:value-type="float">
            <text:p>151.625</text:p>
          </table:table-cell>
          <table:table-cell office:value-type="float" office:value="85.998" calcext:value-type="float">
            <text:p>85.998</text:p>
          </table:table-cell>
          <table:table-cell table:formula="of:=[.F318]-[.G318]" office:value-type="float" office:value="65.627" calcext:value-type="float">
            <text:p>65.627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149.494" calcext:value-type="float">
            <text:p>149.494</text:p>
          </table:table-cell>
          <table:table-cell office:value-type="float" office:value="87.07" calcext:value-type="float">
            <text:p>87.07</text:p>
          </table:table-cell>
          <table:table-cell table:formula="of:=[.B319]-[.C319]" office:value-type="float" office:value="62.424" calcext:value-type="float">
            <text:p>62.424</text:p>
          </table:table-cell>
          <table:table-cell/>
          <table:table-cell office:value-type="float" office:value="153.954" calcext:value-type="float">
            <text:p>153.954</text:p>
          </table:table-cell>
          <table:table-cell office:value-type="float" office:value="89.835" calcext:value-type="float">
            <text:p>89.835</text:p>
          </table:table-cell>
          <table:table-cell table:formula="of:=[.F319]-[.G319]" office:value-type="float" office:value="64.119" calcext:value-type="float">
            <text:p>64.119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143.179" calcext:value-type="float">
            <text:p>143.179</text:p>
          </table:table-cell>
          <table:table-cell office:value-type="float" office:value="87.997" calcext:value-type="float">
            <text:p>87.997</text:p>
          </table:table-cell>
          <table:table-cell table:formula="of:=[.B320]-[.C320]" office:value-type="float" office:value="55.182" calcext:value-type="float">
            <text:p>55.182</text:p>
          </table:table-cell>
          <table:table-cell/>
          <table:table-cell office:value-type="float" office:value="152.617" calcext:value-type="float">
            <text:p>152.617</text:p>
          </table:table-cell>
          <table:table-cell office:value-type="float" office:value="88.41" calcext:value-type="float">
            <text:p>88.41</text:p>
          </table:table-cell>
          <table:table-cell table:formula="of:=[.F320]-[.G320]" office:value-type="float" office:value="64.207" calcext:value-type="float">
            <text:p>64.207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172.809" calcext:value-type="float">
            <text:p>172.809</text:p>
          </table:table-cell>
          <table:table-cell office:value-type="float" office:value="84.397" calcext:value-type="float">
            <text:p>84.397</text:p>
          </table:table-cell>
          <table:table-cell table:formula="of:=[.B321]-[.C321]" office:value-type="float" office:value="88.412" calcext:value-type="float">
            <text:p>88.412</text:p>
          </table:table-cell>
          <table:table-cell/>
          <table:table-cell office:value-type="float" office:value="148.833" calcext:value-type="float">
            <text:p>148.833</text:p>
          </table:table-cell>
          <table:table-cell office:value-type="float" office:value="93.557" calcext:value-type="float">
            <text:p>93.557</text:p>
          </table:table-cell>
          <table:table-cell table:formula="of:=[.F321]-[.G321]" office:value-type="float" office:value="55.276" calcext:value-type="float">
            <text:p>55.276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160.481" calcext:value-type="float">
            <text:p>160.481</text:p>
          </table:table-cell>
          <table:table-cell office:value-type="float" office:value="93.953" calcext:value-type="float">
            <text:p>93.953</text:p>
          </table:table-cell>
          <table:table-cell table:formula="of:=[.B322]-[.C322]" office:value-type="float" office:value="66.528" calcext:value-type="float">
            <text:p>66.528</text:p>
          </table:table-cell>
          <table:table-cell/>
          <table:table-cell office:value-type="float" office:value="161.393" calcext:value-type="float">
            <text:p>161.393</text:p>
          </table:table-cell>
          <table:table-cell office:value-type="float" office:value="96.015" calcext:value-type="float">
            <text:p>96.015</text:p>
          </table:table-cell>
          <table:table-cell table:formula="of:=[.F322]-[.G322]" office:value-type="float" office:value="65.378" calcext:value-type="float">
            <text:p>65.378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151.622" calcext:value-type="float">
            <text:p>151.622</text:p>
          </table:table-cell>
          <table:table-cell office:value-type="float" office:value="80.839" calcext:value-type="float">
            <text:p>80.839</text:p>
          </table:table-cell>
          <table:table-cell table:formula="of:=[.B323]-[.C323]" office:value-type="float" office:value="70.783" calcext:value-type="float">
            <text:p>70.783</text:p>
          </table:table-cell>
          <table:table-cell/>
          <table:table-cell office:value-type="float" office:value="143.869" calcext:value-type="float">
            <text:p>143.869</text:p>
          </table:table-cell>
          <table:table-cell office:value-type="float" office:value="96.927" calcext:value-type="float">
            <text:p>96.927</text:p>
          </table:table-cell>
          <table:table-cell table:formula="of:=[.F323]-[.G323]" office:value-type="float" office:value="46.942" calcext:value-type="float">
            <text:p>46.942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166.309" calcext:value-type="float">
            <text:p>166.309</text:p>
          </table:table-cell>
          <table:table-cell office:value-type="float" office:value="87.433" calcext:value-type="float">
            <text:p>87.433</text:p>
          </table:table-cell>
          <table:table-cell table:formula="of:=[.B324]-[.C324]" office:value-type="float" office:value="78.876" calcext:value-type="float">
            <text:p>78.876</text:p>
          </table:table-cell>
          <table:table-cell/>
          <table:table-cell office:value-type="float" office:value="160.459" calcext:value-type="float">
            <text:p>160.459</text:p>
          </table:table-cell>
          <table:table-cell office:value-type="float" office:value="95.719" calcext:value-type="float">
            <text:p>95.719</text:p>
          </table:table-cell>
          <table:table-cell table:formula="of:=[.F324]-[.G324]" office:value-type="float" office:value="64.74" calcext:value-type="float">
            <text:p>64.74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176.675" calcext:value-type="float">
            <text:p>176.675</text:p>
          </table:table-cell>
          <table:table-cell office:value-type="float" office:value="88.225" calcext:value-type="float">
            <text:p>88.225</text:p>
          </table:table-cell>
          <table:table-cell table:formula="of:=[.B325]-[.C325]" office:value-type="float" office:value="88.45" calcext:value-type="float">
            <text:p>88.45</text:p>
          </table:table-cell>
          <table:table-cell/>
          <table:table-cell office:value-type="float" office:value="210.599" calcext:value-type="float">
            <text:p>210.599</text:p>
          </table:table-cell>
          <table:table-cell office:value-type="float" office:value="75.653" calcext:value-type="float">
            <text:p>75.653</text:p>
          </table:table-cell>
          <table:table-cell table:formula="of:=[.F325]-[.G325]" office:value-type="float" office:value="134.946" calcext:value-type="float">
            <text:p>134.946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172.075" calcext:value-type="float">
            <text:p>172.075</text:p>
          </table:table-cell>
          <table:table-cell office:value-type="float" office:value="92.489" calcext:value-type="float">
            <text:p>92.489</text:p>
          </table:table-cell>
          <table:table-cell table:formula="of:=[.B326]-[.C326]" office:value-type="float" office:value="79.586" calcext:value-type="float">
            <text:p>79.586</text:p>
          </table:table-cell>
          <table:table-cell/>
          <table:table-cell office:value-type="float" office:value="209.195" calcext:value-type="float">
            <text:p>209.195</text:p>
          </table:table-cell>
          <table:table-cell office:value-type="float" office:value="100.248" calcext:value-type="float">
            <text:p>100.248</text:p>
          </table:table-cell>
          <table:table-cell table:formula="of:=[.F326]-[.G326]" office:value-type="float" office:value="108.947" calcext:value-type="float">
            <text:p>108.947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153.777" calcext:value-type="float">
            <text:p>153.777</text:p>
          </table:table-cell>
          <table:table-cell office:value-type="float" office:value="92.147" calcext:value-type="float">
            <text:p>92.147</text:p>
          </table:table-cell>
          <table:table-cell table:formula="of:=[.B327]-[.C327]" office:value-type="float" office:value="61.63" calcext:value-type="float">
            <text:p>61.63</text:p>
          </table:table-cell>
          <table:table-cell/>
          <table:table-cell office:value-type="float" office:value="150.405" calcext:value-type="float">
            <text:p>150.405</text:p>
          </table:table-cell>
          <table:table-cell office:value-type="float" office:value="93.754" calcext:value-type="float">
            <text:p>93.754</text:p>
          </table:table-cell>
          <table:table-cell table:formula="of:=[.F327]-[.G327]" office:value-type="float" office:value="56.651" calcext:value-type="float">
            <text:p>56.651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151.41" calcext:value-type="float">
            <text:p>151.41</text:p>
          </table:table-cell>
          <table:table-cell office:value-type="float" office:value="90.943" calcext:value-type="float">
            <text:p>90.943</text:p>
          </table:table-cell>
          <table:table-cell table:formula="of:=[.B328]-[.C328]" office:value-type="float" office:value="60.467" calcext:value-type="float">
            <text:p>60.467</text:p>
          </table:table-cell>
          <table:table-cell/>
          <table:table-cell office:value-type="float" office:value="146.893" calcext:value-type="float">
            <text:p>146.893</text:p>
          </table:table-cell>
          <table:table-cell office:value-type="float" office:value="81.483" calcext:value-type="float">
            <text:p>81.483</text:p>
          </table:table-cell>
          <table:table-cell table:formula="of:=[.F328]-[.G328]" office:value-type="float" office:value="65.41" calcext:value-type="float">
            <text:p>65.41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167.058" calcext:value-type="float">
            <text:p>167.058</text:p>
          </table:table-cell>
          <table:table-cell office:value-type="float" office:value="106.766" calcext:value-type="float">
            <text:p>106.766</text:p>
          </table:table-cell>
          <table:table-cell table:formula="of:=[.B329]-[.C329]" office:value-type="float" office:value="60.292" calcext:value-type="float">
            <text:p>60.292</text:p>
          </table:table-cell>
          <table:table-cell/>
          <table:table-cell office:value-type="float" office:value="138.014" calcext:value-type="float">
            <text:p>138.014</text:p>
          </table:table-cell>
          <table:table-cell office:value-type="float" office:value="86.211" calcext:value-type="float">
            <text:p>86.211</text:p>
          </table:table-cell>
          <table:table-cell table:formula="of:=[.F329]-[.G329]" office:value-type="float" office:value="51.803" calcext:value-type="float">
            <text:p>51.803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157.446" calcext:value-type="float">
            <text:p>157.446</text:p>
          </table:table-cell>
          <table:table-cell office:value-type="float" office:value="96.397" calcext:value-type="float">
            <text:p>96.397</text:p>
          </table:table-cell>
          <table:table-cell table:formula="of:=[.B330]-[.C330]" office:value-type="float" office:value="61.049" calcext:value-type="float">
            <text:p>61.049</text:p>
          </table:table-cell>
          <table:table-cell/>
          <table:table-cell office:value-type="float" office:value="142.804" calcext:value-type="float">
            <text:p>142.804</text:p>
          </table:table-cell>
          <table:table-cell office:value-type="float" office:value="90.551" calcext:value-type="float">
            <text:p>90.551</text:p>
          </table:table-cell>
          <table:table-cell table:formula="of:=[.F330]-[.G330]" office:value-type="float" office:value="52.253" calcext:value-type="float">
            <text:p>52.253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141.937" calcext:value-type="float">
            <text:p>141.937</text:p>
          </table:table-cell>
          <table:table-cell office:value-type="float" office:value="103.094" calcext:value-type="float">
            <text:p>103.094</text:p>
          </table:table-cell>
          <table:table-cell table:formula="of:=[.B331]-[.C331]" office:value-type="float" office:value="38.843" calcext:value-type="float">
            <text:p>38.843</text:p>
          </table:table-cell>
          <table:table-cell/>
          <table:table-cell office:value-type="float" office:value="153.987" calcext:value-type="float">
            <text:p>153.987</text:p>
          </table:table-cell>
          <table:table-cell office:value-type="float" office:value="110.647" calcext:value-type="float">
            <text:p>110.647</text:p>
          </table:table-cell>
          <table:table-cell table:formula="of:=[.F331]-[.G331]" office:value-type="float" office:value="43.34" calcext:value-type="float">
            <text:p>43.34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152.753" calcext:value-type="float">
            <text:p>152.753</text:p>
          </table:table-cell>
          <table:table-cell office:value-type="float" office:value="96.531" calcext:value-type="float">
            <text:p>96.531</text:p>
          </table:table-cell>
          <table:table-cell table:formula="of:=[.B332]-[.C332]" office:value-type="float" office:value="56.222" calcext:value-type="float">
            <text:p>56.222</text:p>
          </table:table-cell>
          <table:table-cell/>
          <table:table-cell office:value-type="float" office:value="152.172" calcext:value-type="float">
            <text:p>152.172</text:p>
          </table:table-cell>
          <table:table-cell office:value-type="float" office:value="74.61" calcext:value-type="float">
            <text:p>74.61</text:p>
          </table:table-cell>
          <table:table-cell table:formula="of:=[.F332]-[.G332]" office:value-type="float" office:value="77.562" calcext:value-type="float">
            <text:p>77.562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153.162" calcext:value-type="float">
            <text:p>153.162</text:p>
          </table:table-cell>
          <table:table-cell office:value-type="float" office:value="98.158" calcext:value-type="float">
            <text:p>98.158</text:p>
          </table:table-cell>
          <table:table-cell table:formula="of:=[.B333]-[.C333]" office:value-type="float" office:value="55.004" calcext:value-type="float">
            <text:p>55.004</text:p>
          </table:table-cell>
          <table:table-cell/>
          <table:table-cell office:value-type="float" office:value="167.066" calcext:value-type="float">
            <text:p>167.066</text:p>
          </table:table-cell>
          <table:table-cell office:value-type="float" office:value="95.28" calcext:value-type="float">
            <text:p>95.28</text:p>
          </table:table-cell>
          <table:table-cell table:formula="of:=[.F333]-[.G333]" office:value-type="float" office:value="71.786" calcext:value-type="float">
            <text:p>71.786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167.497" calcext:value-type="float">
            <text:p>167.497</text:p>
          </table:table-cell>
          <table:table-cell office:value-type="float" office:value="103.975" calcext:value-type="float">
            <text:p>103.975</text:p>
          </table:table-cell>
          <table:table-cell table:formula="of:=[.B334]-[.C334]" office:value-type="float" office:value="63.522" calcext:value-type="float">
            <text:p>63.522</text:p>
          </table:table-cell>
          <table:table-cell/>
          <table:table-cell office:value-type="float" office:value="152.893" calcext:value-type="float">
            <text:p>152.893</text:p>
          </table:table-cell>
          <table:table-cell office:value-type="float" office:value="91.01" calcext:value-type="float">
            <text:p>91.01</text:p>
          </table:table-cell>
          <table:table-cell table:formula="of:=[.F334]-[.G334]" office:value-type="float" office:value="61.883" calcext:value-type="float">
            <text:p>61.883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170.597" calcext:value-type="float">
            <text:p>170.597</text:p>
          </table:table-cell>
          <table:table-cell office:value-type="float" office:value="99.293" calcext:value-type="float">
            <text:p>99.293</text:p>
          </table:table-cell>
          <table:table-cell table:formula="of:=[.B335]-[.C335]" office:value-type="float" office:value="71.304" calcext:value-type="float">
            <text:p>71.304</text:p>
          </table:table-cell>
          <table:table-cell/>
          <table:table-cell office:value-type="float" office:value="149.494" calcext:value-type="float">
            <text:p>149.494</text:p>
          </table:table-cell>
          <table:table-cell office:value-type="float" office:value="85.542" calcext:value-type="float">
            <text:p>85.542</text:p>
          </table:table-cell>
          <table:table-cell table:formula="of:=[.F335]-[.G335]" office:value-type="float" office:value="63.952" calcext:value-type="float">
            <text:p>63.952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161.686" calcext:value-type="float">
            <text:p>161.686</text:p>
          </table:table-cell>
          <table:table-cell office:value-type="float" office:value="91.09" calcext:value-type="float">
            <text:p>91.09</text:p>
          </table:table-cell>
          <table:table-cell table:formula="of:=[.B336]-[.C336]" office:value-type="float" office:value="70.596" calcext:value-type="float">
            <text:p>70.596</text:p>
          </table:table-cell>
          <table:table-cell/>
          <table:table-cell office:value-type="float" office:value="145.944" calcext:value-type="float">
            <text:p>145.944</text:p>
          </table:table-cell>
          <table:table-cell office:value-type="float" office:value="85.092" calcext:value-type="float">
            <text:p>85.092</text:p>
          </table:table-cell>
          <table:table-cell table:formula="of:=[.F336]-[.G336]" office:value-type="float" office:value="60.852" calcext:value-type="float">
            <text:p>60.852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146.506" calcext:value-type="float">
            <text:p>146.506</text:p>
          </table:table-cell>
          <table:table-cell office:value-type="float" office:value="100.251" calcext:value-type="float">
            <text:p>100.251</text:p>
          </table:table-cell>
          <table:table-cell table:formula="of:=[.B337]-[.C337]" office:value-type="float" office:value="46.255" calcext:value-type="float">
            <text:p>46.255</text:p>
          </table:table-cell>
          <table:table-cell/>
          <table:table-cell office:value-type="float" office:value="145.726" calcext:value-type="float">
            <text:p>145.726</text:p>
          </table:table-cell>
          <table:table-cell office:value-type="float" office:value="92.989" calcext:value-type="float">
            <text:p>92.989</text:p>
          </table:table-cell>
          <table:table-cell table:formula="of:=[.F337]-[.G337]" office:value-type="float" office:value="52.737" calcext:value-type="float">
            <text:p>52.737</text:p>
          </table:table-cell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151.553" calcext:value-type="float">
            <text:p>151.553</text:p>
          </table:table-cell>
          <table:table-cell office:value-type="float" office:value="88.209" calcext:value-type="float">
            <text:p>88.209</text:p>
          </table:table-cell>
          <table:table-cell table:formula="of:=[.B338]-[.C338]" office:value-type="float" office:value="63.344" calcext:value-type="float">
            <text:p>63.344</text:p>
          </table:table-cell>
          <table:table-cell/>
          <table:table-cell office:value-type="float" office:value="152.552" calcext:value-type="float">
            <text:p>152.552</text:p>
          </table:table-cell>
          <table:table-cell office:value-type="float" office:value="91.19" calcext:value-type="float">
            <text:p>91.19</text:p>
          </table:table-cell>
          <table:table-cell table:formula="of:=[.F338]-[.G338]" office:value-type="float" office:value="61.362" calcext:value-type="float">
            <text:p>61.362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150.731" calcext:value-type="float">
            <text:p>150.731</text:p>
          </table:table-cell>
          <table:table-cell office:value-type="float" office:value="91.069" calcext:value-type="float">
            <text:p>91.069</text:p>
          </table:table-cell>
          <table:table-cell table:formula="of:=[.B339]-[.C339]" office:value-type="float" office:value="59.662" calcext:value-type="float">
            <text:p>59.662</text:p>
          </table:table-cell>
          <table:table-cell/>
          <table:table-cell office:value-type="float" office:value="154.728" calcext:value-type="float">
            <text:p>154.728</text:p>
          </table:table-cell>
          <table:table-cell office:value-type="float" office:value="88.582" calcext:value-type="float">
            <text:p>88.582</text:p>
          </table:table-cell>
          <table:table-cell table:formula="of:=[.F339]-[.G339]" office:value-type="float" office:value="66.146" calcext:value-type="float">
            <text:p>66.146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144.995" calcext:value-type="float">
            <text:p>144.995</text:p>
          </table:table-cell>
          <table:table-cell office:value-type="float" office:value="91.61" calcext:value-type="float">
            <text:p>91.61</text:p>
          </table:table-cell>
          <table:table-cell table:formula="of:=[.B340]-[.C340]" office:value-type="float" office:value="53.385" calcext:value-type="float">
            <text:p>53.385</text:p>
          </table:table-cell>
          <table:table-cell/>
          <table:table-cell office:value-type="float" office:value="152.773" calcext:value-type="float">
            <text:p>152.773</text:p>
          </table:table-cell>
          <table:table-cell office:value-type="float" office:value="96.054" calcext:value-type="float">
            <text:p>96.054</text:p>
          </table:table-cell>
          <table:table-cell table:formula="of:=[.F340]-[.G340]" office:value-type="float" office:value="56.719" calcext:value-type="float">
            <text:p>56.719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133.928" calcext:value-type="float">
            <text:p>133.928</text:p>
          </table:table-cell>
          <table:table-cell office:value-type="float" office:value="107.028" calcext:value-type="float">
            <text:p>107.028</text:p>
          </table:table-cell>
          <table:table-cell table:formula="of:=[.B341]-[.C341]" office:value-type="float" office:value="26.9" calcext:value-type="float">
            <text:p>26.9</text:p>
          </table:table-cell>
          <table:table-cell/>
          <table:table-cell office:value-type="float" office:value="156.42" calcext:value-type="float">
            <text:p>156.42</text:p>
          </table:table-cell>
          <table:table-cell office:value-type="float" office:value="83.169" calcext:value-type="float">
            <text:p>83.169</text:p>
          </table:table-cell>
          <table:table-cell table:formula="of:=[.F341]-[.G341]" office:value-type="float" office:value="73.251" calcext:value-type="float">
            <text:p>73.251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159.171" calcext:value-type="float">
            <text:p>159.171</text:p>
          </table:table-cell>
          <table:table-cell office:value-type="float" office:value="111.86" calcext:value-type="float">
            <text:p>111.86</text:p>
          </table:table-cell>
          <table:table-cell table:formula="of:=[.B342]-[.C342]" office:value-type="float" office:value="47.311" calcext:value-type="float">
            <text:p>47.311</text:p>
          </table:table-cell>
          <table:table-cell/>
          <table:table-cell office:value-type="float" office:value="161.517" calcext:value-type="float">
            <text:p>161.517</text:p>
          </table:table-cell>
          <table:table-cell office:value-type="float" office:value="108.585" calcext:value-type="float">
            <text:p>108.585</text:p>
          </table:table-cell>
          <table:table-cell table:formula="of:=[.F342]-[.G342]" office:value-type="float" office:value="52.932" calcext:value-type="float">
            <text:p>52.932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148.952" calcext:value-type="float">
            <text:p>148.952</text:p>
          </table:table-cell>
          <table:table-cell office:value-type="float" office:value="105.907" calcext:value-type="float">
            <text:p>105.907</text:p>
          </table:table-cell>
          <table:table-cell table:formula="of:=[.B343]-[.C343]" office:value-type="float" office:value="43.045" calcext:value-type="float">
            <text:p>43.045</text:p>
          </table:table-cell>
          <table:table-cell/>
          <table:table-cell office:value-type="float" office:value="153.555" calcext:value-type="float">
            <text:p>153.555</text:p>
          </table:table-cell>
          <table:table-cell office:value-type="float" office:value="92.396" calcext:value-type="float">
            <text:p>92.396</text:p>
          </table:table-cell>
          <table:table-cell table:formula="of:=[.F343]-[.G343]" office:value-type="float" office:value="61.159" calcext:value-type="float">
            <text:p>61.159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167.767" calcext:value-type="float">
            <text:p>167.767</text:p>
          </table:table-cell>
          <table:table-cell office:value-type="float" office:value="99.661" calcext:value-type="float">
            <text:p>99.661</text:p>
          </table:table-cell>
          <table:table-cell table:formula="of:=[.B344]-[.C344]" office:value-type="float" office:value="68.106" calcext:value-type="float">
            <text:p>68.106</text:p>
          </table:table-cell>
          <table:table-cell/>
          <table:table-cell office:value-type="float" office:value="172.114" calcext:value-type="float">
            <text:p>172.114</text:p>
          </table:table-cell>
          <table:table-cell office:value-type="float" office:value="82.993" calcext:value-type="float">
            <text:p>82.993</text:p>
          </table:table-cell>
          <table:table-cell table:formula="of:=[.F344]-[.G344]" office:value-type="float" office:value="89.121" calcext:value-type="float">
            <text:p>89.121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161.655" calcext:value-type="float">
            <text:p>161.655</text:p>
          </table:table-cell>
          <table:table-cell office:value-type="float" office:value="98.726" calcext:value-type="float">
            <text:p>98.726</text:p>
          </table:table-cell>
          <table:table-cell table:formula="of:=[.B345]-[.C345]" office:value-type="float" office:value="62.929" calcext:value-type="float">
            <text:p>62.929</text:p>
          </table:table-cell>
          <table:table-cell/>
          <table:table-cell office:value-type="float" office:value="168.197" calcext:value-type="float">
            <text:p>168.197</text:p>
          </table:table-cell>
          <table:table-cell office:value-type="float" office:value="91.114" calcext:value-type="float">
            <text:p>91.114</text:p>
          </table:table-cell>
          <table:table-cell table:formula="of:=[.F345]-[.G345]" office:value-type="float" office:value="77.083" calcext:value-type="float">
            <text:p>77.083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164.414" calcext:value-type="float">
            <text:p>164.414</text:p>
          </table:table-cell>
          <table:table-cell office:value-type="float" office:value="110.47" calcext:value-type="float">
            <text:p>110.47</text:p>
          </table:table-cell>
          <table:table-cell table:formula="of:=[.B346]-[.C346]" office:value-type="float" office:value="53.944" calcext:value-type="float">
            <text:p>53.944</text:p>
          </table:table-cell>
          <table:table-cell/>
          <table:table-cell office:value-type="float" office:value="153.679" calcext:value-type="float">
            <text:p>153.679</text:p>
          </table:table-cell>
          <table:table-cell office:value-type="float" office:value="89.12" calcext:value-type="float">
            <text:p>89.12</text:p>
          </table:table-cell>
          <table:table-cell table:formula="of:=[.F346]-[.G346]" office:value-type="float" office:value="64.559" calcext:value-type="float">
            <text:p>64.559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153.115" calcext:value-type="float">
            <text:p>153.115</text:p>
          </table:table-cell>
          <table:table-cell office:value-type="float" office:value="90.113" calcext:value-type="float">
            <text:p>90.113</text:p>
          </table:table-cell>
          <table:table-cell table:formula="of:=[.B347]-[.C347]" office:value-type="float" office:value="63.002" calcext:value-type="float">
            <text:p>63.002</text:p>
          </table:table-cell>
          <table:table-cell/>
          <table:table-cell office:value-type="float" office:value="151.067" calcext:value-type="float">
            <text:p>151.067</text:p>
          </table:table-cell>
          <table:table-cell office:value-type="float" office:value="100.345" calcext:value-type="float">
            <text:p>100.345</text:p>
          </table:table-cell>
          <table:table-cell table:formula="of:=[.F347]-[.G347]" office:value-type="float" office:value="50.722" calcext:value-type="float">
            <text:p>50.722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147.586" calcext:value-type="float">
            <text:p>147.586</text:p>
          </table:table-cell>
          <table:table-cell office:value-type="float" office:value="82.54" calcext:value-type="float">
            <text:p>82.54</text:p>
          </table:table-cell>
          <table:table-cell table:formula="of:=[.B348]-[.C348]" office:value-type="float" office:value="65.046" calcext:value-type="float">
            <text:p>65.046</text:p>
          </table:table-cell>
          <table:table-cell/>
          <table:table-cell office:value-type="float" office:value="165.186" calcext:value-type="float">
            <text:p>165.186</text:p>
          </table:table-cell>
          <table:table-cell office:value-type="float" office:value="85.588" calcext:value-type="float">
            <text:p>85.588</text:p>
          </table:table-cell>
          <table:table-cell table:formula="of:=[.F348]-[.G348]" office:value-type="float" office:value="79.598" calcext:value-type="float">
            <text:p>79.598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261.649" calcext:value-type="float">
            <text:p>261.649</text:p>
          </table:table-cell>
          <table:table-cell office:value-type="float" office:value="103.979" calcext:value-type="float">
            <text:p>103.979</text:p>
          </table:table-cell>
          <table:table-cell table:formula="of:=[.B349]-[.C349]" office:value-type="float" office:value="157.67" calcext:value-type="float">
            <text:p>157.67</text:p>
          </table:table-cell>
          <table:table-cell/>
          <table:table-cell office:value-type="float" office:value="168.375" calcext:value-type="float">
            <text:p>168.375</text:p>
          </table:table-cell>
          <table:table-cell office:value-type="float" office:value="91.171" calcext:value-type="float">
            <text:p>91.171</text:p>
          </table:table-cell>
          <table:table-cell table:formula="of:=[.F349]-[.G349]" office:value-type="float" office:value="77.204" calcext:value-type="float">
            <text:p>77.204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186.398" calcext:value-type="float">
            <text:p>186.398</text:p>
          </table:table-cell>
          <table:table-cell office:value-type="float" office:value="91.75" calcext:value-type="float">
            <text:p>91.75</text:p>
          </table:table-cell>
          <table:table-cell table:formula="of:=[.B350]-[.C350]" office:value-type="float" office:value="94.648" calcext:value-type="float">
            <text:p>94.648</text:p>
          </table:table-cell>
          <table:table-cell/>
          <table:table-cell office:value-type="float" office:value="216.665" calcext:value-type="float">
            <text:p>216.665</text:p>
          </table:table-cell>
          <table:table-cell office:value-type="float" office:value="96.248" calcext:value-type="float">
            <text:p>96.248</text:p>
          </table:table-cell>
          <table:table-cell table:formula="of:=[.F350]-[.G350]" office:value-type="float" office:value="120.417" calcext:value-type="float">
            <text:p>120.417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146.845" calcext:value-type="float">
            <text:p>146.845</text:p>
          </table:table-cell>
          <table:table-cell office:value-type="float" office:value="106.388" calcext:value-type="float">
            <text:p>106.388</text:p>
          </table:table-cell>
          <table:table-cell table:formula="of:=[.B351]-[.C351]" office:value-type="float" office:value="40.457" calcext:value-type="float">
            <text:p>40.457</text:p>
          </table:table-cell>
          <table:table-cell/>
          <table:table-cell office:value-type="float" office:value="166.965" calcext:value-type="float">
            <text:p>166.965</text:p>
          </table:table-cell>
          <table:table-cell office:value-type="float" office:value="98.379" calcext:value-type="float">
            <text:p>98.379</text:p>
          </table:table-cell>
          <table:table-cell table:formula="of:=[.F351]-[.G351]" office:value-type="float" office:value="68.586" calcext:value-type="float">
            <text:p>68.586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148.716" calcext:value-type="float">
            <text:p>148.716</text:p>
          </table:table-cell>
          <table:table-cell office:value-type="float" office:value="91.275" calcext:value-type="float">
            <text:p>91.275</text:p>
          </table:table-cell>
          <table:table-cell table:formula="of:=[.B352]-[.C352]" office:value-type="float" office:value="57.441" calcext:value-type="float">
            <text:p>57.441</text:p>
          </table:table-cell>
          <table:table-cell/>
          <table:table-cell office:value-type="float" office:value="163.499" calcext:value-type="float">
            <text:p>163.499</text:p>
          </table:table-cell>
          <table:table-cell office:value-type="float" office:value="87.731" calcext:value-type="float">
            <text:p>87.731</text:p>
          </table:table-cell>
          <table:table-cell table:formula="of:=[.F352]-[.G352]" office:value-type="float" office:value="75.768" calcext:value-type="float">
            <text:p>75.768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161.21" calcext:value-type="float">
            <text:p>161.21</text:p>
          </table:table-cell>
          <table:table-cell office:value-type="float" office:value="95.129" calcext:value-type="float">
            <text:p>95.129</text:p>
          </table:table-cell>
          <table:table-cell table:formula="of:=[.B353]-[.C353]" office:value-type="float" office:value="66.081" calcext:value-type="float">
            <text:p>66.081</text:p>
          </table:table-cell>
          <table:table-cell/>
          <table:table-cell office:value-type="float" office:value="156.407" calcext:value-type="float">
            <text:p>156.407</text:p>
          </table:table-cell>
          <table:table-cell office:value-type="float" office:value="97.658" calcext:value-type="float">
            <text:p>97.658</text:p>
          </table:table-cell>
          <table:table-cell table:formula="of:=[.F353]-[.G353]" office:value-type="float" office:value="58.749" calcext:value-type="float">
            <text:p>58.749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165.994" calcext:value-type="float">
            <text:p>165.994</text:p>
          </table:table-cell>
          <table:table-cell office:value-type="float" office:value="92.981" calcext:value-type="float">
            <text:p>92.981</text:p>
          </table:table-cell>
          <table:table-cell table:formula="of:=[.B354]-[.C354]" office:value-type="float" office:value="73.013" calcext:value-type="float">
            <text:p>73.013</text:p>
          </table:table-cell>
          <table:table-cell/>
          <table:table-cell office:value-type="float" office:value="150.691" calcext:value-type="float">
            <text:p>150.691</text:p>
          </table:table-cell>
          <table:table-cell office:value-type="float" office:value="92.072" calcext:value-type="float">
            <text:p>92.072</text:p>
          </table:table-cell>
          <table:table-cell table:formula="of:=[.F354]-[.G354]" office:value-type="float" office:value="58.619" calcext:value-type="float">
            <text:p>58.619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149.719" calcext:value-type="float">
            <text:p>149.719</text:p>
          </table:table-cell>
          <table:table-cell office:value-type="float" office:value="88.804" calcext:value-type="float">
            <text:p>88.804</text:p>
          </table:table-cell>
          <table:table-cell table:formula="of:=[.B355]-[.C355]" office:value-type="float" office:value="60.915" calcext:value-type="float">
            <text:p>60.915</text:p>
          </table:table-cell>
          <table:table-cell/>
          <table:table-cell office:value-type="float" office:value="161.472" calcext:value-type="float">
            <text:p>161.472</text:p>
          </table:table-cell>
          <table:table-cell office:value-type="float" office:value="106.174" calcext:value-type="float">
            <text:p>106.174</text:p>
          </table:table-cell>
          <table:table-cell table:formula="of:=[.F355]-[.G355]" office:value-type="float" office:value="55.298" calcext:value-type="float">
            <text:p>55.298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145.679" calcext:value-type="float">
            <text:p>145.679</text:p>
          </table:table-cell>
          <table:table-cell office:value-type="float" office:value="116.705" calcext:value-type="float">
            <text:p>116.705</text:p>
          </table:table-cell>
          <table:table-cell table:formula="of:=[.B356]-[.C356]" office:value-type="float" office:value="28.974" calcext:value-type="float">
            <text:p>28.974</text:p>
          </table:table-cell>
          <table:table-cell/>
          <table:table-cell office:value-type="float" office:value="138.334" calcext:value-type="float">
            <text:p>138.334</text:p>
          </table:table-cell>
          <table:table-cell office:value-type="float" office:value="104.3" calcext:value-type="float">
            <text:p>104.3</text:p>
          </table:table-cell>
          <table:table-cell table:formula="of:=[.F356]-[.G356]" office:value-type="float" office:value="34.034" calcext:value-type="float">
            <text:p>34.034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155.1" calcext:value-type="float">
            <text:p>155.1</text:p>
          </table:table-cell>
          <table:table-cell office:value-type="float" office:value="101.775" calcext:value-type="float">
            <text:p>101.775</text:p>
          </table:table-cell>
          <table:table-cell table:formula="of:=[.B357]-[.C357]" office:value-type="float" office:value="53.325" calcext:value-type="float">
            <text:p>53.325</text:p>
          </table:table-cell>
          <table:table-cell/>
          <table:table-cell office:value-type="float" office:value="148.616" calcext:value-type="float">
            <text:p>148.616</text:p>
          </table:table-cell>
          <table:table-cell office:value-type="float" office:value="97.827" calcext:value-type="float">
            <text:p>97.827</text:p>
          </table:table-cell>
          <table:table-cell table:formula="of:=[.F357]-[.G357]" office:value-type="float" office:value="50.789" calcext:value-type="float">
            <text:p>50.789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140.904" calcext:value-type="float">
            <text:p>140.904</text:p>
          </table:table-cell>
          <table:table-cell office:value-type="float" office:value="102.284" calcext:value-type="float">
            <text:p>102.284</text:p>
          </table:table-cell>
          <table:table-cell table:formula="of:=[.B358]-[.C358]" office:value-type="float" office:value="38.62" calcext:value-type="float">
            <text:p>38.62</text:p>
          </table:table-cell>
          <table:table-cell/>
          <table:table-cell office:value-type="float" office:value="153.44" calcext:value-type="float">
            <text:p>153.44</text:p>
          </table:table-cell>
          <table:table-cell office:value-type="float" office:value="103.853" calcext:value-type="float">
            <text:p>103.853</text:p>
          </table:table-cell>
          <table:table-cell table:formula="of:=[.F358]-[.G358]" office:value-type="float" office:value="49.587" calcext:value-type="float">
            <text:p>49.587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149.932" calcext:value-type="float">
            <text:p>149.932</text:p>
          </table:table-cell>
          <table:table-cell office:value-type="float" office:value="111.92" calcext:value-type="float">
            <text:p>111.92</text:p>
          </table:table-cell>
          <table:table-cell table:formula="of:=[.B359]-[.C359]" office:value-type="float" office:value="38.012" calcext:value-type="float">
            <text:p>38.012</text:p>
          </table:table-cell>
          <table:table-cell/>
          <table:table-cell office:value-type="float" office:value="142.33" calcext:value-type="float">
            <text:p>142.33</text:p>
          </table:table-cell>
          <table:table-cell office:value-type="float" office:value="110.085" calcext:value-type="float">
            <text:p>110.085</text:p>
          </table:table-cell>
          <table:table-cell table:formula="of:=[.F359]-[.G359]" office:value-type="float" office:value="32.245" calcext:value-type="float">
            <text:p>32.245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156.592" calcext:value-type="float">
            <text:p>156.592</text:p>
          </table:table-cell>
          <table:table-cell office:value-type="float" office:value="96.287" calcext:value-type="float">
            <text:p>96.287</text:p>
          </table:table-cell>
          <table:table-cell table:formula="of:=[.B360]-[.C360]" office:value-type="float" office:value="60.305" calcext:value-type="float">
            <text:p>60.305</text:p>
          </table:table-cell>
          <table:table-cell/>
          <table:table-cell office:value-type="float" office:value="146.99" calcext:value-type="float">
            <text:p>146.99</text:p>
          </table:table-cell>
          <table:table-cell office:value-type="float" office:value="105.602" calcext:value-type="float">
            <text:p>105.602</text:p>
          </table:table-cell>
          <table:table-cell table:formula="of:=[.F360]-[.G360]" office:value-type="float" office:value="41.388" calcext:value-type="float">
            <text:p>41.388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166.32" calcext:value-type="float">
            <text:p>166.32</text:p>
          </table:table-cell>
          <table:table-cell office:value-type="float" office:value="95.481" calcext:value-type="float">
            <text:p>95.481</text:p>
          </table:table-cell>
          <table:table-cell table:formula="of:=[.B361]-[.C361]" office:value-type="float" office:value="70.839" calcext:value-type="float">
            <text:p>70.839</text:p>
          </table:table-cell>
          <table:table-cell/>
          <table:table-cell office:value-type="float" office:value="245.267" calcext:value-type="float">
            <text:p>245.267</text:p>
          </table:table-cell>
          <table:table-cell office:value-type="float" office:value="100.17" calcext:value-type="float">
            <text:p>100.17</text:p>
          </table:table-cell>
          <table:table-cell table:formula="of:=[.F361]-[.G361]" office:value-type="float" office:value="145.097" calcext:value-type="float">
            <text:p>145.097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152.177" calcext:value-type="float">
            <text:p>152.177</text:p>
          </table:table-cell>
          <table:table-cell office:value-type="float" office:value="108.598" calcext:value-type="float">
            <text:p>108.598</text:p>
          </table:table-cell>
          <table:table-cell table:formula="of:=[.B362]-[.C362]" office:value-type="float" office:value="43.579" calcext:value-type="float">
            <text:p>43.579</text:p>
          </table:table-cell>
          <table:table-cell/>
          <table:table-cell office:value-type="float" office:value="284.521" calcext:value-type="float">
            <text:p>284.521</text:p>
          </table:table-cell>
          <table:table-cell office:value-type="float" office:value="100.936" calcext:value-type="float">
            <text:p>100.936</text:p>
          </table:table-cell>
          <table:table-cell table:formula="of:=[.F362]-[.G362]" office:value-type="float" office:value="183.585" calcext:value-type="float">
            <text:p>183.585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163.453" calcext:value-type="float">
            <text:p>163.453</text:p>
          </table:table-cell>
          <table:table-cell office:value-type="float" office:value="106.631" calcext:value-type="float">
            <text:p>106.631</text:p>
          </table:table-cell>
          <table:table-cell table:formula="of:=[.B363]-[.C363]" office:value-type="float" office:value="56.822" calcext:value-type="float">
            <text:p>56.822</text:p>
          </table:table-cell>
          <table:table-cell/>
          <table:table-cell office:value-type="float" office:value="199.418" calcext:value-type="float">
            <text:p>199.418</text:p>
          </table:table-cell>
          <table:table-cell office:value-type="float" office:value="101.613" calcext:value-type="float">
            <text:p>101.613</text:p>
          </table:table-cell>
          <table:table-cell table:formula="of:=[.F363]-[.G363]" office:value-type="float" office:value="97.805" calcext:value-type="float">
            <text:p>97.805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156.249" calcext:value-type="float">
            <text:p>156.249</text:p>
          </table:table-cell>
          <table:table-cell office:value-type="float" office:value="113.498" calcext:value-type="float">
            <text:p>113.498</text:p>
          </table:table-cell>
          <table:table-cell table:formula="of:=[.B364]-[.C364]" office:value-type="float" office:value="42.751" calcext:value-type="float">
            <text:p>42.751</text:p>
          </table:table-cell>
          <table:table-cell/>
          <table:table-cell office:value-type="float" office:value="136.537" calcext:value-type="float">
            <text:p>136.537</text:p>
          </table:table-cell>
          <table:table-cell office:value-type="float" office:value="105.15" calcext:value-type="float">
            <text:p>105.15</text:p>
          </table:table-cell>
          <table:table-cell table:formula="of:=[.F364]-[.G364]" office:value-type="float" office:value="31.387" calcext:value-type="float">
            <text:p>31.387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147.221" calcext:value-type="float">
            <text:p>147.221</text:p>
          </table:table-cell>
          <table:table-cell office:value-type="float" office:value="105.714" calcext:value-type="float">
            <text:p>105.714</text:p>
          </table:table-cell>
          <table:table-cell table:formula="of:=[.B365]-[.C365]" office:value-type="float" office:value="41.507" calcext:value-type="float">
            <text:p>41.507</text:p>
          </table:table-cell>
          <table:table-cell/>
          <table:table-cell office:value-type="float" office:value="133.637" calcext:value-type="float">
            <text:p>133.637</text:p>
          </table:table-cell>
          <table:table-cell office:value-type="float" office:value="117.287" calcext:value-type="float">
            <text:p>117.287</text:p>
          </table:table-cell>
          <table:table-cell table:formula="of:=[.F365]-[.G365]" office:value-type="float" office:value="16.35" calcext:value-type="float">
            <text:p>16.35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153.61" calcext:value-type="float">
            <text:p>153.61</text:p>
          </table:table-cell>
          <table:table-cell office:value-type="float" office:value="103.785" calcext:value-type="float">
            <text:p>103.785</text:p>
          </table:table-cell>
          <table:table-cell table:formula="of:=[.B366]-[.C366]" office:value-type="float" office:value="49.825" calcext:value-type="float">
            <text:p>49.825</text:p>
          </table:table-cell>
          <table:table-cell/>
          <table:table-cell office:value-type="float" office:value="140.459" calcext:value-type="float">
            <text:p>140.459</text:p>
          </table:table-cell>
          <table:table-cell office:value-type="float" office:value="122.705" calcext:value-type="float">
            <text:p>122.705</text:p>
          </table:table-cell>
          <table:table-cell table:formula="of:=[.F366]-[.G366]" office:value-type="float" office:value="17.754" calcext:value-type="float">
            <text:p>17.754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163.411" calcext:value-type="float">
            <text:p>163.411</text:p>
          </table:table-cell>
          <table:table-cell office:value-type="float" office:value="104.401" calcext:value-type="float">
            <text:p>104.401</text:p>
          </table:table-cell>
          <table:table-cell table:formula="of:=[.B367]-[.C367]" office:value-type="float" office:value="59.01" calcext:value-type="float">
            <text:p>59.01</text:p>
          </table:table-cell>
          <table:table-cell/>
          <table:table-cell office:value-type="float" office:value="164.054" calcext:value-type="float">
            <text:p>164.054</text:p>
          </table:table-cell>
          <table:table-cell office:value-type="float" office:value="113.746" calcext:value-type="float">
            <text:p>113.746</text:p>
          </table:table-cell>
          <table:table-cell table:formula="of:=[.F367]-[.G367]" office:value-type="float" office:value="50.308" calcext:value-type="float">
            <text:p>50.308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170.521" calcext:value-type="float">
            <text:p>170.521</text:p>
          </table:table-cell>
          <table:table-cell office:value-type="float" office:value="106.918" calcext:value-type="float">
            <text:p>106.918</text:p>
          </table:table-cell>
          <table:table-cell table:formula="of:=[.B368]-[.C368]" office:value-type="float" office:value="63.603" calcext:value-type="float">
            <text:p>63.603</text:p>
          </table:table-cell>
          <table:table-cell/>
          <table:table-cell office:value-type="float" office:value="163.161" calcext:value-type="float">
            <text:p>163.161</text:p>
          </table:table-cell>
          <table:table-cell office:value-type="float" office:value="98.017" calcext:value-type="float">
            <text:p>98.017</text:p>
          </table:table-cell>
          <table:table-cell table:formula="of:=[.F368]-[.G368]" office:value-type="float" office:value="65.144" calcext:value-type="float">
            <text:p>65.144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159.693" calcext:value-type="float">
            <text:p>159.693</text:p>
          </table:table-cell>
          <table:table-cell office:value-type="float" office:value="98.79" calcext:value-type="float">
            <text:p>98.79</text:p>
          </table:table-cell>
          <table:table-cell table:formula="of:=[.B369]-[.C369]" office:value-type="float" office:value="60.903" calcext:value-type="float">
            <text:p>60.903</text:p>
          </table:table-cell>
          <table:table-cell/>
          <table:table-cell office:value-type="float" office:value="138.852" calcext:value-type="float">
            <text:p>138.852</text:p>
          </table:table-cell>
          <table:table-cell office:value-type="float" office:value="109.409" calcext:value-type="float">
            <text:p>109.409</text:p>
          </table:table-cell>
          <table:table-cell table:formula="of:=[.F369]-[.G369]" office:value-type="float" office:value="29.443" calcext:value-type="float">
            <text:p>29.443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158.332" calcext:value-type="float">
            <text:p>158.332</text:p>
          </table:table-cell>
          <table:table-cell office:value-type="float" office:value="109.525" calcext:value-type="float">
            <text:p>109.525</text:p>
          </table:table-cell>
          <table:table-cell table:formula="of:=[.B370]-[.C370]" office:value-type="float" office:value="48.807" calcext:value-type="float">
            <text:p>48.807</text:p>
          </table:table-cell>
          <table:table-cell/>
          <table:table-cell office:value-type="float" office:value="148.229" calcext:value-type="float">
            <text:p>148.229</text:p>
          </table:table-cell>
          <table:table-cell office:value-type="float" office:value="90.005" calcext:value-type="float">
            <text:p>90.005</text:p>
          </table:table-cell>
          <table:table-cell table:formula="of:=[.F370]-[.G370]" office:value-type="float" office:value="58.224" calcext:value-type="float">
            <text:p>58.224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80.531" calcext:value-type="float">
            <text:p>480.531</text:p>
          </table:table-cell>
          <table:table-cell office:value-type="float" office:value="119.9" calcext:value-type="float">
            <text:p>119.9</text:p>
          </table:table-cell>
          <table:table-cell table:formula="of:=[.B371]-[.C371]" office:value-type="float" office:value="360.631" calcext:value-type="float">
            <text:p>360.631</text:p>
          </table:table-cell>
          <table:table-cell/>
          <table:table-cell office:value-type="float" office:value="138.508" calcext:value-type="float">
            <text:p>138.508</text:p>
          </table:table-cell>
          <table:table-cell office:value-type="float" office:value="96.916" calcext:value-type="float">
            <text:p>96.916</text:p>
          </table:table-cell>
          <table:table-cell table:formula="of:=[.F371]-[.G371]" office:value-type="float" office:value="41.592" calcext:value-type="float">
            <text:p>41.592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40.542" calcext:value-type="float">
            <text:p>540.542</text:p>
          </table:table-cell>
          <table:table-cell office:value-type="float" office:value="101.447" calcext:value-type="float">
            <text:p>101.447</text:p>
          </table:table-cell>
          <table:table-cell table:formula="of:=[.B372]-[.C372]" office:value-type="float" office:value="439.095" calcext:value-type="float">
            <text:p>439.095</text:p>
          </table:table-cell>
          <table:table-cell/>
          <table:table-cell office:value-type="float" office:value="161.521" calcext:value-type="float">
            <text:p>161.521</text:p>
          </table:table-cell>
          <table:table-cell office:value-type="float" office:value="98.79" calcext:value-type="float">
            <text:p>98.79</text:p>
          </table:table-cell>
          <table:table-cell table:formula="of:=[.F372]-[.G372]" office:value-type="float" office:value="62.731" calcext:value-type="float">
            <text:p>62.731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170.493" calcext:value-type="float">
            <text:p>170.493</text:p>
          </table:table-cell>
          <table:table-cell office:value-type="float" office:value="109.178" calcext:value-type="float">
            <text:p>109.178</text:p>
          </table:table-cell>
          <table:table-cell table:formula="of:=[.B373]-[.C373]" office:value-type="float" office:value="61.315" calcext:value-type="float">
            <text:p>61.315</text:p>
          </table:table-cell>
          <table:table-cell/>
          <table:table-cell office:value-type="float" office:value="164.932" calcext:value-type="float">
            <text:p>164.932</text:p>
          </table:table-cell>
          <table:table-cell office:value-type="float" office:value="118.859" calcext:value-type="float">
            <text:p>118.859</text:p>
          </table:table-cell>
          <table:table-cell table:formula="of:=[.F373]-[.G373]" office:value-type="float" office:value="46.073" calcext:value-type="float">
            <text:p>46.073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212.218" calcext:value-type="float">
            <text:p>212.218</text:p>
          </table:table-cell>
          <table:table-cell office:value-type="float" office:value="116.147" calcext:value-type="float">
            <text:p>116.147</text:p>
          </table:table-cell>
          <table:table-cell table:formula="of:=[.B374]-[.C374]" office:value-type="float" office:value="96.071" calcext:value-type="float">
            <text:p>96.071</text:p>
          </table:table-cell>
          <table:table-cell/>
          <table:table-cell office:value-type="float" office:value="172.633" calcext:value-type="float">
            <text:p>172.633</text:p>
          </table:table-cell>
          <table:table-cell office:value-type="float" office:value="114.035" calcext:value-type="float">
            <text:p>114.035</text:p>
          </table:table-cell>
          <table:table-cell table:formula="of:=[.F374]-[.G374]" office:value-type="float" office:value="58.598" calcext:value-type="float">
            <text:p>58.598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294.968" calcext:value-type="float">
            <text:p>294.968</text:p>
          </table:table-cell>
          <table:table-cell office:value-type="float" office:value="97.246" calcext:value-type="float">
            <text:p>97.246</text:p>
          </table:table-cell>
          <table:table-cell table:formula="of:=[.B375]-[.C375]" office:value-type="float" office:value="197.722" calcext:value-type="float">
            <text:p>197.722</text:p>
          </table:table-cell>
          <table:table-cell/>
          <table:table-cell office:value-type="float" office:value="332.444" calcext:value-type="float">
            <text:p>332.444</text:p>
          </table:table-cell>
          <table:table-cell office:value-type="float" office:value="102.361" calcext:value-type="float">
            <text:p>102.361</text:p>
          </table:table-cell>
          <table:table-cell table:formula="of:=[.F375]-[.G375]" office:value-type="float" office:value="230.083" calcext:value-type="float">
            <text:p>230.083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182.245" calcext:value-type="float">
            <text:p>182.245</text:p>
          </table:table-cell>
          <table:table-cell office:value-type="float" office:value="105.887" calcext:value-type="float">
            <text:p>105.887</text:p>
          </table:table-cell>
          <table:table-cell table:formula="of:=[.B376]-[.C376]" office:value-type="float" office:value="76.358" calcext:value-type="float">
            <text:p>76.358</text:p>
          </table:table-cell>
          <table:table-cell/>
          <table:table-cell office:value-type="float" office:value="149.028" calcext:value-type="float">
            <text:p>149.028</text:p>
          </table:table-cell>
          <table:table-cell office:value-type="float" office:value="113.636" calcext:value-type="float">
            <text:p>113.636</text:p>
          </table:table-cell>
          <table:table-cell table:formula="of:=[.F376]-[.G376]" office:value-type="float" office:value="35.392" calcext:value-type="float">
            <text:p>35.392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142.192" calcext:value-type="float">
            <text:p>142.192</text:p>
          </table:table-cell>
          <table:table-cell office:value-type="float" office:value="119.996" calcext:value-type="float">
            <text:p>119.996</text:p>
          </table:table-cell>
          <table:table-cell table:formula="of:=[.B377]-[.C377]" office:value-type="float" office:value="22.196" calcext:value-type="float">
            <text:p>22.196</text:p>
          </table:table-cell>
          <table:table-cell/>
          <table:table-cell office:value-type="float" office:value="148.849" calcext:value-type="float">
            <text:p>148.849</text:p>
          </table:table-cell>
          <table:table-cell office:value-type="float" office:value="101.143" calcext:value-type="float">
            <text:p>101.143</text:p>
          </table:table-cell>
          <table:table-cell table:formula="of:=[.F377]-[.G377]" office:value-type="float" office:value="47.706" calcext:value-type="float">
            <text:p>47.706</text:p>
          </table:table-cell>
        </table:table-row>
        <table:table-row table:style-name="ro1">
          <table:table-cell office:value-type="string" calcext:value-type="string">
            <text:p>Sun Mar 15 16:57:35 2015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16T18:23:25.459513409</meta:creation-date>
    <dc:date>2015-03-16T18:28:28.647951507</dc:date>
    <meta:editing-duration>PT5M19S</meta:editing-duration>
    <meta:editing-cycles>2</meta:editing-cycles>
    <meta:generator>LibreOffice/4.3.3.2$Linux_X86_64 LibreOffice_project/430m0$Build-2</meta:generator>
    <meta:document-statistic meta:table-count="1" meta:cell-count="2638" meta:object-count="0"/>
  </office:meta>
</office:document-meta>
</file>